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5" table:number-columns-repeated="16274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1-01T00:00:00" table:style-name="ce5">
            <text:p>2019/1/1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41090" table:style-name="ce6">
            <text:p>41,090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1648" table:style-name="ce6">
            <text:p>11,648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2765" table:style-name="ce6">
            <text:p>12,765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23258" table:style-name="ce6">
            <text:p>23,258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20089" table:style-name="ce6">
            <text:p>20,089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18639" table:style-name="ce6">
            <text:p>18,639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169346" table:style-name="ce6">
            <text:p>169,346<text:s/></text:p>
          </table:table-cell>
          <table:table-cell office:value-type="float" office:value="38049" table:style-name="ce6">
            <text:p>38,049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27231" table:style-name="ce6">
            <text:p>27,231<text:s/></text:p>
          </table:table-cell>
          <table:table-cell office:value-type="float" office:value="30552" table:style-name="ce6">
            <text:p>30,552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17102" table:style-name="ce6">
            <text:p>17,102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20712" table:style-name="ce6">
            <text:p>20,712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43665" table:style-name="ce6">
            <text:p>43,665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14943" table:style-name="ce6">
            <text:p>14,943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21081" table:style-name="ce6">
            <text:p>21,081<text:s/></text:p>
          </table:table-cell>
          <table:table-cell office:value-type="float" office:value="42130" table:style-name="ce6">
            <text:p>42,130<text:s/></text:p>
          </table:table-cell>
          <table:table-cell office:value-type="float" office:value="26278" table:style-name="ce6">
            <text:p>26,278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32640" table:style-name="ce6">
            <text:p>32,640<text:s/></text:p>
          </table:table-cell>
          <table:table-cell office:value-type="float" office:value="76789" table:style-name="ce6">
            <text:p>76,789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24764" table:style-name="ce6">
            <text:p>24,764<text:s/></text:p>
          </table:table-cell>
          <table:table-cell office:value-type="float" office:value="25633" table:style-name="ce6">
            <text:p>25,633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49731" table:style-name="ce6">
            <text:p>49,731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15236" table:style-name="ce6">
            <text:p>15,236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28485" table:style-name="ce6">
            <text:p>28,485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10637" table:style-name="ce6">
            <text:p>10,637<text:s/></text:p>
          </table:table-cell>
          <table:table-cell office:value-type="float" office:value="16398" table:style-name="ce6">
            <text:p>16,398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16086" table:style-name="ce6">
            <text:p>16,086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9665" table:style-name="ce6">
            <text:p>19,665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6144" table:style-name="ce6">
            <text:p>6,144<text:s/></text:p>
          </table:table-cell>
          <table:table-cell office:value-type="float" office:value="6359" table:style-name="ce6">
            <text:p>6,359<text:s/></text:p>
          </table:table-cell>
          <table:table-cell table:number-columns-repeated="16275"/>
        </table:table-row>
        <table:table-row table:style-name="ro2">
          <table:table-cell office:value-type="date" office:date-value="2019-01-02T00:00:00" table:style-name="ce5">
            <text:p>2019/1/2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43711" table:style-name="ce6">
            <text:p>43,711<text:s/></text:p>
          </table:table-cell>
          <table:table-cell office:value-type="float" office:value="47240" table:style-name="ce6">
            <text:p>47,240<text:s/></text:p>
          </table:table-cell>
          <table:table-cell office:value-type="float" office:value="28054" table:style-name="ce6">
            <text:p>28,054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0857" table:style-name="ce6">
            <text:p>10,857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18044" table:style-name="ce6">
            <text:p>18,044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21938" table:style-name="ce6">
            <text:p>21,938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29361" table:style-name="ce6">
            <text:p>29,361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35578" table:style-name="ce6">
            <text:p>35,578<text:s/></text:p>
          </table:table-cell>
          <table:table-cell office:value-type="float" office:value="29882" table:style-name="ce6">
            <text:p>29,882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39551" table:style-name="ce6">
            <text:p>39,551<text:s/></text:p>
          </table:table-cell>
          <table:table-cell office:value-type="float" office:value="28578" table:style-name="ce6">
            <text:p>28,578<text:s/></text:p>
          </table:table-cell>
          <table:table-cell office:value-type="float" office:value="27016" table:style-name="ce6">
            <text:p>27,016<text:s/></text:p>
          </table:table-cell>
          <table:table-cell office:value-type="float" office:value="22750" table:style-name="ce6">
            <text:p>22,750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142126" table:style-name="ce6">
            <text:p>142,126<text:s/></text:p>
          </table:table-cell>
          <table:table-cell office:value-type="float" office:value="42805" table:style-name="ce6">
            <text:p>42,805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28047" table:style-name="ce6">
            <text:p>28,047<text:s/></text:p>
          </table:table-cell>
          <table:table-cell office:value-type="float" office:value="34402" table:style-name="ce6">
            <text:p>34,402<text:s/></text:p>
          </table:table-cell>
          <table:table-cell office:value-type="float" office:value="30945" table:style-name="ce6">
            <text:p>30,945<text:s/></text:p>
          </table:table-cell>
          <table:table-cell office:value-type="float" office:value="23799" table:style-name="ce6">
            <text:p>23,799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34362" table:style-name="ce6">
            <text:p>34,36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37368" table:style-name="ce6">
            <text:p>37,368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22921" table:style-name="ce6">
            <text:p>22,921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27966" table:style-name="ce6">
            <text:p>27,966<text:s/></text:p>
          </table:table-cell>
          <table:table-cell office:value-type="float" office:value="42466" table:style-name="ce6">
            <text:p>42,466<text:s/></text:p>
          </table:table-cell>
          <table:table-cell office:value-type="float" office:value="42405" table:style-name="ce6">
            <text:p>42,405<text:s/></text:p>
          </table:table-cell>
          <table:table-cell office:value-type="float" office:value="27257" table:style-name="ce6">
            <text:p>27,257<text:s/></text:p>
          </table:table-cell>
          <table:table-cell office:value-type="float" office:value="32236" table:style-name="ce6">
            <text:p>32,236<text:s/></text:p>
          </table:table-cell>
          <table:table-cell office:value-type="float" office:value="70389" table:style-name="ce6">
            <text:p>70,389<text:s/></text:p>
          </table:table-cell>
          <table:table-cell office:value-type="float" office:value="26435" table:style-name="ce6">
            <text:p>26,435<text:s/></text:p>
          </table:table-cell>
          <table:table-cell office:value-type="float" office:value="34611" table:style-name="ce6">
            <text:p>34,611<text:s/></text:p>
          </table:table-cell>
          <table:table-cell office:value-type="float" office:value="36758" table:style-name="ce6">
            <text:p>36,758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62528" table:style-name="ce6">
            <text:p>62,528<text:s/></text:p>
          </table:table-cell>
          <table:table-cell office:value-type="float" office:value="22067" table:style-name="ce6">
            <text:p>22,067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31805" table:style-name="ce6">
            <text:p>31,805<text:s/></text:p>
          </table:table-cell>
          <table:table-cell office:value-type="float" office:value="20749" table:style-name="ce6">
            <text:p>20,749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42692" table:style-name="ce6">
            <text:p>42,692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27323" table:style-name="ce6">
            <text:p>27,323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11730" table:style-name="ce6">
            <text:p>11,730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10110" table:style-name="ce6">
            <text:p>10,110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31782" table:style-name="ce6">
            <text:p>31,782<text:s/></text:p>
          </table:table-cell>
          <table:table-cell office:value-type="float" office:value="28083" table:style-name="ce6">
            <text:p>28,083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2896" table:style-name="ce6">
            <text:p>12,896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9327" table:style-name="ce6">
            <text:p>9,327<text:s/></text:p>
          </table:table-cell>
          <table:table-cell table:number-columns-repeated="16275"/>
        </table:table-row>
        <table:table-row table:style-name="ro2">
          <table:table-cell office:value-type="date" office:date-value="2019-01-03T00:00:00" table:style-name="ce5">
            <text:p>2019/1/3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46168" table:style-name="ce6">
            <text:p>46,168<text:s/></text:p>
          </table:table-cell>
          <table:table-cell office:value-type="float" office:value="48271" table:style-name="ce6">
            <text:p>48,271<text:s/></text:p>
          </table:table-cell>
          <table:table-cell office:value-type="float" office:value="29044" table:style-name="ce6">
            <text:p>29,044<text:s/></text:p>
          </table:table-cell>
          <table:table-cell office:value-type="float" office:value="16494" table:style-name="ce6">
            <text:p>16,494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6189" table:style-name="ce6">
            <text:p>16,189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20736" table:style-name="ce6">
            <text:p>20,736<text:s/></text:p>
          </table:table-cell>
          <table:table-cell office:value-type="float" office:value="18315" table:style-name="ce6">
            <text:p>18,315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29532" table:style-name="ce6">
            <text:p>29,532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17595" table:style-name="ce6">
            <text:p>17,595<text:s/></text:p>
          </table:table-cell>
          <table:table-cell office:value-type="float" office:value="22887" table:style-name="ce6">
            <text:p>22,887<text:s/></text:p>
          </table:table-cell>
          <table:table-cell office:value-type="float" office:value="18058" table:style-name="ce6">
            <text:p>18,058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28243" table:style-name="ce6">
            <text:p>28,243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36524" table:style-name="ce6">
            <text:p>36,524<text:s/></text:p>
          </table:table-cell>
          <table:table-cell office:value-type="float" office:value="30234" table:style-name="ce6">
            <text:p>30,234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40030" table:style-name="ce6">
            <text:p>40,030<text:s/></text:p>
          </table:table-cell>
          <table:table-cell office:value-type="float" office:value="28955" table:style-name="ce6">
            <text:p>28,955<text:s/></text:p>
          </table:table-cell>
          <table:table-cell office:value-type="float" office:value="26812" table:style-name="ce6">
            <text:p>26,812<text:s/></text:p>
          </table:table-cell>
          <table:table-cell office:value-type="float" office:value="22952" table:style-name="ce6">
            <text:p>22,952<text:s/></text:p>
          </table:table-cell>
          <table:table-cell office:value-type="float" office:value="28138" table:style-name="ce6">
            <text:p>28,138<text:s/></text:p>
          </table:table-cell>
          <table:table-cell office:value-type="float" office:value="137518" table:style-name="ce6">
            <text:p>137,518<text:s/></text:p>
          </table:table-cell>
          <table:table-cell office:value-type="float" office:value="42846" table:style-name="ce6">
            <text:p>42,846<text:s/></text:p>
          </table:table-cell>
          <table:table-cell office:value-type="float" office:value="25353" table:style-name="ce6">
            <text:p>25,353<text:s/></text:p>
          </table:table-cell>
          <table:table-cell office:value-type="float" office:value="25364" table:style-name="ce6">
            <text:p>25,364<text:s/></text:p>
          </table:table-cell>
          <table:table-cell office:value-type="float" office:value="27998" table:style-name="ce6">
            <text:p>27,998<text:s/></text:p>
          </table:table-cell>
          <table:table-cell office:value-type="float" office:value="34758" table:style-name="ce6">
            <text:p>34,758<text:s/></text:p>
          </table:table-cell>
          <table:table-cell office:value-type="float" office:value="30762" table:style-name="ce6">
            <text:p>30,762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34236" table:style-name="ce6">
            <text:p>34,236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8866" table:style-name="ce6">
            <text:p>8,866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10014" table:style-name="ce6">
            <text:p>10,014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34846" table:style-name="ce6">
            <text:p>34,846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23198" table:style-name="ce6">
            <text:p>23,198<text:s/></text:p>
          </table:table-cell>
          <table:table-cell office:value-type="float" office:value="25103" table:style-name="ce6">
            <text:p>25,103<text:s/></text:p>
          </table:table-cell>
          <table:table-cell office:value-type="float" office:value="28167" table:style-name="ce6">
            <text:p>28,167<text:s/></text:p>
          </table:table-cell>
          <table:table-cell office:value-type="float" office:value="42769" table:style-name="ce6">
            <text:p>42,769<text:s/></text:p>
          </table:table-cell>
          <table:table-cell office:value-type="float" office:value="42918" table:style-name="ce6">
            <text:p>42,918<text:s/></text:p>
          </table:table-cell>
          <table:table-cell office:value-type="float" office:value="27847" table:style-name="ce6">
            <text:p>27,847<text:s/></text:p>
          </table:table-cell>
          <table:table-cell office:value-type="float" office:value="31973" table:style-name="ce6">
            <text:p>31,973<text:s/></text:p>
          </table:table-cell>
          <table:table-cell office:value-type="float" office:value="70084" table:style-name="ce6">
            <text:p>70,084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34885" table:style-name="ce6">
            <text:p>34,885<text:s/></text:p>
          </table:table-cell>
          <table:table-cell office:value-type="float" office:value="37913" table:style-name="ce6">
            <text:p>37,913<text:s/></text:p>
          </table:table-cell>
          <table:table-cell office:value-type="float" office:value="25088" table:style-name="ce6">
            <text:p>25,088<text:s/></text:p>
          </table:table-cell>
          <table:table-cell office:value-type="float" office:value="62811" table:style-name="ce6">
            <text:p>62,811<text:s/></text:p>
          </table:table-cell>
          <table:table-cell office:value-type="float" office:value="22164" table:style-name="ce6">
            <text:p>22,164<text:s/></text:p>
          </table:table-cell>
          <table:table-cell office:value-type="float" office:value="17491" table:style-name="ce6">
            <text:p>17,491<text:s/></text:p>
          </table:table-cell>
          <table:table-cell office:value-type="float" office:value="16304" table:style-name="ce6">
            <text:p>16,304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32493" table:style-name="ce6">
            <text:p>32,493<text:s/></text:p>
          </table:table-cell>
          <table:table-cell office:value-type="float" office:value="21171" table:style-name="ce6">
            <text:p>21,171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44354" table:style-name="ce6">
            <text:p>44,354<text:s/></text:p>
          </table:table-cell>
          <table:table-cell office:value-type="float" office:value="27514" table:style-name="ce6">
            <text:p>27,514<text:s/></text:p>
          </table:table-cell>
          <table:table-cell office:value-type="float" office:value="27465" table:style-name="ce6">
            <text:p>27,465<text:s/></text:p>
          </table:table-cell>
          <table:table-cell office:value-type="float" office:value="25781" table:style-name="ce6">
            <text:p>25,781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12814" table:style-name="ce6">
            <text:p>12,814<text:s/></text:p>
          </table:table-cell>
          <table:table-cell office:value-type="float" office:value="19267" table:style-name="ce6">
            <text:p>19,267<text:s/></text:p>
          </table:table-cell>
          <table:table-cell office:value-type="float" office:value="31685" table:style-name="ce6">
            <text:p>31,685<text:s/></text:p>
          </table:table-cell>
          <table:table-cell office:value-type="float" office:value="28335" table:style-name="ce6">
            <text:p>28,335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9361" table:style-name="ce6">
            <text:p>9,361<text:s/></text:p>
          </table:table-cell>
          <table:table-cell table:number-columns-repeated="16275"/>
        </table:table-row>
        <table:table-row table:style-name="ro2">
          <table:table-cell office:value-type="date" office:date-value="2019-01-04T00:00:00" table:style-name="ce5">
            <text:p>2019/1/4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47098" table:style-name="ce6">
            <text:p>47,098<text:s/></text:p>
          </table:table-cell>
          <table:table-cell office:value-type="float" office:value="53855" table:style-name="ce6">
            <text:p>53,855<text:s/></text:p>
          </table:table-cell>
          <table:table-cell office:value-type="float" office:value="29826" table:style-name="ce6">
            <text:p>29,826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9534" table:style-name="ce6">
            <text:p>9,534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32010" table:style-name="ce6">
            <text:p>32,010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2174" table:style-name="ce6">
            <text:p>12,174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19489" table:style-name="ce6">
            <text:p>19,489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30504" table:style-name="ce6">
            <text:p>30,504<text:s/></text:p>
          </table:table-cell>
          <table:table-cell office:value-type="float" office:value="20121" table:style-name="ce6">
            <text:p>20,121<text:s/></text:p>
          </table:table-cell>
          <table:table-cell office:value-type="float" office:value="37152" table:style-name="ce6">
            <text:p>37,152<text:s/></text:p>
          </table:table-cell>
          <table:table-cell office:value-type="float" office:value="32691" table:style-name="ce6">
            <text:p>32,691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41080" table:style-name="ce6">
            <text:p>41,080<text:s/></text:p>
          </table:table-cell>
          <table:table-cell office:value-type="float" office:value="29960" table:style-name="ce6">
            <text:p>29,960<text:s/></text:p>
          </table:table-cell>
          <table:table-cell office:value-type="float" office:value="27685" table:style-name="ce6">
            <text:p>27,685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28771" table:style-name="ce6">
            <text:p>28,771<text:s/></text:p>
          </table:table-cell>
          <table:table-cell office:value-type="float" office:value="169310" table:style-name="ce6">
            <text:p>169,310<text:s/></text:p>
          </table:table-cell>
          <table:table-cell office:value-type="float" office:value="47480" table:style-name="ce6">
            <text:p>47,480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26827" table:style-name="ce6">
            <text:p>26,827<text:s/></text:p>
          </table:table-cell>
          <table:table-cell office:value-type="float" office:value="31690" table:style-name="ce6">
            <text:p>31,690<text:s/></text:p>
          </table:table-cell>
          <table:table-cell office:value-type="float" office:value="38173" table:style-name="ce6">
            <text:p>38,173<text:s/></text:p>
          </table:table-cell>
          <table:table-cell office:value-type="float" office:value="32877" table:style-name="ce6">
            <text:p>32,877<text:s/></text:p>
          </table:table-cell>
          <table:table-cell office:value-type="float" office:value="26243" table:style-name="ce6">
            <text:p>26,243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36251" table:style-name="ce6">
            <text:p>36,251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4176" table:style-name="ce6">
            <text:p>14,176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40695" table:style-name="ce6">
            <text:p>40,695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24264" table:style-name="ce6">
            <text:p>24,264<text:s/></text:p>
          </table:table-cell>
          <table:table-cell office:value-type="float" office:value="25726" table:style-name="ce6">
            <text:p>25,726<text:s/></text:p>
          </table:table-cell>
          <table:table-cell office:value-type="float" office:value="31315" table:style-name="ce6">
            <text:p>31,315<text:s/></text:p>
          </table:table-cell>
          <table:table-cell office:value-type="float" office:value="46319" table:style-name="ce6">
            <text:p>46,319<text:s/></text:p>
          </table:table-cell>
          <table:table-cell office:value-type="float" office:value="44039" table:style-name="ce6">
            <text:p>44,039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34324" table:style-name="ce6">
            <text:p>34,324<text:s/></text:p>
          </table:table-cell>
          <table:table-cell office:value-type="float" office:value="79494" table:style-name="ce6">
            <text:p>79,494<text:s/></text:p>
          </table:table-cell>
          <table:table-cell office:value-type="float" office:value="27307" table:style-name="ce6">
            <text:p>27,307<text:s/></text:p>
          </table:table-cell>
          <table:table-cell office:value-type="float" office:value="37178" table:style-name="ce6">
            <text:p>37,178<text:s/></text:p>
          </table:table-cell>
          <table:table-cell office:value-type="float" office:value="41435" table:style-name="ce6">
            <text:p>41,435<text:s/></text:p>
          </table:table-cell>
          <table:table-cell office:value-type="float" office:value="26530" table:style-name="ce6">
            <text:p>26,530<text:s/></text:p>
          </table:table-cell>
          <table:table-cell office:value-type="float" office:value="71296" table:style-name="ce6">
            <text:p>71,296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41808" table:style-name="ce6">
            <text:p>41,808<text:s/></text:p>
          </table:table-cell>
          <table:table-cell office:value-type="float" office:value="22613" table:style-name="ce6">
            <text:p>22,613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3731" table:style-name="ce6">
            <text:p>13,731<text:s/></text:p>
          </table:table-cell>
          <table:table-cell office:value-type="float" office:value="45078" table:style-name="ce6">
            <text:p>45,078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28657" table:style-name="ce6">
            <text:p>28,657<text:s/></text:p>
          </table:table-cell>
          <table:table-cell office:value-type="float" office:value="27834" table:style-name="ce6">
            <text:p>27,834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7430" table:style-name="ce6">
            <text:p>7,430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20453" table:style-name="ce6">
            <text:p>20,453<text:s/></text:p>
          </table:table-cell>
          <table:table-cell office:value-type="float" office:value="33965" table:style-name="ce6">
            <text:p>33,965<text:s/></text:p>
          </table:table-cell>
          <table:table-cell office:value-type="float" office:value="30436" table:style-name="ce6">
            <text:p>30,436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9846" table:style-name="ce6">
            <text:p>9,846<text:s/></text:p>
          </table:table-cell>
          <table:table-cell table:number-columns-repeated="16275"/>
        </table:table-row>
        <table:table-row table:style-name="ro2">
          <table:table-cell office:value-type="date" office:date-value="2019-01-05T00:00:00" table:style-name="ce5">
            <text:p>2019/1/5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26509" table:style-name="ce6">
            <text:p>26,509<text:s/></text:p>
          </table:table-cell>
          <table:table-cell office:value-type="float" office:value="51357" table:style-name="ce6">
            <text:p>51,357<text:s/></text:p>
          </table:table-cell>
          <table:table-cell office:value-type="float" office:value="19237" table:style-name="ce6">
            <text:p>19,237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8792" table:style-name="ce6">
            <text:p>8,792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2540" table:style-name="ce6">
            <text:p>2,540<text:s/></text:p>
          </table:table-cell>
          <table:table-cell office:value-type="float" office:value="23053" table:style-name="ce6">
            <text:p>23,053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16603" table:style-name="ce6">
            <text:p>16,603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29173" table:style-name="ce6">
            <text:p>29,173<text:s/></text:p>
          </table:table-cell>
          <table:table-cell office:value-type="float" office:value="18251" table:style-name="ce6">
            <text:p>18,251<text:s/></text:p>
          </table:table-cell>
          <table:table-cell office:value-type="float" office:value="29044" table:style-name="ce6">
            <text:p>29,044<text:s/></text:p>
          </table:table-cell>
          <table:table-cell office:value-type="float" office:value="25903" table:style-name="ce6">
            <text:p>25,903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33275" table:style-name="ce6">
            <text:p>33,275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21083" table:style-name="ce6">
            <text:p>21,083<text:s/></text:p>
          </table:table-cell>
          <table:table-cell office:value-type="float" office:value="19204" table:style-name="ce6">
            <text:p>19,204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158246" table:style-name="ce6">
            <text:p>158,246<text:s/></text:p>
          </table:table-cell>
          <table:table-cell office:value-type="float" office:value="46927" table:style-name="ce6">
            <text:p>46,927<text:s/></text:p>
          </table:table-cell>
          <table:table-cell office:value-type="float" office:value="21031" table:style-name="ce6">
            <text:p>21,031<text:s/></text:p>
          </table:table-cell>
          <table:table-cell office:value-type="float" office:value="18376" table:style-name="ce6">
            <text:p>18,376<text:s/></text:p>
          </table:table-cell>
          <table:table-cell office:value-type="float" office:value="28083" table:style-name="ce6">
            <text:p>28,083<text:s/></text:p>
          </table:table-cell>
          <table:table-cell office:value-type="float" office:value="35285" table:style-name="ce6">
            <text:p>35,285<text:s/></text:p>
          </table:table-cell>
          <table:table-cell office:value-type="float" office:value="29499" table:style-name="ce6">
            <text:p>29,499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28068" table:style-name="ce6">
            <text:p>28,068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38323" table:style-name="ce6">
            <text:p>38,323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40637" table:style-name="ce6">
            <text:p>40,637<text:s/></text:p>
          </table:table-cell>
          <table:table-cell office:value-type="float" office:value="34274" table:style-name="ce6">
            <text:p>34,274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32983" table:style-name="ce6">
            <text:p>32,983<text:s/></text:p>
          </table:table-cell>
          <table:table-cell office:value-type="float" office:value="82684" table:style-name="ce6">
            <text:p>82,684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34229" table:style-name="ce6">
            <text:p>34,229<text:s/></text:p>
          </table:table-cell>
          <table:table-cell office:value-type="float" office:value="35417" table:style-name="ce6">
            <text:p>35,417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55071" table:style-name="ce6">
            <text:p>55,071<text:s/></text:p>
          </table:table-cell>
          <table:table-cell office:value-type="float" office:value="16326" table:style-name="ce6">
            <text:p>16,326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37245" table:style-name="ce6">
            <text:p>37,245<text:s/></text:p>
          </table:table-cell>
          <table:table-cell office:value-type="float" office:value="15275" table:style-name="ce6">
            <text:p>15,275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21725" table:style-name="ce6">
            <text:p>21,725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4455" table:style-name="ce6">
            <text:p>14,455<text:s/></text:p>
          </table:table-cell>
          <table:table-cell office:value-type="float" office:value="23547" table:style-name="ce6">
            <text:p>23,547<text:s/></text:p>
          </table:table-cell>
          <table:table-cell office:value-type="float" office:value="26736" table:style-name="ce6">
            <text:p>26,736<text:s/></text:p>
          </table:table-cell>
          <table:table-cell office:value-type="float" office:value="11958" table:style-name="ce6">
            <text:p>11,958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7650" table:style-name="ce6">
            <text:p>7,650<text:s/></text:p>
          </table:table-cell>
          <table:table-cell table:number-columns-repeated="16275"/>
        </table:table-row>
        <table:table-row table:style-name="ro2">
          <table:table-cell office:value-type="date" office:date-value="2019-01-06T00:00:00" table:style-name="ce5">
            <text:p>2019/1/6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39677" table:style-name="ce6">
            <text:p>39,677<text:s/></text:p>
          </table:table-cell>
          <table:table-cell office:value-type="float" office:value="14095" table:style-name="ce6">
            <text:p>14,095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19232" table:style-name="ce6">
            <text:p>19,232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7533" table:style-name="ce6">
            <text:p>7,533<text:s/></text:p>
          </table:table-cell>
          <table:table-cell office:value-type="float" office:value="23112" table:style-name="ce6">
            <text:p>23,112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21449" table:style-name="ce6">
            <text:p>21,449<text:s/></text:p>
          </table:table-cell>
          <table:table-cell office:value-type="float" office:value="21665" table:style-name="ce6">
            <text:p>21,665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16819" table:style-name="ce6">
            <text:p>16,819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136988" table:style-name="ce6">
            <text:p>136,988<text:s/></text:p>
          </table:table-cell>
          <table:table-cell office:value-type="float" office:value="37510" table:style-name="ce6">
            <text:p>37,510<text:s/></text:p>
          </table:table-cell>
          <table:table-cell office:value-type="float" office:value="14775" table:style-name="ce6">
            <text:p>14,775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26569" table:style-name="ce6">
            <text:p>26,569<text:s/></text:p>
          </table:table-cell>
          <table:table-cell office:value-type="float" office:value="22406" table:style-name="ce6">
            <text:p>22,406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20544" table:style-name="ce6">
            <text:p>20,544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14423" table:style-name="ce6">
            <text:p>14,423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28952" table:style-name="ce6">
            <text:p>28,952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34898" table:style-name="ce6">
            <text:p>34,898<text:s/></text:p>
          </table:table-cell>
          <table:table-cell office:value-type="float" office:value="27159" table:style-name="ce6">
            <text:p>27,159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28188" table:style-name="ce6">
            <text:p>28,188<text:s/></text:p>
          </table:table-cell>
          <table:table-cell office:value-type="float" office:value="67904" table:style-name="ce6">
            <text:p>67,904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26760" table:style-name="ce6">
            <text:p>26,760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45964" table:style-name="ce6">
            <text:p>45,964<text:s/></text:p>
          </table:table-cell>
          <table:table-cell office:value-type="float" office:value="13830" table:style-name="ce6">
            <text:p>13,830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13101" table:style-name="ce6">
            <text:p>13,101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34544" table:style-name="ce6">
            <text:p>34,544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14054" table:style-name="ce6">
            <text:p>14,054<text:s/></text:p>
          </table:table-cell>
          <table:table-cell office:value-type="float" office:value="15494" table:style-name="ce6">
            <text:p>15,494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6299" table:style-name="ce6">
            <text:p>6,299<text:s/></text:p>
          </table:table-cell>
          <table:table-cell table:number-columns-repeated="16275"/>
        </table:table-row>
        <table:table-row table:style-name="ro2">
          <table:table-cell office:value-type="date" office:date-value="2019-01-07T00:00:00" table:style-name="ce5">
            <text:p>2019/1/7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43311" table:style-name="ce6">
            <text:p>43,311<text:s/></text:p>
          </table:table-cell>
          <table:table-cell office:value-type="float" office:value="43600" table:style-name="ce6">
            <text:p>43,600<text:s/></text:p>
          </table:table-cell>
          <table:table-cell office:value-type="float" office:value="27172" table:style-name="ce6">
            <text:p>27,172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19748" table:style-name="ce6">
            <text:p>19,748<text:s/></text:p>
          </table:table-cell>
          <table:table-cell office:value-type="float" office:value="17822" table:style-name="ce6">
            <text:p>17,822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28533" table:style-name="ce6">
            <text:p>28,533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17577" table:style-name="ce6">
            <text:p>17,577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26272" table:style-name="ce6">
            <text:p>26,272<text:s/></text:p>
          </table:table-cell>
          <table:table-cell office:value-type="float" office:value="17616" table:style-name="ce6">
            <text:p>17,616<text:s/></text:p>
          </table:table-cell>
          <table:table-cell office:value-type="float" office:value="34265" table:style-name="ce6">
            <text:p>34,265<text:s/></text:p>
          </table:table-cell>
          <table:table-cell office:value-type="float" office:value="27565" table:style-name="ce6">
            <text:p>27,565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38477" table:style-name="ce6">
            <text:p>38,477<text:s/></text:p>
          </table:table-cell>
          <table:table-cell office:value-type="float" office:value="27727" table:style-name="ce6">
            <text:p>27,727<text:s/></text:p>
          </table:table-cell>
          <table:table-cell office:value-type="float" office:value="26097" table:style-name="ce6">
            <text:p>26,097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27973" table:style-name="ce6">
            <text:p>27,973<text:s/></text:p>
          </table:table-cell>
          <table:table-cell office:value-type="float" office:value="133067" table:style-name="ce6">
            <text:p>133,067<text:s/></text:p>
          </table:table-cell>
          <table:table-cell office:value-type="float" office:value="37987" table:style-name="ce6">
            <text:p>37,987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33281" table:style-name="ce6">
            <text:p>33,281<text:s/></text:p>
          </table:table-cell>
          <table:table-cell office:value-type="float" office:value="28988" table:style-name="ce6">
            <text:p>28,988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34200" table:style-name="ce6">
            <text:p>34,200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37084" table:style-name="ce6">
            <text:p>37,084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22817" table:style-name="ce6">
            <text:p>22,817<text:s/></text:p>
          </table:table-cell>
          <table:table-cell office:value-type="float" office:value="24948" table:style-name="ce6">
            <text:p>24,948<text:s/></text:p>
          </table:table-cell>
          <table:table-cell office:value-type="float" office:value="27518" table:style-name="ce6">
            <text:p>27,518<text:s/></text:p>
          </table:table-cell>
          <table:table-cell office:value-type="float" office:value="40994" table:style-name="ce6">
            <text:p>40,994<text:s/></text:p>
          </table:table-cell>
          <table:table-cell office:value-type="float" office:value="41913" table:style-name="ce6">
            <text:p>41,913<text:s/></text:p>
          </table:table-cell>
          <table:table-cell office:value-type="float" office:value="26992" table:style-name="ce6">
            <text:p>26,992<text:s/></text:p>
          </table:table-cell>
          <table:table-cell office:value-type="float" office:value="31203" table:style-name="ce6">
            <text:p>31,203<text:s/></text:p>
          </table:table-cell>
          <table:table-cell office:value-type="float" office:value="66574" table:style-name="ce6">
            <text:p>66,574<text:s/></text:p>
          </table:table-cell>
          <table:table-cell office:value-type="float" office:value="24488" table:style-name="ce6">
            <text:p>24,488<text:s/></text:p>
          </table:table-cell>
          <table:table-cell office:value-type="float" office:value="32231" table:style-name="ce6">
            <text:p>32,231<text:s/></text:p>
          </table:table-cell>
          <table:table-cell office:value-type="float" office:value="35251" table:style-name="ce6">
            <text:p>35,251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60948" table:style-name="ce6">
            <text:p>60,948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7322" table:style-name="ce6">
            <text:p>17,322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37555" table:style-name="ce6">
            <text:p>37,555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40930" table:style-name="ce6">
            <text:p>40,930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5480" table:style-name="ce6">
            <text:p>25,480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10413" table:style-name="ce6">
            <text:p>10,413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30535" table:style-name="ce6">
            <text:p>30,535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0374" table:style-name="ce6">
            <text:p>10,374<text:s/></text:p>
          </table:table-cell>
          <table:table-cell office:value-type="float" office:value="9257" table:style-name="ce6">
            <text:p>9,257<text:s/></text:p>
          </table:table-cell>
          <table:table-cell table:number-columns-repeated="16275"/>
        </table:table-row>
        <table:table-row table:style-name="ro2">
          <table:table-cell office:value-type="date" office:date-value="2019-01-08T00:00:00" table:style-name="ce5">
            <text:p>2019/1/8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44791" table:style-name="ce6">
            <text:p>44,791<text:s/></text:p>
          </table:table-cell>
          <table:table-cell office:value-type="float" office:value="45288" table:style-name="ce6">
            <text:p>45,288<text:s/></text:p>
          </table:table-cell>
          <table:table-cell office:value-type="float" office:value="28218" table:style-name="ce6">
            <text:p>28,218<text:s/></text:p>
          </table:table-cell>
          <table:table-cell office:value-type="float" office:value="15659" table:style-name="ce6">
            <text:p>15,659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11857" table:style-name="ce6">
            <text:p>11,857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5566" table:style-name="ce6">
            <text:p>5,566<text:s/></text:p>
          </table:table-cell>
          <table:table-cell office:value-type="float" office:value="29418" table:style-name="ce6">
            <text:p>29,418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22277" table:style-name="ce6">
            <text:p>22,277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26816" table:style-name="ce6">
            <text:p>26,816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35063" table:style-name="ce6">
            <text:p>35,063<text:s/></text:p>
          </table:table-cell>
          <table:table-cell office:value-type="float" office:value="29675" table:style-name="ce6">
            <text:p>29,675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38665" table:style-name="ce6">
            <text:p>38,665<text:s/></text:p>
          </table:table-cell>
          <table:table-cell office:value-type="float" office:value="28421" table:style-name="ce6">
            <text:p>28,421<text:s/></text:p>
          </table:table-cell>
          <table:table-cell office:value-type="float" office:value="26882" table:style-name="ce6">
            <text:p>26,882<text:s/></text:p>
          </table:table-cell>
          <table:table-cell office:value-type="float" office:value="22753" table:style-name="ce6">
            <text:p>22,753<text:s/></text:p>
          </table:table-cell>
          <table:table-cell office:value-type="float" office:value="28686" table:style-name="ce6">
            <text:p>28,686<text:s/></text:p>
          </table:table-cell>
          <table:table-cell office:value-type="float" office:value="132701" table:style-name="ce6">
            <text:p>132,701<text:s/></text:p>
          </table:table-cell>
          <table:table-cell office:value-type="float" office:value="39492" table:style-name="ce6">
            <text:p>39,492<text:s/></text:p>
          </table:table-cell>
          <table:table-cell office:value-type="float" office:value="24600" table:style-name="ce6">
            <text:p>24,600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33904" table:style-name="ce6">
            <text:p>33,904<text:s/></text:p>
          </table:table-cell>
          <table:table-cell office:value-type="float" office:value="29810" table:style-name="ce6">
            <text:p>29,810<text:s/></text:p>
          </table:table-cell>
          <table:table-cell office:value-type="float" office:value="24331" table:style-name="ce6">
            <text:p>24,331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34419" table:style-name="ce6">
            <text:p>34,419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20347" table:style-name="ce6">
            <text:p>20,347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35994" table:style-name="ce6">
            <text:p>35,994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25139" table:style-name="ce6">
            <text:p>25,139<text:s/></text:p>
          </table:table-cell>
          <table:table-cell office:value-type="float" office:value="28476" table:style-name="ce6">
            <text:p>28,476<text:s/></text:p>
          </table:table-cell>
          <table:table-cell office:value-type="float" office:value="41856" table:style-name="ce6">
            <text:p>41,856<text:s/></text:p>
          </table:table-cell>
          <table:table-cell office:value-type="float" office:value="43255" table:style-name="ce6">
            <text:p>43,255<text:s/></text:p>
          </table:table-cell>
          <table:table-cell office:value-type="float" office:value="27576" table:style-name="ce6">
            <text:p>27,576<text:s/></text:p>
          </table:table-cell>
          <table:table-cell office:value-type="float" office:value="31223" table:style-name="ce6">
            <text:p>31,223<text:s/></text:p>
          </table:table-cell>
          <table:table-cell office:value-type="float" office:value="67799" table:style-name="ce6">
            <text:p>67,799<text:s/></text:p>
          </table:table-cell>
          <table:table-cell office:value-type="float" office:value="25796" table:style-name="ce6">
            <text:p>25,796<text:s/></text:p>
          </table:table-cell>
          <table:table-cell office:value-type="float" office:value="33716" table:style-name="ce6">
            <text:p>33,716<text:s/></text:p>
          </table:table-cell>
          <table:table-cell office:value-type="float" office:value="36404" table:style-name="ce6">
            <text:p>36,404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61401" table:style-name="ce6">
            <text:p>61,401<text:s/></text:p>
          </table:table-cell>
          <table:table-cell office:value-type="float" office:value="22210" table:style-name="ce6">
            <text:p>22,210<text:s/></text:p>
          </table:table-cell>
          <table:table-cell office:value-type="float" office:value="17193" table:style-name="ce6">
            <text:p>17,193<text:s/></text:p>
          </table:table-cell>
          <table:table-cell office:value-type="float" office:value="15464" table:style-name="ce6">
            <text:p>15,464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29998" table:style-name="ce6">
            <text:p>29,998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42127" table:style-name="ce6">
            <text:p>42,127<text:s/></text:p>
          </table:table-cell>
          <table:table-cell office:value-type="float" office:value="26019" table:style-name="ce6">
            <text:p>26,019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12047" table:style-name="ce6">
            <text:p>12,047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8714" table:style-name="ce6">
            <text:p>18,714<text:s/></text:p>
          </table:table-cell>
          <table:table-cell office:value-type="float" office:value="31267" table:style-name="ce6">
            <text:p>31,267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13562" table:style-name="ce6">
            <text:p>13,562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0608" table:style-name="ce6">
            <text:p>10,608<text:s/></text:p>
          </table:table-cell>
          <table:table-cell office:value-type="float" office:value="9420" table:style-name="ce6">
            <text:p>9,420<text:s/></text:p>
          </table:table-cell>
          <table:table-cell table:number-columns-repeated="16275"/>
        </table:table-row>
        <table:table-row table:style-name="ro2">
          <table:table-cell office:value-type="date" office:date-value="2019-01-09T00:00:00" table:style-name="ce5">
            <text:p>2019/1/9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16056" table:style-name="ce6">
            <text:p>16,056<text:s/></text:p>
          </table:table-cell>
          <table:table-cell office:value-type="float" office:value="44842" table:style-name="ce6">
            <text:p>44,842<text:s/></text:p>
          </table:table-cell>
          <table:table-cell office:value-type="float" office:value="46474" table:style-name="ce6">
            <text:p>46,474<text:s/></text:p>
          </table:table-cell>
          <table:table-cell office:value-type="float" office:value="27837" table:style-name="ce6">
            <text:p>27,837<text:s/></text:p>
          </table:table-cell>
          <table:table-cell office:value-type="float" office:value="15831" table:style-name="ce6">
            <text:p>15,831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20349" table:style-name="ce6">
            <text:p>20,349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29773" table:style-name="ce6">
            <text:p>29,773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22800" table:style-name="ce6">
            <text:p>22,800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27241" table:style-name="ce6">
            <text:p>27,241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35340" table:style-name="ce6">
            <text:p>35,340<text:s/></text:p>
          </table:table-cell>
          <table:table-cell office:value-type="float" office:value="29623" table:style-name="ce6">
            <text:p>29,623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39288" table:style-name="ce6">
            <text:p>39,288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26688" table:style-name="ce6">
            <text:p>26,688<text:s/></text:p>
          </table:table-cell>
          <table:table-cell office:value-type="float" office:value="22820" table:style-name="ce6">
            <text:p>22,820<text:s/></text:p>
          </table:table-cell>
          <table:table-cell office:value-type="float" office:value="28249" table:style-name="ce6">
            <text:p>28,249<text:s/></text:p>
          </table:table-cell>
          <table:table-cell office:value-type="float" office:value="134901" table:style-name="ce6">
            <text:p>134,901<text:s/></text:p>
          </table:table-cell>
          <table:table-cell office:value-type="float" office:value="40067" table:style-name="ce6">
            <text:p>40,067<text:s/></text:p>
          </table:table-cell>
          <table:table-cell office:value-type="float" office:value="24913" table:style-name="ce6">
            <text:p>24,913<text:s/></text:p>
          </table:table-cell>
          <table:table-cell office:value-type="float" office:value="25578" table:style-name="ce6">
            <text:p>25,578<text:s/></text:p>
          </table:table-cell>
          <table:table-cell office:value-type="float" office:value="29237" table:style-name="ce6">
            <text:p>29,237<text:s/></text:p>
          </table:table-cell>
          <table:table-cell office:value-type="float" office:value="34463" table:style-name="ce6">
            <text:p>34,463<text:s/></text:p>
          </table:table-cell>
          <table:table-cell office:value-type="float" office:value="29834" table:style-name="ce6">
            <text:p>29,834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34936" table:style-name="ce6">
            <text:p>34,936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20423" table:style-name="ce6">
            <text:p>20,423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14087" table:style-name="ce6">
            <text:p>14,087<text:s/></text:p>
          </table:table-cell>
          <table:table-cell office:value-type="float" office:value="37718" table:style-name="ce6">
            <text:p>37,718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23236" table:style-name="ce6">
            <text:p>23,236<text:s/></text:p>
          </table:table-cell>
          <table:table-cell office:value-type="float" office:value="25136" table:style-name="ce6">
            <text:p>25,136<text:s/></text:p>
          </table:table-cell>
          <table:table-cell office:value-type="float" office:value="28707" table:style-name="ce6">
            <text:p>28,707<text:s/></text:p>
          </table:table-cell>
          <table:table-cell office:value-type="float" office:value="41440" table:style-name="ce6">
            <text:p>41,440<text:s/></text:p>
          </table:table-cell>
          <table:table-cell office:value-type="float" office:value="42629" table:style-name="ce6">
            <text:p>42,629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31075" table:style-name="ce6">
            <text:p>31,075<text:s/></text:p>
          </table:table-cell>
          <table:table-cell office:value-type="float" office:value="68682" table:style-name="ce6">
            <text:p>68,682<text:s/></text:p>
          </table:table-cell>
          <table:table-cell office:value-type="float" office:value="26149" table:style-name="ce6">
            <text:p>26,149<text:s/></text:p>
          </table:table-cell>
          <table:table-cell office:value-type="float" office:value="33693" table:style-name="ce6">
            <text:p>33,693<text:s/></text:p>
          </table:table-cell>
          <table:table-cell office:value-type="float" office:value="37651" table:style-name="ce6">
            <text:p>37,651<text:s/></text:p>
          </table:table-cell>
          <table:table-cell office:value-type="float" office:value="24274" table:style-name="ce6">
            <text:p>24,274<text:s/></text:p>
          </table:table-cell>
          <table:table-cell office:value-type="float" office:value="62969" table:style-name="ce6">
            <text:p>62,969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30842" table:style-name="ce6">
            <text:p>30,842<text:s/></text:p>
          </table:table-cell>
          <table:table-cell office:value-type="float" office:value="20296" table:style-name="ce6">
            <text:p>20,296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42763" table:style-name="ce6">
            <text:p>42,763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26615" table:style-name="ce6">
            <text:p>26,615<text:s/></text:p>
          </table:table-cell>
          <table:table-cell office:value-type="float" office:value="25824" table:style-name="ce6">
            <text:p>25,824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2632" table:style-name="ce6">
            <text:p>12,632<text:s/></text:p>
          </table:table-cell>
          <table:table-cell office:value-type="float" office:value="18578" table:style-name="ce6">
            <text:p>18,578<text:s/></text:p>
          </table:table-cell>
          <table:table-cell office:value-type="float" office:value="32030" table:style-name="ce6">
            <text:p>32,030<text:s/></text:p>
          </table:table-cell>
          <table:table-cell office:value-type="float" office:value="26786" table:style-name="ce6">
            <text:p>26,786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2415" table:style-name="ce6">
            <text:p>12,415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9507" table:style-name="ce6">
            <text:p>9,507<text:s/></text:p>
          </table:table-cell>
          <table:table-cell table:number-columns-repeated="16275"/>
        </table:table-row>
        <table:table-row table:style-name="ro2">
          <table:table-cell office:value-type="date" office:date-value="2019-01-10T00:00:00" table:style-name="ce5">
            <text:p>2019/1/10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45429" table:style-name="ce6">
            <text:p>45,429<text:s/></text:p>
          </table:table-cell>
          <table:table-cell office:value-type="float" office:value="49686" table:style-name="ce6">
            <text:p>49,686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15703" table:style-name="ce6">
            <text:p>15,703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6291" table:style-name="ce6">
            <text:p>16,291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20282" table:style-name="ce6">
            <text:p>20,282<text:s/></text:p>
          </table:table-cell>
          <table:table-cell office:value-type="float" office:value="18186" table:style-name="ce6">
            <text:p>18,186<text:s/></text:p>
          </table:table-cell>
          <table:table-cell office:value-type="float" office:value="5857" table:style-name="ce6">
            <text:p>5,857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9035" table:style-name="ce6">
            <text:p>9,035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5446" table:style-name="ce6">
            <text:p>5,446<text:s/></text:p>
          </table:table-cell>
          <table:table-cell office:value-type="float" office:value="30498" table:style-name="ce6">
            <text:p>30,498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23410" table:style-name="ce6">
            <text:p>23,410<text:s/></text:p>
          </table:table-cell>
          <table:table-cell office:value-type="float" office:value="18658" table:style-name="ce6">
            <text:p>18,658<text:s/></text:p>
          </table:table-cell>
          <table:table-cell office:value-type="float" office:value="10050" table:style-name="ce6">
            <text:p>10,050<text:s/></text:p>
          </table:table-cell>
          <table:table-cell office:value-type="float" office:value="28345" table:style-name="ce6">
            <text:p>28,345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35502" table:style-name="ce6">
            <text:p>35,502<text:s/></text:p>
          </table:table-cell>
          <table:table-cell office:value-type="float" office:value="29865" table:style-name="ce6">
            <text:p>29,865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39345" table:style-name="ce6">
            <text:p>39,345<text:s/></text:p>
          </table:table-cell>
          <table:table-cell office:value-type="float" office:value="29061" table:style-name="ce6">
            <text:p>29,061<text:s/></text:p>
          </table:table-cell>
          <table:table-cell office:value-type="float" office:value="26633" table:style-name="ce6">
            <text:p>26,633<text:s/></text:p>
          </table:table-cell>
          <table:table-cell office:value-type="float" office:value="22819" table:style-name="ce6">
            <text:p>22,819<text:s/></text:p>
          </table:table-cell>
          <table:table-cell office:value-type="float" office:value="27921" table:style-name="ce6">
            <text:p>27,921<text:s/></text:p>
          </table:table-cell>
          <table:table-cell office:value-type="float" office:value="140551" table:style-name="ce6">
            <text:p>140,551<text:s/></text:p>
          </table:table-cell>
          <table:table-cell office:value-type="float" office:value="41833" table:style-name="ce6">
            <text:p>41,833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25362" table:style-name="ce6">
            <text:p>25,362<text:s/></text:p>
          </table:table-cell>
          <table:table-cell office:value-type="float" office:value="29435" table:style-name="ce6">
            <text:p>29,435<text:s/></text:p>
          </table:table-cell>
          <table:table-cell office:value-type="float" office:value="34325" table:style-name="ce6">
            <text:p>34,325<text:s/></text:p>
          </table:table-cell>
          <table:table-cell office:value-type="float" office:value="30960" table:style-name="ce6">
            <text:p>30,960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13852" table:style-name="ce6">
            <text:p>13,852<text:s/></text:p>
          </table:table-cell>
          <table:table-cell office:value-type="float" office:value="34704" table:style-name="ce6">
            <text:p>34,704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20288" table:style-name="ce6">
            <text:p>20,288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40398" table:style-name="ce6">
            <text:p>40,398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14286" table:style-name="ce6">
            <text:p>14,286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23143" table:style-name="ce6">
            <text:p>23,143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29310" table:style-name="ce6">
            <text:p>29,310<text:s/></text:p>
          </table:table-cell>
          <table:table-cell office:value-type="float" office:value="42183" table:style-name="ce6">
            <text:p>42,183<text:s/></text:p>
          </table:table-cell>
          <table:table-cell office:value-type="float" office:value="42858" table:style-name="ce6">
            <text:p>42,858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31389" table:style-name="ce6">
            <text:p>31,389<text:s/></text:p>
          </table:table-cell>
          <table:table-cell office:value-type="float" office:value="71698" table:style-name="ce6">
            <text:p>71,698<text:s/></text:p>
          </table:table-cell>
          <table:table-cell office:value-type="float" office:value="25752" table:style-name="ce6">
            <text:p>25,752<text:s/></text:p>
          </table:table-cell>
          <table:table-cell office:value-type="float" office:value="34404" table:style-name="ce6">
            <text:p>34,404<text:s/></text:p>
          </table:table-cell>
          <table:table-cell office:value-type="float" office:value="37959" table:style-name="ce6">
            <text:p>37,959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66913" table:style-name="ce6">
            <text:p>66,913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16447" table:style-name="ce6">
            <text:p>16,447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14159" table:style-name="ce6">
            <text:p>14,159<text:s/></text:p>
          </table:table-cell>
          <table:table-cell office:value-type="float" office:value="36699" table:style-name="ce6">
            <text:p>36,699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42625" table:style-name="ce6">
            <text:p>42,625<text:s/></text:p>
          </table:table-cell>
          <table:table-cell office:value-type="float" office:value="26996" table:style-name="ce6">
            <text:p>26,996<text:s/></text:p>
          </table:table-cell>
          <table:table-cell office:value-type="float" office:value="26603" table:style-name="ce6">
            <text:p>26,603<text:s/></text:p>
          </table:table-cell>
          <table:table-cell office:value-type="float" office:value="25702" table:style-name="ce6">
            <text:p>25,702<text:s/></text:p>
          </table:table-cell>
          <table:table-cell office:value-type="float" office:value="14384" table:style-name="ce6">
            <text:p>14,384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8977" table:style-name="ce6">
            <text:p>18,977<text:s/></text:p>
          </table:table-cell>
          <table:table-cell office:value-type="float" office:value="31451" table:style-name="ce6">
            <text:p>31,451<text:s/></text:p>
          </table:table-cell>
          <table:table-cell office:value-type="float" office:value="27363" table:style-name="ce6">
            <text:p>27,363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0524" table:style-name="ce6">
            <text:p>10,524<text:s/></text:p>
          </table:table-cell>
          <table:table-cell office:value-type="float" office:value="9553" table:style-name="ce6">
            <text:p>9,553<text:s/></text:p>
          </table:table-cell>
          <table:table-cell table:number-columns-repeated="16275"/>
        </table:table-row>
        <table:table-row table:style-name="ro2">
          <table:table-cell office:value-type="date" office:date-value="2019-01-11T00:00:00" table:style-name="ce5">
            <text:p>2019/1/11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48903" table:style-name="ce6">
            <text:p>48,903<text:s/></text:p>
          </table:table-cell>
          <table:table-cell office:value-type="float" office:value="56000" table:style-name="ce6">
            <text:p>56,000<text:s/></text:p>
          </table:table-cell>
          <table:table-cell office:value-type="float" office:value="29796" table:style-name="ce6">
            <text:p>29,796<text:s/></text:p>
          </table:table-cell>
          <table:table-cell office:value-type="float" office:value="16723" table:style-name="ce6">
            <text:p>16,723<text:s/></text:p>
          </table:table-cell>
          <table:table-cell office:value-type="float" office:value="13006" table:style-name="ce6">
            <text:p>13,006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18685" table:style-name="ce6">
            <text:p>18,685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35371" table:style-name="ce6">
            <text:p>35,371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18494" table:style-name="ce6">
            <text:p>18,494<text:s/></text:p>
          </table:table-cell>
          <table:table-cell office:value-type="float" office:value="24390" table:style-name="ce6">
            <text:p>24,390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32726" table:style-name="ce6">
            <text:p>32,726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37785" table:style-name="ce6">
            <text:p>37,785<text:s/></text:p>
          </table:table-cell>
          <table:table-cell office:value-type="float" office:value="31594" table:style-name="ce6">
            <text:p>31,594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41522" table:style-name="ce6">
            <text:p>41,522<text:s/></text:p>
          </table:table-cell>
          <table:table-cell office:value-type="float" office:value="30469" table:style-name="ce6">
            <text:p>30,469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27885" table:style-name="ce6">
            <text:p>27,885<text:s/></text:p>
          </table:table-cell>
          <table:table-cell office:value-type="float" office:value="175290" table:style-name="ce6">
            <text:p>175,290<text:s/></text:p>
          </table:table-cell>
          <table:table-cell office:value-type="float" office:value="48221" table:style-name="ce6">
            <text:p>48,221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26930" table:style-name="ce6">
            <text:p>26,930<text:s/></text:p>
          </table:table-cell>
          <table:table-cell office:value-type="float" office:value="30885" table:style-name="ce6">
            <text:p>30,885<text:s/></text:p>
          </table:table-cell>
          <table:table-cell office:value-type="float" office:value="37900" table:style-name="ce6">
            <text:p>37,900<text:s/></text:p>
          </table:table-cell>
          <table:table-cell office:value-type="float" office:value="33181" table:style-name="ce6">
            <text:p>33,181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13900" table:style-name="ce6">
            <text:p>13,900<text:s/></text:p>
          </table:table-cell>
          <table:table-cell office:value-type="float" office:value="36454" table:style-name="ce6">
            <text:p>36,454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21601" table:style-name="ce6">
            <text:p>21,601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14592" table:style-name="ce6">
            <text:p>14,592<text:s/></text:p>
          </table:table-cell>
          <table:table-cell office:value-type="float" office:value="40952" table:style-name="ce6">
            <text:p>40,952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24644" table:style-name="ce6">
            <text:p>24,644<text:s/></text:p>
          </table:table-cell>
          <table:table-cell office:value-type="float" office:value="25897" table:style-name="ce6">
            <text:p>25,897<text:s/></text:p>
          </table:table-cell>
          <table:table-cell office:value-type="float" office:value="32335" table:style-name="ce6">
            <text:p>32,335<text:s/></text:p>
          </table:table-cell>
          <table:table-cell office:value-type="float" office:value="47641" table:style-name="ce6">
            <text:p>47,641<text:s/></text:p>
          </table:table-cell>
          <table:table-cell office:value-type="float" office:value="44978" table:style-name="ce6">
            <text:p>44,978<text:s/></text:p>
          </table:table-cell>
          <table:table-cell office:value-type="float" office:value="29360" table:style-name="ce6">
            <text:p>29,360<text:s/></text:p>
          </table:table-cell>
          <table:table-cell office:value-type="float" office:value="33580" table:style-name="ce6">
            <text:p>33,580<text:s/></text:p>
          </table:table-cell>
          <table:table-cell office:value-type="float" office:value="83287" table:style-name="ce6">
            <text:p>83,287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38343" table:style-name="ce6">
            <text:p>38,343<text:s/></text:p>
          </table:table-cell>
          <table:table-cell office:value-type="float" office:value="43591" table:style-name="ce6">
            <text:p>43,591<text:s/></text:p>
          </table:table-cell>
          <table:table-cell office:value-type="float" office:value="28757" table:style-name="ce6">
            <text:p>28,757<text:s/></text:p>
          </table:table-cell>
          <table:table-cell office:value-type="float" office:value="76680" table:style-name="ce6">
            <text:p>76,680<text:s/></text:p>
          </table:table-cell>
          <table:table-cell office:value-type="float" office:value="22825" table:style-name="ce6">
            <text:p>22,825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16637" table:style-name="ce6">
            <text:p>16,637<text:s/></text:p>
          </table:table-cell>
          <table:table-cell office:value-type="float" office:value="21641" table:style-name="ce6">
            <text:p>21,641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40203" table:style-name="ce6">
            <text:p>40,203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45797" table:style-name="ce6">
            <text:p>45,797<text:s/></text:p>
          </table:table-cell>
          <table:table-cell office:value-type="float" office:value="32819" table:style-name="ce6">
            <text:p>32,819<text:s/></text:p>
          </table:table-cell>
          <table:table-cell office:value-type="float" office:value="28624" table:style-name="ce6">
            <text:p>28,624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15189" table:style-name="ce6">
            <text:p>15,189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34094" table:style-name="ce6">
            <text:p>34,094<text:s/></text:p>
          </table:table-cell>
          <table:table-cell office:value-type="float" office:value="30198" table:style-name="ce6">
            <text:p>30,198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9982" table:style-name="ce6">
            <text:p>9,982<text:s/></text:p>
          </table:table-cell>
          <table:table-cell table:number-columns-repeated="16275"/>
        </table:table-row>
        <table:table-row table:style-name="ro2">
          <table:table-cell office:value-type="date" office:date-value="2019-01-12T00:00:00" table:style-name="ce5">
            <text:p>2019/1/12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29061" table:style-name="ce6">
            <text:p>29,061<text:s/></text:p>
          </table:table-cell>
          <table:table-cell office:value-type="float" office:value="56185" table:style-name="ce6">
            <text:p>56,185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17178" table:style-name="ce6">
            <text:p>17,178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31267" table:style-name="ce6">
            <text:p>31,267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29630" table:style-name="ce6">
            <text:p>29,630<text:s/></text:p>
          </table:table-cell>
          <table:table-cell office:value-type="float" office:value="26188" table:style-name="ce6">
            <text:p>26,188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35020" table:style-name="ce6">
            <text:p>35,020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20028" table:style-name="ce6">
            <text:p>20,028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173852" table:style-name="ce6">
            <text:p>173,852<text:s/></text:p>
          </table:table-cell>
          <table:table-cell office:value-type="float" office:value="49899" table:style-name="ce6">
            <text:p>49,899<text:s/></text:p>
          </table:table-cell>
          <table:table-cell office:value-type="float" office:value="22343" table:style-name="ce6">
            <text:p>22,343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30230" table:style-name="ce6">
            <text:p>30,230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27447" table:style-name="ce6">
            <text:p>27,447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17795" table:style-name="ce6">
            <text:p>17,795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39492" table:style-name="ce6">
            <text:p>39,492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30631" table:style-name="ce6">
            <text:p>30,631<text:s/></text:p>
          </table:table-cell>
          <table:table-cell office:value-type="float" office:value="42808" table:style-name="ce6">
            <text:p>42,808<text:s/></text:p>
          </table:table-cell>
          <table:table-cell office:value-type="float" office:value="34809" table:style-name="ce6">
            <text:p>34,809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33847" table:style-name="ce6">
            <text:p>33,847<text:s/></text:p>
          </table:table-cell>
          <table:table-cell office:value-type="float" office:value="90177" table:style-name="ce6">
            <text:p>90,177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36978" table:style-name="ce6">
            <text:p>36,978<text:s/></text:p>
          </table:table-cell>
          <table:table-cell office:value-type="float" office:value="39311" table:style-name="ce6">
            <text:p>39,311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67791" table:style-name="ce6">
            <text:p>67,791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5788" table:style-name="ce6">
            <text:p>15,788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6973" table:style-name="ce6">
            <text:p>16,973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41169" table:style-name="ce6">
            <text:p>41,169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26605" table:style-name="ce6">
            <text:p>26,605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8031" table:style-name="ce6">
            <text:p>8,031<text:s/></text:p>
          </table:table-cell>
          <table:table-cell table:number-columns-repeated="16275"/>
        </table:table-row>
        <table:table-row table:style-name="ro2">
          <table:table-cell office:value-type="date" office:date-value="2019-01-13T00:00:00" table:style-name="ce5">
            <text:p>2019/1/13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43656" table:style-name="ce6">
            <text:p>43,656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7617" table:style-name="ce6">
            <text:p>7,617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20784" table:style-name="ce6">
            <text:p>20,784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26918" table:style-name="ce6">
            <text:p>26,918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22896" table:style-name="ce6">
            <text:p>22,896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29983" table:style-name="ce6">
            <text:p>29,983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17010" table:style-name="ce6">
            <text:p>17,010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162691" table:style-name="ce6">
            <text:p>162,691<text:s/></text:p>
          </table:table-cell>
          <table:table-cell office:value-type="float" office:value="40818" table:style-name="ce6">
            <text:p>40,818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18600" table:style-name="ce6">
            <text:p>18,600<text:s/></text:p>
          </table:table-cell>
          <table:table-cell office:value-type="float" office:value="27535" table:style-name="ce6">
            <text:p>27,535<text:s/></text:p>
          </table:table-cell>
          <table:table-cell office:value-type="float" office:value="32443" table:style-name="ce6">
            <text:p>32,443<text:s/></text:p>
          </table:table-cell>
          <table:table-cell office:value-type="float" office:value="26715" table:style-name="ce6">
            <text:p>26,715<text:s/></text:p>
          </table:table-cell>
          <table:table-cell office:value-type="float" office:value="21673" table:style-name="ce6">
            <text:p>21,673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38160" table:style-name="ce6">
            <text:p>38,160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16716" table:style-name="ce6">
            <text:p>16,716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24974" table:style-name="ce6">
            <text:p>24,974<text:s/></text:p>
          </table:table-cell>
          <table:table-cell office:value-type="float" office:value="39155" table:style-name="ce6">
            <text:p>39,155<text:s/></text:p>
          </table:table-cell>
          <table:table-cell office:value-type="float" office:value="29901" table:style-name="ce6">
            <text:p>29,901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30419" table:style-name="ce6">
            <text:p>30,419<text:s/></text:p>
          </table:table-cell>
          <table:table-cell office:value-type="float" office:value="75807" table:style-name="ce6">
            <text:p>75,807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31109" table:style-name="ce6">
            <text:p>31,109<text:s/></text:p>
          </table:table-cell>
          <table:table-cell office:value-type="float" office:value="28353" table:style-name="ce6">
            <text:p>28,353<text:s/></text:p>
          </table:table-cell>
          <table:table-cell office:value-type="float" office:value="20332" table:style-name="ce6">
            <text:p>20,332<text:s/></text:p>
          </table:table-cell>
          <table:table-cell office:value-type="float" office:value="53477" table:style-name="ce6">
            <text:p>53,477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13554" table:style-name="ce6">
            <text:p>13,554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34009" table:style-name="ce6">
            <text:p>34,009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18437" table:style-name="ce6">
            <text:p>18,437<text:s/></text:p>
          </table:table-cell>
          <table:table-cell office:value-type="float" office:value="7863" table:style-name="ce6">
            <text:p>7,863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9807" table:style-name="ce6">
            <text:p>9,807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6921" table:style-name="ce6">
            <text:p>6,921<text:s/></text:p>
          </table:table-cell>
          <table:table-cell table:number-columns-repeated="16275"/>
        </table:table-row>
        <table:table-row table:style-name="ro2">
          <table:table-cell office:value-type="date" office:date-value="2019-01-14T00:00:00" table:style-name="ce5">
            <text:p>2019/1/14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15226" table:style-name="ce6">
            <text:p>15,226<text:s/></text:p>
          </table:table-cell>
          <table:table-cell office:value-type="float" office:value="44183" table:style-name="ce6">
            <text:p>44,183<text:s/></text:p>
          </table:table-cell>
          <table:table-cell office:value-type="float" office:value="46727" table:style-name="ce6">
            <text:p>46,727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6461" table:style-name="ce6">
            <text:p>6,461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28436" table:style-name="ce6">
            <text:p>28,436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17830" table:style-name="ce6">
            <text:p>17,830<text:s/></text:p>
          </table:table-cell>
          <table:table-cell office:value-type="float" office:value="33914" table:style-name="ce6">
            <text:p>33,914<text:s/></text:p>
          </table:table-cell>
          <table:table-cell office:value-type="float" office:value="28217" table:style-name="ce6">
            <text:p>28,217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38242" table:style-name="ce6">
            <text:p>38,242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21819" table:style-name="ce6">
            <text:p>21,819<text:s/></text:p>
          </table:table-cell>
          <table:table-cell office:value-type="float" office:value="27324" table:style-name="ce6">
            <text:p>27,324<text:s/></text:p>
          </table:table-cell>
          <table:table-cell office:value-type="float" office:value="145402" table:style-name="ce6">
            <text:p>145,402<text:s/></text:p>
          </table:table-cell>
          <table:table-cell office:value-type="float" office:value="39935" table:style-name="ce6">
            <text:p>39,935<text:s/></text:p>
          </table:table-cell>
          <table:table-cell office:value-type="float" office:value="25378" table:style-name="ce6">
            <text:p>25,378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27386" table:style-name="ce6">
            <text:p>27,386<text:s/></text:p>
          </table:table-cell>
          <table:table-cell office:value-type="float" office:value="31650" table:style-name="ce6">
            <text:p>31,650<text:s/></text:p>
          </table:table-cell>
          <table:table-cell office:value-type="float" office:value="28324" table:style-name="ce6">
            <text:p>28,324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33250" table:style-name="ce6">
            <text:p>33,250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35957" table:style-name="ce6">
            <text:p>35,957<text:s/></text:p>
          </table:table-cell>
          <table:table-cell office:value-type="float" office:value="8145" table:style-name="ce6">
            <text:p>8,145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23148" table:style-name="ce6">
            <text:p>23,148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28235" table:style-name="ce6">
            <text:p>28,235<text:s/></text:p>
          </table:table-cell>
          <table:table-cell office:value-type="float" office:value="40951" table:style-name="ce6">
            <text:p>40,951<text:s/></text:p>
          </table:table-cell>
          <table:table-cell office:value-type="float" office:value="41746" table:style-name="ce6">
            <text:p>41,746<text:s/></text:p>
          </table:table-cell>
          <table:table-cell office:value-type="float" office:value="26974" table:style-name="ce6">
            <text:p>26,974<text:s/></text:p>
          </table:table-cell>
          <table:table-cell office:value-type="float" office:value="31216" table:style-name="ce6">
            <text:p>31,216<text:s/></text:p>
          </table:table-cell>
          <table:table-cell office:value-type="float" office:value="69413" table:style-name="ce6">
            <text:p>69,413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32031" table:style-name="ce6">
            <text:p>32,031<text:s/></text:p>
          </table:table-cell>
          <table:table-cell office:value-type="float" office:value="36626" table:style-name="ce6">
            <text:p>36,626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64613" table:style-name="ce6">
            <text:p>64,613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35824" table:style-name="ce6">
            <text:p>35,824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41565" table:style-name="ce6">
            <text:p>41,565<text:s/></text:p>
          </table:table-cell>
          <table:table-cell office:value-type="float" office:value="26298" table:style-name="ce6">
            <text:p>26,298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25165" table:style-name="ce6">
            <text:p>25,165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2625" table:style-name="ce6">
            <text:p>12,625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30632" table:style-name="ce6">
            <text:p>30,632<text:s/></text:p>
          </table:table-cell>
          <table:table-cell office:value-type="float" office:value="25661" table:style-name="ce6">
            <text:p>25,661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12206" table:style-name="ce6">
            <text:p>12,206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9267" table:style-name="ce6">
            <text:p>9,267<text:s/></text:p>
          </table:table-cell>
          <table:table-cell table:number-columns-repeated="16275"/>
        </table:table-row>
        <table:table-row table:style-name="ro2">
          <table:table-cell office:value-type="date" office:date-value="2019-01-15T00:00:00" table:style-name="ce5">
            <text:p>2019/1/15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16092" table:style-name="ce6">
            <text:p>16,092<text:s/></text:p>
          </table:table-cell>
          <table:table-cell office:value-type="float" office:value="45101" table:style-name="ce6">
            <text:p>45,101<text:s/></text:p>
          </table:table-cell>
          <table:table-cell office:value-type="float" office:value="47389" table:style-name="ce6">
            <text:p>47,389<text:s/></text:p>
          </table:table-cell>
          <table:table-cell office:value-type="float" office:value="28280" table:style-name="ce6">
            <text:p>28,280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8090" table:style-name="ce6">
            <text:p>18,090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5675" table:style-name="ce6">
            <text:p>5,675<text:s/></text:p>
          </table:table-cell>
          <table:table-cell office:value-type="float" office:value="29031" table:style-name="ce6">
            <text:p>29,031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22314" table:style-name="ce6">
            <text:p>22,314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26673" table:style-name="ce6">
            <text:p>26,673<text:s/></text:p>
          </table:table-cell>
          <table:table-cell office:value-type="float" office:value="18451" table:style-name="ce6">
            <text:p>18,451<text:s/></text:p>
          </table:table-cell>
          <table:table-cell office:value-type="float" office:value="34613" table:style-name="ce6">
            <text:p>34,613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39368" table:style-name="ce6">
            <text:p>39,368<text:s/></text:p>
          </table:table-cell>
          <table:table-cell office:value-type="float" office:value="28765" table:style-name="ce6">
            <text:p>28,765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28081" table:style-name="ce6">
            <text:p>28,081<text:s/></text:p>
          </table:table-cell>
          <table:table-cell office:value-type="float" office:value="141045" table:style-name="ce6">
            <text:p>141,045<text:s/></text:p>
          </table:table-cell>
          <table:table-cell office:value-type="float" office:value="40832" table:style-name="ce6">
            <text:p>40,832<text:s/></text:p>
          </table:table-cell>
          <table:table-cell office:value-type="float" office:value="24880" table:style-name="ce6">
            <text:p>24,880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29135" table:style-name="ce6">
            <text:p>29,135<text:s/></text:p>
          </table:table-cell>
          <table:table-cell office:value-type="float" office:value="32869" table:style-name="ce6">
            <text:p>32,869<text:s/></text:p>
          </table:table-cell>
          <table:table-cell office:value-type="float" office:value="29614" table:style-name="ce6">
            <text:p>29,614<text:s/></text:p>
          </table:table-cell>
          <table:table-cell office:value-type="float" office:value="24355" table:style-name="ce6">
            <text:p>24,355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33584" table:style-name="ce6">
            <text:p>33,584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20142" table:style-name="ce6">
            <text:p>20,142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34572" table:style-name="ce6">
            <text:p>34,572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24171" table:style-name="ce6">
            <text:p>24,171<text:s/></text:p>
          </table:table-cell>
          <table:table-cell office:value-type="float" office:value="29393" table:style-name="ce6">
            <text:p>29,393<text:s/></text:p>
          </table:table-cell>
          <table:table-cell office:value-type="float" office:value="42293" table:style-name="ce6">
            <text:p>42,293<text:s/></text:p>
          </table:table-cell>
          <table:table-cell office:value-type="float" office:value="43013" table:style-name="ce6">
            <text:p>43,013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30927" table:style-name="ce6">
            <text:p>30,927<text:s/></text:p>
          </table:table-cell>
          <table:table-cell office:value-type="float" office:value="70081" table:style-name="ce6">
            <text:p>70,081<text:s/></text:p>
          </table:table-cell>
          <table:table-cell office:value-type="float" office:value="25446" table:style-name="ce6">
            <text:p>25,446<text:s/></text:p>
          </table:table-cell>
          <table:table-cell office:value-type="float" office:value="32437" table:style-name="ce6">
            <text:p>32,437<text:s/></text:p>
          </table:table-cell>
          <table:table-cell office:value-type="float" office:value="37930" table:style-name="ce6">
            <text:p>37,930<text:s/></text:p>
          </table:table-cell>
          <table:table-cell office:value-type="float" office:value="24962" table:style-name="ce6">
            <text:p>24,962<text:s/></text:p>
          </table:table-cell>
          <table:table-cell office:value-type="float" office:value="65593" table:style-name="ce6">
            <text:p>65,593<text:s/></text:p>
          </table:table-cell>
          <table:table-cell office:value-type="float" office:value="22244" table:style-name="ce6">
            <text:p>22,244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18174" table:style-name="ce6">
            <text:p>18,174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34050" table:style-name="ce6">
            <text:p>34,050<text:s/></text:p>
          </table:table-cell>
          <table:table-cell office:value-type="float" office:value="20406" table:style-name="ce6">
            <text:p>20,406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42591" table:style-name="ce6">
            <text:p>42,591<text:s/></text:p>
          </table:table-cell>
          <table:table-cell office:value-type="float" office:value="27051" table:style-name="ce6">
            <text:p>27,051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11807" table:style-name="ce6">
            <text:p>11,807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18576" table:style-name="ce6">
            <text:p>18,576<text:s/></text:p>
          </table:table-cell>
          <table:table-cell office:value-type="float" office:value="31547" table:style-name="ce6">
            <text:p>31,547<text:s/></text:p>
          </table:table-cell>
          <table:table-cell office:value-type="float" office:value="27020" table:style-name="ce6">
            <text:p>27,020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12753" table:style-name="ce6">
            <text:p>12,753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247" table:style-name="ce6">
            <text:p>9,247<text:s/></text:p>
          </table:table-cell>
          <table:table-cell table:number-columns-repeated="16275"/>
        </table:table-row>
        <table:table-row table:style-name="ro2">
          <table:table-cell office:value-type="date" office:date-value="2019-01-16T00:00:00" table:style-name="ce5">
            <text:p>2019/1/16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45818" table:style-name="ce6">
            <text:p>45,818<text:s/></text:p>
          </table:table-cell>
          <table:table-cell office:value-type="float" office:value="48466" table:style-name="ce6">
            <text:p>48,466<text:s/></text:p>
          </table:table-cell>
          <table:table-cell office:value-type="float" office:value="28526" table:style-name="ce6">
            <text:p>28,526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4973" table:style-name="ce6">
            <text:p>4,973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12236" table:style-name="ce6">
            <text:p>12,236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29616" table:style-name="ce6">
            <text:p>29,616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22794" table:style-name="ce6">
            <text:p>22,794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26692" table:style-name="ce6">
            <text:p>26,692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35819" table:style-name="ce6">
            <text:p>35,819<text:s/></text:p>
          </table:table-cell>
          <table:table-cell office:value-type="float" office:value="28953" table:style-name="ce6">
            <text:p>28,953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39685" table:style-name="ce6">
            <text:p>39,685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22288" table:style-name="ce6">
            <text:p>22,288<text:s/></text:p>
          </table:table-cell>
          <table:table-cell office:value-type="float" office:value="27611" table:style-name="ce6">
            <text:p>27,611<text:s/></text:p>
          </table:table-cell>
          <table:table-cell office:value-type="float" office:value="142178" table:style-name="ce6">
            <text:p>142,178<text:s/></text:p>
          </table:table-cell>
          <table:table-cell office:value-type="float" office:value="42640" table:style-name="ce6">
            <text:p>42,640<text:s/></text:p>
          </table:table-cell>
          <table:table-cell office:value-type="float" office:value="25109" table:style-name="ce6">
            <text:p>25,109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27613" table:style-name="ce6">
            <text:p>27,613<text:s/></text:p>
          </table:table-cell>
          <table:table-cell office:value-type="float" office:value="29419" table:style-name="ce6">
            <text:p>29,419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24125" table:style-name="ce6">
            <text:p>24,125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33367" table:style-name="ce6">
            <text:p>33,367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30238" table:style-name="ce6">
            <text:p>30,238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24441" table:style-name="ce6">
            <text:p>24,441<text:s/></text:p>
          </table:table-cell>
          <table:table-cell office:value-type="float" office:value="28799" table:style-name="ce6">
            <text:p>28,799<text:s/></text:p>
          </table:table-cell>
          <table:table-cell office:value-type="float" office:value="43649" table:style-name="ce6">
            <text:p>43,649<text:s/></text:p>
          </table:table-cell>
          <table:table-cell office:value-type="float" office:value="43749" table:style-name="ce6">
            <text:p>43,749<text:s/></text:p>
          </table:table-cell>
          <table:table-cell office:value-type="float" office:value="28146" table:style-name="ce6">
            <text:p>28,146<text:s/></text:p>
          </table:table-cell>
          <table:table-cell office:value-type="float" office:value="29854" table:style-name="ce6">
            <text:p>29,854<text:s/></text:p>
          </table:table-cell>
          <table:table-cell office:value-type="float" office:value="70145" table:style-name="ce6">
            <text:p>70,145<text:s/></text:p>
          </table:table-cell>
          <table:table-cell office:value-type="float" office:value="26987" table:style-name="ce6">
            <text:p>26,987<text:s/></text:p>
          </table:table-cell>
          <table:table-cell office:value-type="float" office:value="33213" table:style-name="ce6">
            <text:p>33,213<text:s/></text:p>
          </table:table-cell>
          <table:table-cell office:value-type="float" office:value="38797" table:style-name="ce6">
            <text:p>38,797<text:s/></text:p>
          </table:table-cell>
          <table:table-cell office:value-type="float" office:value="25792" table:style-name="ce6">
            <text:p>25,792<text:s/></text:p>
          </table:table-cell>
          <table:table-cell office:value-type="float" office:value="66953" table:style-name="ce6">
            <text:p>66,953<text:s/></text:p>
          </table:table-cell>
          <table:table-cell office:value-type="float" office:value="22987" table:style-name="ce6">
            <text:p>22,987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18704" table:style-name="ce6">
            <text:p>18,704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34642" table:style-name="ce6">
            <text:p>34,642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44299" table:style-name="ce6">
            <text:p>44,299<text:s/></text:p>
          </table:table-cell>
          <table:table-cell office:value-type="float" office:value="28364" table:style-name="ce6">
            <text:p>28,364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1754" table:style-name="ce6">
            <text:p>11,754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9282" table:style-name="ce6">
            <text:p>19,282<text:s/></text:p>
          </table:table-cell>
          <table:table-cell office:value-type="float" office:value="32116" table:style-name="ce6">
            <text:p>32,116<text:s/></text:p>
          </table:table-cell>
          <table:table-cell office:value-type="float" office:value="27193" table:style-name="ce6">
            <text:p>27,193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9284" table:style-name="ce6">
            <text:p>9,284<text:s/></text:p>
          </table:table-cell>
          <table:table-cell office:value-type="float" office:value="9268" table:style-name="ce6">
            <text:p>9,268<text:s/></text:p>
          </table:table-cell>
          <table:table-cell table:number-columns-repeated="16275"/>
        </table:table-row>
        <table:table-row table:style-name="ro2">
          <table:table-cell office:value-type="date" office:date-value="2019-01-17T00:00:00" table:style-name="ce5">
            <text:p>2019/1/17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16110" table:style-name="ce6">
            <text:p>16,110<text:s/></text:p>
          </table:table-cell>
          <table:table-cell office:value-type="float" office:value="46295" table:style-name="ce6">
            <text:p>46,295<text:s/></text:p>
          </table:table-cell>
          <table:table-cell office:value-type="float" office:value="49638" table:style-name="ce6">
            <text:p>49,638<text:s/></text:p>
          </table:table-cell>
          <table:table-cell office:value-type="float" office:value="28874" table:style-name="ce6">
            <text:p>28,874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16453" table:style-name="ce6">
            <text:p>16,453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8882" table:style-name="ce6">
            <text:p>18,882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32850" table:style-name="ce6">
            <text:p>32,850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23066" table:style-name="ce6">
            <text:p>23,066<text:s/></text:p>
          </table:table-cell>
          <table:table-cell office:value-type="float" office:value="16839" table:style-name="ce6">
            <text:p>16,83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27581" table:style-name="ce6">
            <text:p>27,581<text:s/></text:p>
          </table:table-cell>
          <table:table-cell office:value-type="float" office:value="19071" table:style-name="ce6">
            <text:p>19,071<text:s/></text:p>
          </table:table-cell>
          <table:table-cell office:value-type="float" office:value="35188" table:style-name="ce6">
            <text:p>35,188<text:s/></text:p>
          </table:table-cell>
          <table:table-cell office:value-type="float" office:value="29266" table:style-name="ce6">
            <text:p>29,266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39637" table:style-name="ce6">
            <text:p>39,637<text:s/></text:p>
          </table:table-cell>
          <table:table-cell office:value-type="float" office:value="29090" table:style-name="ce6">
            <text:p>29,090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27358" table:style-name="ce6">
            <text:p>27,358<text:s/></text:p>
          </table:table-cell>
          <table:table-cell office:value-type="float" office:value="143362" table:style-name="ce6">
            <text:p>143,362<text:s/></text:p>
          </table:table-cell>
          <table:table-cell office:value-type="float" office:value="42931" table:style-name="ce6">
            <text:p>42,931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25407" table:style-name="ce6">
            <text:p>25,407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31719" table:style-name="ce6">
            <text:p>31,719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24812" table:style-name="ce6">
            <text:p>24,812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33246" table:style-name="ce6">
            <text:p>33,246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30902" table:style-name="ce6">
            <text:p>30,902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23948" table:style-name="ce6">
            <text:p>23,948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43098" table:style-name="ce6">
            <text:p>43,098<text:s/></text:p>
          </table:table-cell>
          <table:table-cell office:value-type="float" office:value="43599" table:style-name="ce6">
            <text:p>43,599<text:s/></text:p>
          </table:table-cell>
          <table:table-cell office:value-type="float" office:value="28147" table:style-name="ce6">
            <text:p>28,147<text:s/></text:p>
          </table:table-cell>
          <table:table-cell office:value-type="float" office:value="31001" table:style-name="ce6">
            <text:p>31,001<text:s/></text:p>
          </table:table-cell>
          <table:table-cell office:value-type="float" office:value="71451" table:style-name="ce6">
            <text:p>71,451<text:s/></text:p>
          </table:table-cell>
          <table:table-cell office:value-type="float" office:value="25631" table:style-name="ce6">
            <text:p>25,631<text:s/></text:p>
          </table:table-cell>
          <table:table-cell office:value-type="float" office:value="33880" table:style-name="ce6">
            <text:p>33,880<text:s/></text:p>
          </table:table-cell>
          <table:table-cell office:value-type="float" office:value="39617" table:style-name="ce6">
            <text:p>39,617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67999" table:style-name="ce6">
            <text:p>67,999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18788" table:style-name="ce6">
            <text:p>18,788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38741" table:style-name="ce6">
            <text:p>38,741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13268" table:style-name="ce6">
            <text:p>13,268<text:s/></text:p>
          </table:table-cell>
          <table:table-cell office:value-type="float" office:value="44506" table:style-name="ce6">
            <text:p>44,506<text:s/></text:p>
          </table:table-cell>
          <table:table-cell office:value-type="float" office:value="29067" table:style-name="ce6">
            <text:p>29,067<text:s/></text:p>
          </table:table-cell>
          <table:table-cell office:value-type="float" office:value="27637" table:style-name="ce6">
            <text:p>27,637<text:s/></text:p>
          </table:table-cell>
          <table:table-cell office:value-type="float" office:value="26236" table:style-name="ce6">
            <text:p>26,236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32244" table:style-name="ce6">
            <text:p>32,244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9472" table:style-name="ce6">
            <text:p>9,472<text:s/></text:p>
          </table:table-cell>
          <table:table-cell table:number-columns-repeated="16275"/>
        </table:table-row>
        <table:table-row table:style-name="ro2">
          <table:table-cell office:value-type="date" office:date-value="2019-01-18T00:00:00" table:style-name="ce5">
            <text:p>2019/1/18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17811" table:style-name="ce6">
            <text:p>17,811<text:s/></text:p>
          </table:table-cell>
          <table:table-cell office:value-type="float" office:value="48416" table:style-name="ce6">
            <text:p>48,416<text:s/></text:p>
          </table:table-cell>
          <table:table-cell office:value-type="float" office:value="58420" table:style-name="ce6">
            <text:p>58,420<text:s/></text:p>
          </table:table-cell>
          <table:table-cell office:value-type="float" office:value="30005" table:style-name="ce6">
            <text:p>30,005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9455" table:style-name="ce6">
            <text:p>19,455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36595" table:style-name="ce6">
            <text:p>36,595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2659" table:style-name="ce6">
            <text:p>12,659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18744" table:style-name="ce6">
            <text:p>18,744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8968" table:style-name="ce6">
            <text:p>18,968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31955" table:style-name="ce6">
            <text:p>31,955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36914" table:style-name="ce6">
            <text:p>36,914<text:s/></text:p>
          </table:table-cell>
          <table:table-cell office:value-type="float" office:value="33146" table:style-name="ce6">
            <text:p>33,146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42968" table:style-name="ce6">
            <text:p>42,968<text:s/></text:p>
          </table:table-cell>
          <table:table-cell office:value-type="float" office:value="31266" table:style-name="ce6">
            <text:p>31,266<text:s/></text:p>
          </table:table-cell>
          <table:table-cell office:value-type="float" office:value="29083" table:style-name="ce6">
            <text:p>29,083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28669" table:style-name="ce6">
            <text:p>28,669<text:s/></text:p>
          </table:table-cell>
          <table:table-cell office:value-type="float" office:value="169433" table:style-name="ce6">
            <text:p>169,433<text:s/></text:p>
          </table:table-cell>
          <table:table-cell office:value-type="float" office:value="48467" table:style-name="ce6">
            <text:p>48,467<text:s/></text:p>
          </table:table-cell>
          <table:table-cell office:value-type="float" office:value="28333" table:style-name="ce6">
            <text:p>28,333<text:s/></text:p>
          </table:table-cell>
          <table:table-cell office:value-type="float" office:value="26902" table:style-name="ce6">
            <text:p>26,902<text:s/></text:p>
          </table:table-cell>
          <table:table-cell office:value-type="float" office:value="32348" table:style-name="ce6">
            <text:p>32,348<text:s/></text:p>
          </table:table-cell>
          <table:table-cell office:value-type="float" office:value="38072" table:style-name="ce6">
            <text:p>38,072<text:s/></text:p>
          </table:table-cell>
          <table:table-cell office:value-type="float" office:value="32079" table:style-name="ce6">
            <text:p>32,079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36073" table:style-name="ce6">
            <text:p>36,073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21907" table:style-name="ce6">
            <text:p>21,907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38616" table:style-name="ce6">
            <text:p>38,616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26078" table:style-name="ce6">
            <text:p>26,078<text:s/></text:p>
          </table:table-cell>
          <table:table-cell office:value-type="float" office:value="25185" table:style-name="ce6">
            <text:p>25,185<text:s/></text:p>
          </table:table-cell>
          <table:table-cell office:value-type="float" office:value="34055" table:style-name="ce6">
            <text:p>34,055<text:s/></text:p>
          </table:table-cell>
          <table:table-cell office:value-type="float" office:value="49179" table:style-name="ce6">
            <text:p>49,179<text:s/></text:p>
          </table:table-cell>
          <table:table-cell office:value-type="float" office:value="47235" table:style-name="ce6">
            <text:p>47,235<text:s/></text:p>
          </table:table-cell>
          <table:table-cell office:value-type="float" office:value="30035" table:style-name="ce6">
            <text:p>30,035<text:s/></text:p>
          </table:table-cell>
          <table:table-cell office:value-type="float" office:value="33803" table:style-name="ce6">
            <text:p>33,803<text:s/></text:p>
          </table:table-cell>
          <table:table-cell office:value-type="float" office:value="93350" table:style-name="ce6">
            <text:p>93,350<text:s/></text:p>
          </table:table-cell>
          <table:table-cell office:value-type="float" office:value="27299" table:style-name="ce6">
            <text:p>27,299<text:s/></text:p>
          </table:table-cell>
          <table:table-cell office:value-type="float" office:value="37411" table:style-name="ce6">
            <text:p>37,411<text:s/></text:p>
          </table:table-cell>
          <table:table-cell office:value-type="float" office:value="45285" table:style-name="ce6">
            <text:p>45,285<text:s/></text:p>
          </table:table-cell>
          <table:table-cell office:value-type="float" office:value="29746" table:style-name="ce6">
            <text:p>29,746<text:s/></text:p>
          </table:table-cell>
          <table:table-cell office:value-type="float" office:value="77406" table:style-name="ce6">
            <text:p>77,406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19482" table:style-name="ce6">
            <text:p>19,482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22195" table:style-name="ce6">
            <text:p>22,195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42679" table:style-name="ce6">
            <text:p>42,679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45862" table:style-name="ce6">
            <text:p>45,862<text:s/></text:p>
          </table:table-cell>
          <table:table-cell office:value-type="float" office:value="30707" table:style-name="ce6">
            <text:p>30,707<text:s/></text:p>
          </table:table-cell>
          <table:table-cell office:value-type="float" office:value="29107" table:style-name="ce6">
            <text:p>29,107<text:s/></text:p>
          </table:table-cell>
          <table:table-cell office:value-type="float" office:value="28171" table:style-name="ce6">
            <text:p>28,171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34142" table:style-name="ce6">
            <text:p>34,142<text:s/></text:p>
          </table:table-cell>
          <table:table-cell office:value-type="float" office:value="29901" table:style-name="ce6">
            <text:p>29,901<text:s/></text:p>
          </table:table-cell>
          <table:table-cell office:value-type="float" office:value="15327" table:style-name="ce6">
            <text:p>15,327<text:s/></text:p>
          </table:table-cell>
          <table:table-cell office:value-type="float" office:value="14591" table:style-name="ce6">
            <text:p>14,591<text:s/></text:p>
          </table:table-cell>
          <table:table-cell office:value-type="float" office:value="15234" table:style-name="ce6">
            <text:p>15,234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0315" table:style-name="ce6">
            <text:p>10,315<text:s/></text:p>
          </table:table-cell>
          <table:table-cell table:number-columns-repeated="16275"/>
        </table:table-row>
        <table:table-row table:style-name="ro2">
          <table:table-cell office:value-type="date" office:date-value="2019-01-19T00:00:00" table:style-name="ce5">
            <text:p>2019/1/19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15233" table:style-name="ce6">
            <text:p>15,233<text:s/></text:p>
          </table:table-cell>
          <table:table-cell office:value-type="float" office:value="40913" table:style-name="ce6">
            <text:p>40,913<text:s/></text:p>
          </table:table-cell>
          <table:table-cell office:value-type="float" office:value="59509" table:style-name="ce6">
            <text:p>59,509<text:s/></text:p>
          </table:table-cell>
          <table:table-cell office:value-type="float" office:value="22927" table:style-name="ce6">
            <text:p>22,927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47653" table:style-name="ce6">
            <text:p>47,653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20292" table:style-name="ce6">
            <text:p>20,292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29841" table:style-name="ce6">
            <text:p>29,841<text:s/></text:p>
          </table:table-cell>
          <table:table-cell office:value-type="float" office:value="19860" table:style-name="ce6">
            <text:p>19,860<text:s/></text:p>
          </table:table-cell>
          <table:table-cell office:value-type="float" office:value="33284" table:style-name="ce6">
            <text:p>33,284<text:s/></text:p>
          </table:table-cell>
          <table:table-cell office:value-type="float" office:value="35831" table:style-name="ce6">
            <text:p>35,831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38679" table:style-name="ce6">
            <text:p>38,679<text:s/></text:p>
          </table:table-cell>
          <table:table-cell office:value-type="float" office:value="28724" table:style-name="ce6">
            <text:p>28,724<text:s/></text:p>
          </table:table-cell>
          <table:table-cell office:value-type="float" office:value="25595" table:style-name="ce6">
            <text:p>25,595<text:s/></text:p>
          </table:table-cell>
          <table:table-cell office:value-type="float" office:value="22771" table:style-name="ce6">
            <text:p>22,771<text:s/></text:p>
          </table:table-cell>
          <table:table-cell office:value-type="float" office:value="18174" table:style-name="ce6">
            <text:p>18,174<text:s/></text:p>
          </table:table-cell>
          <table:table-cell office:value-type="float" office:value="178475" table:style-name="ce6">
            <text:p>178,475<text:s/></text:p>
          </table:table-cell>
          <table:table-cell office:value-type="float" office:value="50726" table:style-name="ce6">
            <text:p>50,726<text:s/></text:p>
          </table:table-cell>
          <table:table-cell office:value-type="float" office:value="25470" table:style-name="ce6">
            <text:p>25,470<text:s/></text:p>
          </table:table-cell>
          <table:table-cell office:value-type="float" office:value="23310" table:style-name="ce6">
            <text:p>23,310<text:s/></text:p>
          </table:table-cell>
          <table:table-cell office:value-type="float" office:value="31377" table:style-name="ce6">
            <text:p>31,377<text:s/></text:p>
          </table:table-cell>
          <table:table-cell office:value-type="float" office:value="38289" table:style-name="ce6">
            <text:p>38,289<text:s/></text:p>
          </table:table-cell>
          <table:table-cell office:value-type="float" office:value="31236" table:style-name="ce6">
            <text:p>31,236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30513" table:style-name="ce6">
            <text:p>30,513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20004" table:style-name="ce6">
            <text:p>20,004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42184" table:style-name="ce6">
            <text:p>42,184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22309" table:style-name="ce6">
            <text:p>22,309<text:s/></text:p>
          </table:table-cell>
          <table:table-cell office:value-type="float" office:value="21180" table:style-name="ce6">
            <text:p>21,180<text:s/></text:p>
          </table:table-cell>
          <table:table-cell office:value-type="float" office:value="32628" table:style-name="ce6">
            <text:p>32,628<text:s/></text:p>
          </table:table-cell>
          <table:table-cell office:value-type="float" office:value="48435" table:style-name="ce6">
            <text:p>48,435<text:s/></text:p>
          </table:table-cell>
          <table:table-cell office:value-type="float" office:value="40501" table:style-name="ce6">
            <text:p>40,501<text:s/></text:p>
          </table:table-cell>
          <table:table-cell office:value-type="float" office:value="27479" table:style-name="ce6">
            <text:p>27,479<text:s/></text:p>
          </table:table-cell>
          <table:table-cell office:value-type="float" office:value="33862" table:style-name="ce6">
            <text:p>33,862<text:s/></text:p>
          </table:table-cell>
          <table:table-cell office:value-type="float" office:value="92058" table:style-name="ce6">
            <text:p>92,058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38162" table:style-name="ce6">
            <text:p>38,162<text:s/></text:p>
          </table:table-cell>
          <table:table-cell office:value-type="float" office:value="43352" table:style-name="ce6">
            <text:p>43,352<text:s/></text:p>
          </table:table-cell>
          <table:table-cell office:value-type="float" office:value="29726" table:style-name="ce6">
            <text:p>29,726<text:s/></text:p>
          </table:table-cell>
          <table:table-cell office:value-type="float" office:value="76706" table:style-name="ce6">
            <text:p>76,706<text:s/></text:p>
          </table:table-cell>
          <table:table-cell office:value-type="float" office:value="19825" table:style-name="ce6">
            <text:p>19,825<text:s/></text:p>
          </table:table-cell>
          <table:table-cell office:value-type="float" office:value="17265" table:style-name="ce6">
            <text:p>17,265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46856" table:style-name="ce6">
            <text:p>46,856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6020" table:style-name="ce6">
            <text:p>16,020<text:s/></text:p>
          </table:table-cell>
          <table:table-cell office:value-type="float" office:value="38040" table:style-name="ce6">
            <text:p>38,040<text:s/></text:p>
          </table:table-cell>
          <table:table-cell office:value-type="float" office:value="22972" table:style-name="ce6">
            <text:p>22,972<text:s/></text:p>
          </table:table-cell>
          <table:table-cell office:value-type="float" office:value="24774" table:style-name="ce6">
            <text:p>24,774<text:s/></text:p>
          </table:table-cell>
          <table:table-cell office:value-type="float" office:value="26002" table:style-name="ce6">
            <text:p>26,002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30871" table:style-name="ce6">
            <text:p>30,871<text:s/></text:p>
          </table:table-cell>
          <table:table-cell office:value-type="float" office:value="28539" table:style-name="ce6">
            <text:p>28,539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9309" table:style-name="ce6">
            <text:p>9,309<text:s/></text:p>
          </table:table-cell>
          <table:table-cell table:number-columns-repeated="16275"/>
        </table:table-row>
        <table:table-row table:style-name="ro2">
          <table:table-cell office:value-type="date" office:date-value="2019-01-20T00:00:00" table:style-name="ce5">
            <text:p>2019/1/20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21980" table:style-name="ce6">
            <text:p>21,980<text:s/></text:p>
          </table:table-cell>
          <table:table-cell office:value-type="float" office:value="46565" table:style-name="ce6">
            <text:p>46,565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5260" table:style-name="ce6">
            <text:p>5,260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42247" table:style-name="ce6">
            <text:p>42,247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26207" table:style-name="ce6">
            <text:p>26,207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31656" table:style-name="ce6">
            <text:p>31,656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30876" table:style-name="ce6">
            <text:p>30,876<text:s/></text:p>
          </table:table-cell>
          <table:table-cell office:value-type="float" office:value="21944" table:style-name="ce6">
            <text:p>21,944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167553" table:style-name="ce6">
            <text:p>167,553<text:s/></text:p>
          </table:table-cell>
          <table:table-cell office:value-type="float" office:value="41683" table:style-name="ce6">
            <text:p>41,683<text:s/></text:p>
          </table:table-cell>
          <table:table-cell office:value-type="float" office:value="18384" table:style-name="ce6">
            <text:p>18,384<text:s/></text:p>
          </table:table-cell>
          <table:table-cell office:value-type="float" office:value="18655" table:style-name="ce6">
            <text:p>18,655<text:s/></text:p>
          </table:table-cell>
          <table:table-cell office:value-type="float" office:value="25956" table:style-name="ce6">
            <text:p>25,956<text:s/></text:p>
          </table:table-cell>
          <table:table-cell office:value-type="float" office:value="32060" table:style-name="ce6">
            <text:p>32,060<text:s/></text:p>
          </table:table-cell>
          <table:table-cell office:value-type="float" office:value="25739" table:style-name="ce6">
            <text:p>25,739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6625" table:style-name="ce6">
            <text:p>16,625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34277" table:style-name="ce6">
            <text:p>34,277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25953" table:style-name="ce6">
            <text:p>25,953<text:s/></text:p>
          </table:table-cell>
          <table:table-cell office:value-type="float" office:value="40595" table:style-name="ce6">
            <text:p>40,595<text:s/></text:p>
          </table:table-cell>
          <table:table-cell office:value-type="float" office:value="30901" table:style-name="ce6">
            <text:p>30,901<text:s/></text:p>
          </table:table-cell>
          <table:table-cell office:value-type="float" office:value="20878" table:style-name="ce6">
            <text:p>20,878<text:s/></text:p>
          </table:table-cell>
          <table:table-cell office:value-type="float" office:value="30319" table:style-name="ce6">
            <text:p>30,319<text:s/></text:p>
          </table:table-cell>
          <table:table-cell office:value-type="float" office:value="79894" table:style-name="ce6">
            <text:p>79,894<text:s/></text:p>
          </table:table-cell>
          <table:table-cell office:value-type="float" office:value="14588" table:style-name="ce6">
            <text:p>14,588<text:s/></text:p>
          </table:table-cell>
          <table:table-cell office:value-type="float" office:value="31742" table:style-name="ce6">
            <text:p>31,742<text:s/></text:p>
          </table:table-cell>
          <table:table-cell office:value-type="float" office:value="31653" table:style-name="ce6">
            <text:p>31,653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58089" table:style-name="ce6">
            <text:p>58,089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38873" table:style-name="ce6">
            <text:p>38,873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7795" table:style-name="ce6">
            <text:p>17,795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20788" table:style-name="ce6">
            <text:p>20,788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7465" table:style-name="ce6">
            <text:p>7,465<text:s/></text:p>
          </table:table-cell>
          <table:table-cell table:number-columns-repeated="16275"/>
        </table:table-row>
        <table:table-row table:style-name="ro2">
          <table:table-cell office:value-type="date" office:date-value="2019-01-21T00:00:00" table:style-name="ce5">
            <text:p>2019/1/21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16170" table:style-name="ce6">
            <text:p>16,170<text:s/></text:p>
          </table:table-cell>
          <table:table-cell office:value-type="float" office:value="45994" table:style-name="ce6">
            <text:p>45,994<text:s/></text:p>
          </table:table-cell>
          <table:table-cell office:value-type="float" office:value="48207" table:style-name="ce6">
            <text:p>48,207<text:s/></text:p>
          </table:table-cell>
          <table:table-cell office:value-type="float" office:value="25098" table:style-name="ce6">
            <text:p>25,098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5430" table:style-name="ce6">
            <text:p>5,430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3533" table:style-name="ce6">
            <text:p>13,533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3024" table:style-name="ce6">
            <text:p>3,024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37696" table:style-name="ce6">
            <text:p>37,696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22112" table:style-name="ce6">
            <text:p>22,112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19155" table:style-name="ce6">
            <text:p>19,155<text:s/></text:p>
          </table:table-cell>
          <table:table-cell office:value-type="float" office:value="35387" table:style-name="ce6">
            <text:p>35,387<text:s/></text:p>
          </table:table-cell>
          <table:table-cell office:value-type="float" office:value="32979" table:style-name="ce6">
            <text:p>32,979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39465" table:style-name="ce6">
            <text:p>39,465<text:s/></text:p>
          </table:table-cell>
          <table:table-cell office:value-type="float" office:value="28361" table:style-name="ce6">
            <text:p>28,361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28383" table:style-name="ce6">
            <text:p>28,383<text:s/></text:p>
          </table:table-cell>
          <table:table-cell office:value-type="float" office:value="155736" table:style-name="ce6">
            <text:p>155,736<text:s/></text:p>
          </table:table-cell>
          <table:table-cell office:value-type="float" office:value="41842" table:style-name="ce6">
            <text:p>41,842<text:s/></text:p>
          </table:table-cell>
          <table:table-cell office:value-type="float" office:value="26219" table:style-name="ce6">
            <text:p>26,219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29001" table:style-name="ce6">
            <text:p>29,001<text:s/></text:p>
          </table:table-cell>
          <table:table-cell office:value-type="float" office:value="27705" table:style-name="ce6">
            <text:p>27,705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18583" table:style-name="ce6">
            <text:p>18,583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30986" table:style-name="ce6">
            <text:p>30,986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43930" table:style-name="ce6">
            <text:p>43,930<text:s/></text:p>
          </table:table-cell>
          <table:table-cell office:value-type="float" office:value="41002" table:style-name="ce6">
            <text:p>41,002<text:s/></text:p>
          </table:table-cell>
          <table:table-cell office:value-type="float" office:value="27502" table:style-name="ce6">
            <text:p>27,502<text:s/></text:p>
          </table:table-cell>
          <table:table-cell office:value-type="float" office:value="30714" table:style-name="ce6">
            <text:p>30,714<text:s/></text:p>
          </table:table-cell>
          <table:table-cell office:value-type="float" office:value="76103" table:style-name="ce6">
            <text:p>76,103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34880" table:style-name="ce6">
            <text:p>34,880<text:s/></text:p>
          </table:table-cell>
          <table:table-cell office:value-type="float" office:value="38537" table:style-name="ce6">
            <text:p>38,537<text:s/></text:p>
          </table:table-cell>
          <table:table-cell office:value-type="float" office:value="26241" table:style-name="ce6">
            <text:p>26,241<text:s/></text:p>
          </table:table-cell>
          <table:table-cell office:value-type="float" office:value="65894" table:style-name="ce6">
            <text:p>65,894<text:s/></text:p>
          </table:table-cell>
          <table:table-cell office:value-type="float" office:value="20856" table:style-name="ce6">
            <text:p>20,856<text:s/></text:p>
          </table:table-cell>
          <table:table-cell office:value-type="float" office:value="18005" table:style-name="ce6">
            <text:p>18,005<text:s/></text:p>
          </table:table-cell>
          <table:table-cell office:value-type="float" office:value="15507" table:style-name="ce6">
            <text:p>15,507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38390" table:style-name="ce6">
            <text:p>38,390<text:s/></text:p>
          </table:table-cell>
          <table:table-cell office:value-type="float" office:value="20491" table:style-name="ce6">
            <text:p>20,491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14404" table:style-name="ce6">
            <text:p>14,404<text:s/></text:p>
          </table:table-cell>
          <table:table-cell office:value-type="float" office:value="43169" table:style-name="ce6">
            <text:p>43,169<text:s/></text:p>
          </table:table-cell>
          <table:table-cell office:value-type="float" office:value="26626" table:style-name="ce6">
            <text:p>26,626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18906" table:style-name="ce6">
            <text:p>18,906<text:s/></text:p>
          </table:table-cell>
          <table:table-cell office:value-type="float" office:value="32296" table:style-name="ce6">
            <text:p>32,296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13526" table:style-name="ce6">
            <text:p>13,526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9125" table:style-name="ce6">
            <text:p>9,125<text:s/></text:p>
          </table:table-cell>
          <table:table-cell table:number-columns-repeated="16275"/>
        </table:table-row>
        <table:table-row table:style-name="ro2">
          <table:table-cell office:value-type="date" office:date-value="2019-01-22T00:00:00" table:style-name="ce5">
            <text:p>2019/1/22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45743" table:style-name="ce6">
            <text:p>45,743<text:s/></text:p>
          </table:table-cell>
          <table:table-cell office:value-type="float" office:value="49503" table:style-name="ce6">
            <text:p>49,503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34315" table:style-name="ce6">
            <text:p>34,315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10602" table:style-name="ce6">
            <text:p>10,602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7100" table:style-name="ce6">
            <text:p>17,100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6874" table:style-name="ce6">
            <text:p>16,874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27792" table:style-name="ce6">
            <text:p>27,792<text:s/></text:p>
          </table:table-cell>
          <table:table-cell office:value-type="float" office:value="19427" table:style-name="ce6">
            <text:p>19,427<text:s/></text:p>
          </table:table-cell>
          <table:table-cell office:value-type="float" office:value="35866" table:style-name="ce6">
            <text:p>35,866<text:s/></text:p>
          </table:table-cell>
          <table:table-cell office:value-type="float" office:value="36821" table:style-name="ce6">
            <text:p>36,821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39156" table:style-name="ce6">
            <text:p>39,156<text:s/></text:p>
          </table:table-cell>
          <table:table-cell office:value-type="float" office:value="28412" table:style-name="ce6">
            <text:p>28,412<text:s/></text:p>
          </table:table-cell>
          <table:table-cell office:value-type="float" office:value="26831" table:style-name="ce6">
            <text:p>26,831<text:s/></text:p>
          </table:table-cell>
          <table:table-cell office:value-type="float" office:value="21743" table:style-name="ce6">
            <text:p>21,743<text:s/></text:p>
          </table:table-cell>
          <table:table-cell office:value-type="float" office:value="28519" table:style-name="ce6">
            <text:p>28,519<text:s/></text:p>
          </table:table-cell>
          <table:table-cell office:value-type="float" office:value="152449" table:style-name="ce6">
            <text:p>152,449<text:s/></text:p>
          </table:table-cell>
          <table:table-cell office:value-type="float" office:value="43375" table:style-name="ce6">
            <text:p>43,375<text:s/></text:p>
          </table:table-cell>
          <table:table-cell office:value-type="float" office:value="27782" table:style-name="ce6">
            <text:p>27,782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30505" table:style-name="ce6">
            <text:p>30,505<text:s/></text:p>
          </table:table-cell>
          <table:table-cell office:value-type="float" office:value="29203" table:style-name="ce6">
            <text:p>29,203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32965" table:style-name="ce6">
            <text:p>32,965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9552" table:style-name="ce6">
            <text:p>19,552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32027" table:style-name="ce6">
            <text:p>32,027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7489" table:style-name="ce6">
            <text:p>7,489<text:s/></text:p>
          </table:table-cell>
          <table:table-cell office:value-type="float" office:value="22191" table:style-name="ce6">
            <text:p>22,191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29696" table:style-name="ce6">
            <text:p>29,696<text:s/></text:p>
          </table:table-cell>
          <table:table-cell office:value-type="float" office:value="43672" table:style-name="ce6">
            <text:p>43,672<text:s/></text:p>
          </table:table-cell>
          <table:table-cell office:value-type="float" office:value="41281" table:style-name="ce6">
            <text:p>41,281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30670" table:style-name="ce6">
            <text:p>30,670<text:s/></text:p>
          </table:table-cell>
          <table:table-cell office:value-type="float" office:value="75574" table:style-name="ce6">
            <text:p>75,574<text:s/></text:p>
          </table:table-cell>
          <table:table-cell office:value-type="float" office:value="22818" table:style-name="ce6">
            <text:p>22,818<text:s/></text:p>
          </table:table-cell>
          <table:table-cell office:value-type="float" office:value="34289" table:style-name="ce6">
            <text:p>34,289<text:s/></text:p>
          </table:table-cell>
          <table:table-cell office:value-type="float" office:value="40122" table:style-name="ce6">
            <text:p>40,122<text:s/></text:p>
          </table:table-cell>
          <table:table-cell office:value-type="float" office:value="26885" table:style-name="ce6">
            <text:p>26,885<text:s/></text:p>
          </table:table-cell>
          <table:table-cell office:value-type="float" office:value="66166" table:style-name="ce6">
            <text:p>66,166<text:s/></text:p>
          </table:table-cell>
          <table:table-cell office:value-type="float" office:value="20839" table:style-name="ce6">
            <text:p>20,839<text:s/></text:p>
          </table:table-cell>
          <table:table-cell office:value-type="float" office:value="17369" table:style-name="ce6">
            <text:p>17,369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35442" table:style-name="ce6">
            <text:p>35,442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43318" table:style-name="ce6">
            <text:p>43,318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26440" table:style-name="ce6">
            <text:p>26,440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2526" table:style-name="ce6">
            <text:p>12,526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31957" table:style-name="ce6">
            <text:p>31,957<text:s/></text:p>
          </table:table-cell>
          <table:table-cell office:value-type="float" office:value="27373" table:style-name="ce6">
            <text:p>27,373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2366" table:style-name="ce6">
            <text:p>12,366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9146" table:style-name="ce6">
            <text:p>9,146<text:s/></text:p>
          </table:table-cell>
          <table:table-cell table:number-columns-repeated="16275"/>
        </table:table-row>
        <table:table-row table:style-name="ro2">
          <table:table-cell office:value-type="date" office:date-value="2019-01-23T00:00:00" table:style-name="ce5">
            <text:p>2019/1/23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46302" table:style-name="ce6">
            <text:p>46,302<text:s/></text:p>
          </table:table-cell>
          <table:table-cell office:value-type="float" office:value="53318" table:style-name="ce6">
            <text:p>53,318<text:s/></text:p>
          </table:table-cell>
          <table:table-cell office:value-type="float" office:value="26059" table:style-name="ce6">
            <text:p>26,059<text:s/></text:p>
          </table:table-cell>
          <table:table-cell office:value-type="float" office:value="15003" table:style-name="ce6">
            <text:p>15,003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4158" table:style-name="ce6">
            <text:p>14,158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18983" table:style-name="ce6">
            <text:p>18,983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35686" table:style-name="ce6">
            <text:p>35,686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7603" table:style-name="ce6">
            <text:p>17,603<text:s/></text:p>
          </table:table-cell>
          <table:table-cell office:value-type="float" office:value="23006" table:style-name="ce6">
            <text:p>23,006<text:s/></text:p>
          </table:table-cell>
          <table:table-cell office:value-type="float" office:value="16993" table:style-name="ce6">
            <text:p>16,993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28561" table:style-name="ce6">
            <text:p>28,561<text:s/></text:p>
          </table:table-cell>
          <table:table-cell office:value-type="float" office:value="19690" table:style-name="ce6">
            <text:p>19,690<text:s/></text:p>
          </table:table-cell>
          <table:table-cell office:value-type="float" office:value="36437" table:style-name="ce6">
            <text:p>36,437<text:s/></text:p>
          </table:table-cell>
          <table:table-cell office:value-type="float" office:value="39222" table:style-name="ce6">
            <text:p>39,222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39796" table:style-name="ce6">
            <text:p>39,796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26977" table:style-name="ce6">
            <text:p>26,977<text:s/></text:p>
          </table:table-cell>
          <table:table-cell office:value-type="float" office:value="22287" table:style-name="ce6">
            <text:p>22,287<text:s/></text:p>
          </table:table-cell>
          <table:table-cell office:value-type="float" office:value="28778" table:style-name="ce6">
            <text:p>28,778<text:s/></text:p>
          </table:table-cell>
          <table:table-cell office:value-type="float" office:value="154914" table:style-name="ce6">
            <text:p>154,914<text:s/></text:p>
          </table:table-cell>
          <table:table-cell office:value-type="float" office:value="44843" table:style-name="ce6">
            <text:p>44,843<text:s/></text:p>
          </table:table-cell>
          <table:table-cell office:value-type="float" office:value="28648" table:style-name="ce6">
            <text:p>28,648<text:s/></text:p>
          </table:table-cell>
          <table:table-cell office:value-type="float" office:value="24417" table:style-name="ce6">
            <text:p>24,417<text:s/></text:p>
          </table:table-cell>
          <table:table-cell office:value-type="float" office:value="28425" table:style-name="ce6">
            <text:p>28,425<text:s/></text:p>
          </table:table-cell>
          <table:table-cell office:value-type="float" office:value="31641" table:style-name="ce6">
            <text:p>31,641<text:s/></text:p>
          </table:table-cell>
          <table:table-cell office:value-type="float" office:value="29971" table:style-name="ce6">
            <text:p>29,971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34166" table:style-name="ce6">
            <text:p>34,166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2633" table:style-name="ce6">
            <text:p>12,633<text:s/></text:p>
          </table:table-cell>
          <table:table-cell office:value-type="float" office:value="34098" table:style-name="ce6">
            <text:p>34,098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24189" table:style-name="ce6">
            <text:p>24,189<text:s/></text:p>
          </table:table-cell>
          <table:table-cell office:value-type="float" office:value="30313" table:style-name="ce6">
            <text:p>30,313<text:s/></text:p>
          </table:table-cell>
          <table:table-cell office:value-type="float" office:value="45242" table:style-name="ce6">
            <text:p>45,242<text:s/></text:p>
          </table:table-cell>
          <table:table-cell office:value-type="float" office:value="41494" table:style-name="ce6">
            <text:p>41,494<text:s/></text:p>
          </table:table-cell>
          <table:table-cell office:value-type="float" office:value="28539" table:style-name="ce6">
            <text:p>28,539<text:s/></text:p>
          </table:table-cell>
          <table:table-cell office:value-type="float" office:value="31467" table:style-name="ce6">
            <text:p>31,467<text:s/></text:p>
          </table:table-cell>
          <table:table-cell office:value-type="float" office:value="77432" table:style-name="ce6">
            <text:p>77,432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35062" table:style-name="ce6">
            <text:p>35,062<text:s/></text:p>
          </table:table-cell>
          <table:table-cell office:value-type="float" office:value="40003" table:style-name="ce6">
            <text:p>40,003<text:s/></text:p>
          </table:table-cell>
          <table:table-cell office:value-type="float" office:value="27679" table:style-name="ce6">
            <text:p>27,679<text:s/></text:p>
          </table:table-cell>
          <table:table-cell office:value-type="float" office:value="68426" table:style-name="ce6">
            <text:p>68,426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5679" table:style-name="ce6">
            <text:p>15,679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37081" table:style-name="ce6">
            <text:p>37,081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44031" table:style-name="ce6">
            <text:p>44,031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27498" table:style-name="ce6">
            <text:p>27,498<text:s/></text:p>
          </table:table-cell>
          <table:table-cell office:value-type="float" office:value="26207" table:style-name="ce6">
            <text:p>26,207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32664" table:style-name="ce6">
            <text:p>32,664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13836" table:style-name="ce6">
            <text:p>13,836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9298" table:style-name="ce6">
            <text:p>9,298<text:s/></text:p>
          </table:table-cell>
          <table:table-cell table:number-columns-repeated="16275"/>
        </table:table-row>
        <table:table-row table:style-name="ro2">
          <table:table-cell office:value-type="date" office:date-value="2019-01-24T00:00:00" table:style-name="ce5">
            <text:p>2019/1/24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16678" table:style-name="ce6">
            <text:p>16,678<text:s/></text:p>
          </table:table-cell>
          <table:table-cell office:value-type="float" office:value="46849" table:style-name="ce6">
            <text:p>46,849<text:s/></text:p>
          </table:table-cell>
          <table:table-cell office:value-type="float" office:value="52379" table:style-name="ce6">
            <text:p>52,379<text:s/></text:p>
          </table:table-cell>
          <table:table-cell office:value-type="float" office:value="28276" table:style-name="ce6">
            <text:p>28,276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14266" table:style-name="ce6">
            <text:p>14,266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8768" table:style-name="ce6">
            <text:p>18,768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5708" table:style-name="ce6">
            <text:p>5,708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29983" table:style-name="ce6">
            <text:p>29,983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12617" table:style-name="ce6">
            <text:p>12,617<text:s/></text:p>
          </table:table-cell>
          <table:table-cell office:value-type="float" office:value="17906" table:style-name="ce6">
            <text:p>17,906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28762" table:style-name="ce6">
            <text:p>28,762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36510" table:style-name="ce6">
            <text:p>36,510<text:s/></text:p>
          </table:table-cell>
          <table:table-cell office:value-type="float" office:value="41163" table:style-name="ce6">
            <text:p>41,163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39925" table:style-name="ce6">
            <text:p>39,925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27046" table:style-name="ce6">
            <text:p>27,046<text:s/></text:p>
          </table:table-cell>
          <table:table-cell office:value-type="float" office:value="22535" table:style-name="ce6">
            <text:p>22,535<text:s/></text:p>
          </table:table-cell>
          <table:table-cell office:value-type="float" office:value="29069" table:style-name="ce6">
            <text:p>29,069<text:s/></text:p>
          </table:table-cell>
          <table:table-cell office:value-type="float" office:value="157671" table:style-name="ce6">
            <text:p>157,671<text:s/></text:p>
          </table:table-cell>
          <table:table-cell office:value-type="float" office:value="45066" table:style-name="ce6">
            <text:p>45,066<text:s/></text:p>
          </table:table-cell>
          <table:table-cell office:value-type="float" office:value="28794" table:style-name="ce6">
            <text:p>28,794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29041" table:style-name="ce6">
            <text:p>29,041<text:s/></text:p>
          </table:table-cell>
          <table:table-cell office:value-type="float" office:value="32843" table:style-name="ce6">
            <text:p>32,843<text:s/></text:p>
          </table:table-cell>
          <table:table-cell office:value-type="float" office:value="30186" table:style-name="ce6">
            <text:p>30,186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34379" table:style-name="ce6">
            <text:p>34,379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35742" table:style-name="ce6">
            <text:p>35,742<text:s/></text:p>
          </table:table-cell>
          <table:table-cell office:value-type="float" office:value="8659" table:style-name="ce6">
            <text:p>8,659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30880" table:style-name="ce6">
            <text:p>30,880<text:s/></text:p>
          </table:table-cell>
          <table:table-cell office:value-type="float" office:value="44744" table:style-name="ce6">
            <text:p>44,744<text:s/></text:p>
          </table:table-cell>
          <table:table-cell office:value-type="float" office:value="41909" table:style-name="ce6">
            <text:p>41,909<text:s/></text:p>
          </table:table-cell>
          <table:table-cell office:value-type="float" office:value="28821" table:style-name="ce6">
            <text:p>28,821<text:s/></text:p>
          </table:table-cell>
          <table:table-cell office:value-type="float" office:value="32103" table:style-name="ce6">
            <text:p>32,103<text:s/></text:p>
          </table:table-cell>
          <table:table-cell office:value-type="float" office:value="78133" table:style-name="ce6">
            <text:p>78,133<text:s/></text:p>
          </table:table-cell>
          <table:table-cell office:value-type="float" office:value="24653" table:style-name="ce6">
            <text:p>24,653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40759" table:style-name="ce6">
            <text:p>40,759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69941" table:style-name="ce6">
            <text:p>69,941<text:s/></text:p>
          </table:table-cell>
          <table:table-cell office:value-type="float" office:value="21232" table:style-name="ce6">
            <text:p>21,232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18355" table:style-name="ce6">
            <text:p>18,355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38297" table:style-name="ce6">
            <text:p>38,297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44777" table:style-name="ce6">
            <text:p>44,777<text:s/></text:p>
          </table:table-cell>
          <table:table-cell office:value-type="float" office:value="26508" table:style-name="ce6">
            <text:p>26,508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5438" table:style-name="ce6">
            <text:p>5,438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0355" table:style-name="ce6">
            <text:p>10,355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18722" table:style-name="ce6">
            <text:p>18,722<text:s/></text:p>
          </table:table-cell>
          <table:table-cell office:value-type="float" office:value="32731" table:style-name="ce6">
            <text:p>32,731<text:s/></text:p>
          </table:table-cell>
          <table:table-cell office:value-type="float" office:value="27947" table:style-name="ce6">
            <text:p>27,947<text:s/></text:p>
          </table:table-cell>
          <table:table-cell office:value-type="float" office:value="13775" table:style-name="ce6">
            <text:p>13,775<text:s/></text:p>
          </table:table-cell>
          <table:table-cell office:value-type="float" office:value="13699" table:style-name="ce6">
            <text:p>13,699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9355" table:style-name="ce6">
            <text:p>9,355<text:s/></text:p>
          </table:table-cell>
          <table:table-cell table:number-columns-repeated="16275"/>
        </table:table-row>
        <table:table-row table:style-name="ro2">
          <table:table-cell office:value-type="date" office:date-value="2019-01-25T00:00:00" table:style-name="ce5">
            <text:p>2019/1/25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48823" table:style-name="ce6">
            <text:p>48,823<text:s/></text:p>
          </table:table-cell>
          <table:table-cell office:value-type="float" office:value="58822" table:style-name="ce6">
            <text:p>58,822<text:s/></text:p>
          </table:table-cell>
          <table:table-cell office:value-type="float" office:value="30367" table:style-name="ce6">
            <text:p>30,367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14713" table:style-name="ce6">
            <text:p>14,713<text:s/></text:p>
          </table:table-cell>
          <table:table-cell office:value-type="float" office:value="19482" table:style-name="ce6">
            <text:p>19,482<text:s/></text:p>
          </table:table-cell>
          <table:table-cell office:value-type="float" office:value="17846" table:style-name="ce6">
            <text:p>17,846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33851" table:style-name="ce6">
            <text:p>33,851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11616" table:style-name="ce6">
            <text:p>11,616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23794" table:style-name="ce6">
            <text:p>23,794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29757" table:style-name="ce6">
            <text:p>29,757<text:s/></text:p>
          </table:table-cell>
          <table:table-cell office:value-type="float" office:value="20881" table:style-name="ce6">
            <text:p>20,881<text:s/></text:p>
          </table:table-cell>
          <table:table-cell office:value-type="float" office:value="37769" table:style-name="ce6">
            <text:p>37,769<text:s/></text:p>
          </table:table-cell>
          <table:table-cell office:value-type="float" office:value="43669" table:style-name="ce6">
            <text:p>43,669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40991" table:style-name="ce6">
            <text:p>40,991<text:s/></text:p>
          </table:table-cell>
          <table:table-cell office:value-type="float" office:value="29941" table:style-name="ce6">
            <text:p>29,941<text:s/></text:p>
          </table:table-cell>
          <table:table-cell office:value-type="float" office:value="28131" table:style-name="ce6">
            <text:p>28,131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28711" table:style-name="ce6">
            <text:p>28,711<text:s/></text:p>
          </table:table-cell>
          <table:table-cell office:value-type="float" office:value="183360" table:style-name="ce6">
            <text:p>183,360<text:s/></text:p>
          </table:table-cell>
          <table:table-cell office:value-type="float" office:value="50355" table:style-name="ce6">
            <text:p>50,355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27079" table:style-name="ce6">
            <text:p>27,079<text:s/></text:p>
          </table:table-cell>
          <table:table-cell office:value-type="float" office:value="35367" table:style-name="ce6">
            <text:p>35,367<text:s/></text:p>
          </table:table-cell>
          <table:table-cell office:value-type="float" office:value="36236" table:style-name="ce6">
            <text:p>36,236<text:s/></text:p>
          </table:table-cell>
          <table:table-cell office:value-type="float" office:value="32340" table:style-name="ce6">
            <text:p>32,340<text:s/></text:p>
          </table:table-cell>
          <table:table-cell office:value-type="float" office:value="27556" table:style-name="ce6">
            <text:p>27,556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34453" table:style-name="ce6">
            <text:p>34,453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20789" table:style-name="ce6">
            <text:p>20,789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37834" table:style-name="ce6">
            <text:p>37,834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5975" table:style-name="ce6">
            <text:p>15,975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33060" table:style-name="ce6">
            <text:p>33,060<text:s/></text:p>
          </table:table-cell>
          <table:table-cell office:value-type="float" office:value="49197" table:style-name="ce6">
            <text:p>49,197<text:s/></text:p>
          </table:table-cell>
          <table:table-cell office:value-type="float" office:value="43452" table:style-name="ce6">
            <text:p>43,452<text:s/></text:p>
          </table:table-cell>
          <table:table-cell office:value-type="float" office:value="29385" table:style-name="ce6">
            <text:p>29,385<text:s/></text:p>
          </table:table-cell>
          <table:table-cell office:value-type="float" office:value="32964" table:style-name="ce6">
            <text:p>32,964<text:s/></text:p>
          </table:table-cell>
          <table:table-cell office:value-type="float" office:value="86990" table:style-name="ce6">
            <text:p>86,990<text:s/></text:p>
          </table:table-cell>
          <table:table-cell office:value-type="float" office:value="25030" table:style-name="ce6">
            <text:p>25,030<text:s/></text:p>
          </table:table-cell>
          <table:table-cell office:value-type="float" office:value="38422" table:style-name="ce6">
            <text:p>38,422<text:s/></text:p>
          </table:table-cell>
          <table:table-cell office:value-type="float" office:value="45391" table:style-name="ce6">
            <text:p>45,391<text:s/></text:p>
          </table:table-cell>
          <table:table-cell office:value-type="float" office:value="30985" table:style-name="ce6">
            <text:p>30,985<text:s/></text:p>
          </table:table-cell>
          <table:table-cell office:value-type="float" office:value="79444" table:style-name="ce6">
            <text:p>79,444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19404" table:style-name="ce6">
            <text:p>19,404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21494" table:style-name="ce6">
            <text:p>21,494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57054" table:style-name="ce6">
            <text:p>57,054<text:s/></text:p>
          </table:table-cell>
          <table:table-cell office:value-type="float" office:value="23362" table:style-name="ce6">
            <text:p>23,362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16328" table:style-name="ce6">
            <text:p>16,328<text:s/></text:p>
          </table:table-cell>
          <table:table-cell office:value-type="float" office:value="46483" table:style-name="ce6">
            <text:p>46,483<text:s/></text:p>
          </table:table-cell>
          <table:table-cell office:value-type="float" office:value="26180" table:style-name="ce6">
            <text:p>26,180<text:s/></text:p>
          </table:table-cell>
          <table:table-cell office:value-type="float" office:value="28417" table:style-name="ce6">
            <text:p>28,417<text:s/></text:p>
          </table:table-cell>
          <table:table-cell office:value-type="float" office:value="27827" table:style-name="ce6">
            <text:p>27,827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7243" table:style-name="ce6">
            <text:p>7,243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34501" table:style-name="ce6">
            <text:p>34,501<text:s/></text:p>
          </table:table-cell>
          <table:table-cell office:value-type="float" office:value="29446" table:style-name="ce6">
            <text:p>29,446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9805" table:style-name="ce6">
            <text:p>9,805<text:s/></text:p>
          </table:table-cell>
          <table:table-cell table:number-columns-repeated="16275"/>
        </table:table-row>
        <table:table-row table:style-name="ro2">
          <table:table-cell office:value-type="date" office:date-value="2019-01-26T00:00:00" table:style-name="ce5">
            <text:p>2019/1/26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29268" table:style-name="ce6">
            <text:p>29,268<text:s/></text:p>
          </table:table-cell>
          <table:table-cell office:value-type="float" office:value="59849" table:style-name="ce6">
            <text:p>59,849<text:s/></text:p>
          </table:table-cell>
          <table:table-cell office:value-type="float" office:value="22282" table:style-name="ce6">
            <text:p>22,282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1712" table:style-name="ce6">
            <text:p>1,712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7529" table:style-name="ce6">
            <text:p>7,529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27732" table:style-name="ce6">
            <text:p>27,732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30072" table:style-name="ce6">
            <text:p>30,072<text:s/></text:p>
          </table:table-cell>
          <table:table-cell office:value-type="float" office:value="46294" table:style-name="ce6">
            <text:p>46,294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35542" table:style-name="ce6">
            <text:p>35,542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19842" table:style-name="ce6">
            <text:p>19,842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84852" table:style-name="ce6">
            <text:p>184,852<text:s/></text:p>
          </table:table-cell>
          <table:table-cell office:value-type="float" office:value="51415" table:style-name="ce6">
            <text:p>51,415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21082" table:style-name="ce6">
            <text:p>21,082<text:s/></text:p>
          </table:table-cell>
          <table:table-cell office:value-type="float" office:value="33881" table:style-name="ce6">
            <text:p>33,881<text:s/></text:p>
          </table:table-cell>
          <table:table-cell office:value-type="float" office:value="37022" table:style-name="ce6">
            <text:p>37,022<text:s/></text:p>
          </table:table-cell>
          <table:table-cell office:value-type="float" office:value="29096" table:style-name="ce6">
            <text:p>29,096<text:s/></text:p>
          </table:table-cell>
          <table:table-cell office:value-type="float" office:value="22041" table:style-name="ce6">
            <text:p>22,041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34420" table:style-name="ce6">
            <text:p>34,420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13040" table:style-name="ce6">
            <text:p>13,040<text:s/></text:p>
          </table:table-cell>
          <table:table-cell office:value-type="float" office:value="6945" table:style-name="ce6">
            <text:p>6,945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31408" table:style-name="ce6">
            <text:p>31,408<text:s/></text:p>
          </table:table-cell>
          <table:table-cell office:value-type="float" office:value="44889" table:style-name="ce6">
            <text:p>44,889<text:s/></text:p>
          </table:table-cell>
          <table:table-cell office:value-type="float" office:value="35899" table:style-name="ce6">
            <text:p>35,899<text:s/></text:p>
          </table:table-cell>
          <table:table-cell office:value-type="float" office:value="23981" table:style-name="ce6">
            <text:p>23,981<text:s/></text:p>
          </table:table-cell>
          <table:table-cell office:value-type="float" office:value="32543" table:style-name="ce6">
            <text:p>32,543<text:s/></text:p>
          </table:table-cell>
          <table:table-cell office:value-type="float" office:value="94823" table:style-name="ce6">
            <text:p>94,823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39651" table:style-name="ce6">
            <text:p>39,651<text:s/></text:p>
          </table:table-cell>
          <table:table-cell office:value-type="float" office:value="41250" table:style-name="ce6">
            <text:p>41,250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70712" table:style-name="ce6">
            <text:p>70,712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7269" table:style-name="ce6">
            <text:p>17,269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68843" table:style-name="ce6">
            <text:p>68,843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25419" table:style-name="ce6">
            <text:p>25,419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5132" table:style-name="ce6">
            <text:p>5,132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15382" table:style-name="ce6">
            <text:p>15,382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26363" table:style-name="ce6">
            <text:p>26,363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8836" table:style-name="ce6">
            <text:p>8,836<text:s/></text:p>
          </table:table-cell>
          <table:table-cell table:number-columns-repeated="16275"/>
        </table:table-row>
        <table:table-row table:style-name="ro2">
          <table:table-cell office:value-type="date" office:date-value="2019-01-27T00:00:00" table:style-name="ce5">
            <text:p>2019/1/27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47648" table:style-name="ce6">
            <text:p>47,648<text:s/></text:p>
          </table:table-cell>
          <table:table-cell office:value-type="float" office:value="15161" table:style-name="ce6">
            <text:p>15,161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12806" table:style-name="ce6">
            <text:p>12,806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51176" table:style-name="ce6">
            <text:p>51,176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31484" table:style-name="ce6">
            <text:p>31,484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19328" table:style-name="ce6">
            <text:p>19,328<text:s/></text:p>
          </table:table-cell>
          <table:table-cell office:value-type="float" office:value="17857" table:style-name="ce6">
            <text:p>17,857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77076" table:style-name="ce6">
            <text:p>177,076<text:s/></text:p>
          </table:table-cell>
          <table:table-cell office:value-type="float" office:value="43918" table:style-name="ce6">
            <text:p>43,918<text:s/></text:p>
          </table:table-cell>
          <table:table-cell office:value-type="float" office:value="18230" table:style-name="ce6">
            <text:p>18,230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32213" table:style-name="ce6">
            <text:p>32,213<text:s/></text:p>
          </table:table-cell>
          <table:table-cell office:value-type="float" office:value="32118" table:style-name="ce6">
            <text:p>32,118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22488" table:style-name="ce6">
            <text:p>22,488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22115" table:style-name="ce6">
            <text:p>22,115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34970" table:style-name="ce6">
            <text:p>34,970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6080" table:style-name="ce6">
            <text:p>6,080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26690" table:style-name="ce6">
            <text:p>26,690<text:s/></text:p>
          </table:table-cell>
          <table:table-cell office:value-type="float" office:value="39485" table:style-name="ce6">
            <text:p>39,485<text:s/></text:p>
          </table:table-cell>
          <table:table-cell office:value-type="float" office:value="30702" table:style-name="ce6">
            <text:p>30,702<text:s/></text:p>
          </table:table-cell>
          <table:table-cell office:value-type="float" office:value="20734" table:style-name="ce6">
            <text:p>20,734<text:s/></text:p>
          </table:table-cell>
          <table:table-cell office:value-type="float" office:value="29126" table:style-name="ce6">
            <text:p>29,126<text:s/></text:p>
          </table:table-cell>
          <table:table-cell office:value-type="float" office:value="85190" table:style-name="ce6">
            <text:p>85,190<text:s/></text:p>
          </table:table-cell>
          <table:table-cell office:value-type="float" office:value="14597" table:style-name="ce6">
            <text:p>14,597<text:s/></text:p>
          </table:table-cell>
          <table:table-cell office:value-type="float" office:value="33688" table:style-name="ce6">
            <text:p>33,688<text:s/></text:p>
          </table:table-cell>
          <table:table-cell office:value-type="float" office:value="32488" table:style-name="ce6">
            <text:p>32,488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58827" table:style-name="ce6">
            <text:p>58,827<text:s/></text:p>
          </table:table-cell>
          <table:table-cell office:value-type="float" office:value="14990" table:style-name="ce6">
            <text:p>14,990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4242" table:style-name="ce6">
            <text:p>14,242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62196" table:style-name="ce6">
            <text:p>62,196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7087" table:style-name="ce6">
            <text:p>7,087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20872" table:style-name="ce6">
            <text:p>20,872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10545" table:style-name="ce6">
            <text:p>10,545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7837" table:style-name="ce6">
            <text:p>7,837<text:s/></text:p>
          </table:table-cell>
          <table:table-cell table:number-columns-repeated="16275"/>
        </table:table-row>
        <table:table-row table:style-name="ro2">
          <table:table-cell office:value-type="date" office:date-value="2019-01-28T00:00:00" table:style-name="ce5">
            <text:p>2019/1/28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45221" table:style-name="ce6">
            <text:p>45,221<text:s/></text:p>
          </table:table-cell>
          <table:table-cell office:value-type="float" office:value="51393" table:style-name="ce6">
            <text:p>51,393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12162" table:style-name="ce6">
            <text:p>12,162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3991" table:style-name="ce6">
            <text:p>3,991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28306" table:style-name="ce6">
            <text:p>28,306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17253" table:style-name="ce6">
            <text:p>17,253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27985" table:style-name="ce6">
            <text:p>27,985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35469" table:style-name="ce6">
            <text:p>35,469<text:s/></text:p>
          </table:table-cell>
          <table:table-cell office:value-type="float" office:value="33730" table:style-name="ce6">
            <text:p>33,730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39074" table:style-name="ce6">
            <text:p>39,074<text:s/></text:p>
          </table:table-cell>
          <table:table-cell office:value-type="float" office:value="28543" table:style-name="ce6">
            <text:p>28,543<text:s/></text:p>
          </table:table-cell>
          <table:table-cell office:value-type="float" office:value="26751" table:style-name="ce6">
            <text:p>26,751<text:s/></text:p>
          </table:table-cell>
          <table:table-cell office:value-type="float" office:value="22244" table:style-name="ce6">
            <text:p>22,244<text:s/></text:p>
          </table:table-cell>
          <table:table-cell office:value-type="float" office:value="28860" table:style-name="ce6">
            <text:p>28,860<text:s/></text:p>
          </table:table-cell>
          <table:table-cell office:value-type="float" office:value="167799" table:style-name="ce6">
            <text:p>167,799<text:s/></text:p>
          </table:table-cell>
          <table:table-cell office:value-type="float" office:value="44098" table:style-name="ce6">
            <text:p>44,098<text:s/></text:p>
          </table:table-cell>
          <table:table-cell office:value-type="float" office:value="27463" table:style-name="ce6">
            <text:p>27,463<text:s/></text:p>
          </table:table-cell>
          <table:table-cell office:value-type="float" office:value="24128" table:style-name="ce6">
            <text:p>24,128<text:s/></text:p>
          </table:table-cell>
          <table:table-cell office:value-type="float" office:value="26897" table:style-name="ce6">
            <text:p>26,897<text:s/></text:p>
          </table:table-cell>
          <table:table-cell office:value-type="float" office:value="31736" table:style-name="ce6">
            <text:p>31,736<text:s/></text:p>
          </table:table-cell>
          <table:table-cell office:value-type="float" office:value="29555" table:style-name="ce6">
            <text:p>29,555<text:s/></text:p>
          </table:table-cell>
          <table:table-cell office:value-type="float" office:value="25199" table:style-name="ce6">
            <text:p>25,199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33139" table:style-name="ce6">
            <text:p>33,139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9168" table:style-name="ce6">
            <text:p>19,168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10747" table:style-name="ce6">
            <text:p>10,747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35602" table:style-name="ce6">
            <text:p>35,602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22589" table:style-name="ce6">
            <text:p>22,589<text:s/></text:p>
          </table:table-cell>
          <table:table-cell office:value-type="float" office:value="24102" table:style-name="ce6">
            <text:p>24,102<text:s/></text:p>
          </table:table-cell>
          <table:table-cell office:value-type="float" office:value="30263" table:style-name="ce6">
            <text:p>30,263<text:s/></text:p>
          </table:table-cell>
          <table:table-cell office:value-type="float" office:value="44445" table:style-name="ce6">
            <text:p>44,445<text:s/></text:p>
          </table:table-cell>
          <table:table-cell office:value-type="float" office:value="41378" table:style-name="ce6">
            <text:p>41,378<text:s/></text:p>
          </table:table-cell>
          <table:table-cell office:value-type="float" office:value="28063" table:style-name="ce6">
            <text:p>28,063<text:s/></text:p>
          </table:table-cell>
          <table:table-cell office:value-type="float" office:value="31145" table:style-name="ce6">
            <text:p>31,145<text:s/></text:p>
          </table:table-cell>
          <table:table-cell office:value-type="float" office:value="80019" table:style-name="ce6">
            <text:p>80,019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36688" table:style-name="ce6">
            <text:p>36,688<text:s/></text:p>
          </table:table-cell>
          <table:table-cell office:value-type="float" office:value="40113" table:style-name="ce6">
            <text:p>40,113<text:s/></text:p>
          </table:table-cell>
          <table:table-cell office:value-type="float" office:value="27104" table:style-name="ce6">
            <text:p>27,104<text:s/></text:p>
          </table:table-cell>
          <table:table-cell office:value-type="float" office:value="69952" table:style-name="ce6">
            <text:p>69,952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53245" table:style-name="ce6">
            <text:p>53,245<text:s/></text:p>
          </table:table-cell>
          <table:table-cell office:value-type="float" office:value="20661" table:style-name="ce6">
            <text:p>20,661<text:s/></text:p>
          </table:table-cell>
          <table:table-cell office:value-type="float" office:value="9422" table:style-name="ce6">
            <text:p>9,422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43121" table:style-name="ce6">
            <text:p>43,121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26876" table:style-name="ce6">
            <text:p>26,876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31687" table:style-name="ce6">
            <text:p>31,687<text:s/></text:p>
          </table:table-cell>
          <table:table-cell office:value-type="float" office:value="26192" table:style-name="ce6">
            <text:p>26,192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9309" table:style-name="ce6">
            <text:p>9,309<text:s/></text:p>
          </table:table-cell>
          <table:table-cell table:number-columns-repeated="16275"/>
        </table:table-row>
        <table:table-row table:style-name="ro2">
          <table:table-cell office:value-type="date" office:date-value="2019-01-29T00:00:00" table:style-name="ce5">
            <text:p>2019/1/29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45766" table:style-name="ce6">
            <text:p>45,766<text:s/></text:p>
          </table:table-cell>
          <table:table-cell office:value-type="float" office:value="53993" table:style-name="ce6">
            <text:p>53,993<text:s/></text:p>
          </table:table-cell>
          <table:table-cell office:value-type="float" office:value="25894" table:style-name="ce6">
            <text:p>25,894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31136" table:style-name="ce6">
            <text:p>31,136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7093" table:style-name="ce6">
            <text:p>17,093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19495" table:style-name="ce6">
            <text:p>19,495<text:s/></text:p>
          </table:table-cell>
          <table:table-cell office:value-type="float" office:value="35274" table:style-name="ce6">
            <text:p>35,274<text:s/></text:p>
          </table:table-cell>
          <table:table-cell office:value-type="float" office:value="35118" table:style-name="ce6">
            <text:p>35,118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39080" table:style-name="ce6">
            <text:p>39,080<text:s/></text:p>
          </table:table-cell>
          <table:table-cell office:value-type="float" office:value="28826" table:style-name="ce6">
            <text:p>28,826<text:s/></text:p>
          </table:table-cell>
          <table:table-cell office:value-type="float" office:value="26855" table:style-name="ce6">
            <text:p>26,855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28685" table:style-name="ce6">
            <text:p>28,685<text:s/></text:p>
          </table:table-cell>
          <table:table-cell office:value-type="float" office:value="157080" table:style-name="ce6">
            <text:p>157,080<text:s/></text:p>
          </table:table-cell>
          <table:table-cell office:value-type="float" office:value="45106" table:style-name="ce6">
            <text:p>45,106<text:s/></text:p>
          </table:table-cell>
          <table:table-cell office:value-type="float" office:value="26876" table:style-name="ce6">
            <text:p>26,876<text:s/></text:p>
          </table:table-cell>
          <table:table-cell office:value-type="float" office:value="24501" table:style-name="ce6">
            <text:p>24,501<text:s/></text:p>
          </table:table-cell>
          <table:table-cell office:value-type="float" office:value="27933" table:style-name="ce6">
            <text:p>27,933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30398" table:style-name="ce6">
            <text:p>30,398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33060" table:style-name="ce6">
            <text:p>33,060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18996" table:style-name="ce6">
            <text:p>18,996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34442" table:style-name="ce6">
            <text:p>34,442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24059" table:style-name="ce6">
            <text:p>24,059<text:s/></text:p>
          </table:table-cell>
          <table:table-cell office:value-type="float" office:value="30948" table:style-name="ce6">
            <text:p>30,948<text:s/></text:p>
          </table:table-cell>
          <table:table-cell office:value-type="float" office:value="44610" table:style-name="ce6">
            <text:p>44,610<text:s/></text:p>
          </table:table-cell>
          <table:table-cell office:value-type="float" office:value="41867" table:style-name="ce6">
            <text:p>41,867<text:s/></text:p>
          </table:table-cell>
          <table:table-cell office:value-type="float" office:value="27951" table:style-name="ce6">
            <text:p>27,951<text:s/></text:p>
          </table:table-cell>
          <table:table-cell office:value-type="float" office:value="30956" table:style-name="ce6">
            <text:p>30,956<text:s/></text:p>
          </table:table-cell>
          <table:table-cell office:value-type="float" office:value="77744" table:style-name="ce6">
            <text:p>77,744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35452" table:style-name="ce6">
            <text:p>35,452<text:s/></text:p>
          </table:table-cell>
          <table:table-cell office:value-type="float" office:value="41318" table:style-name="ce6">
            <text:p>41,318<text:s/></text:p>
          </table:table-cell>
          <table:table-cell office:value-type="float" office:value="28041" table:style-name="ce6">
            <text:p>28,041<text:s/></text:p>
          </table:table-cell>
          <table:table-cell office:value-type="float" office:value="68510" table:style-name="ce6">
            <text:p>68,510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15403" table:style-name="ce6">
            <text:p>15,403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4395" table:style-name="ce6">
            <text:p>14,395<text:s/></text:p>
          </table:table-cell>
          <table:table-cell office:value-type="float" office:value="35011" table:style-name="ce6">
            <text:p>35,011<text:s/></text:p>
          </table:table-cell>
          <table:table-cell office:value-type="float" office:value="20797" table:style-name="ce6">
            <text:p>20,797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43593" table:style-name="ce6">
            <text:p>43,593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26878" table:style-name="ce6">
            <text:p>26,878<text:s/></text:p>
          </table:table-cell>
          <table:table-cell office:value-type="float" office:value="25904" table:style-name="ce6">
            <text:p>25,904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10173" table:style-name="ce6">
            <text:p>10,173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8300" table:style-name="ce6">
            <text:p>18,300<text:s/></text:p>
          </table:table-cell>
          <table:table-cell office:value-type="float" office:value="32264" table:style-name="ce6">
            <text:p>32,264<text:s/></text:p>
          </table:table-cell>
          <table:table-cell office:value-type="float" office:value="27575" table:style-name="ce6">
            <text:p>27,575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12423" table:style-name="ce6">
            <text:p>12,423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9102" table:style-name="ce6">
            <text:p>9,102<text:s/></text:p>
          </table:table-cell>
          <table:table-cell table:number-columns-repeated="16275"/>
        </table:table-row>
        <table:table-row table:style-name="ro2">
          <table:table-cell office:value-type="date" office:date-value="2019-01-30T00:00:00" table:style-name="ce5">
            <text:p>2019/1/30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46876" table:style-name="ce6">
            <text:p>46,876<text:s/></text:p>
          </table:table-cell>
          <table:table-cell office:value-type="float" office:value="56562" table:style-name="ce6">
            <text:p>56,562<text:s/></text:p>
          </table:table-cell>
          <table:table-cell office:value-type="float" office:value="25244" table:style-name="ce6">
            <text:p>25,244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19760" table:style-name="ce6">
            <text:p>19,760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33198" table:style-name="ce6">
            <text:p>33,198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27549" table:style-name="ce6">
            <text:p>27,549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35888" table:style-name="ce6">
            <text:p>35,888<text:s/></text:p>
          </table:table-cell>
          <table:table-cell office:value-type="float" office:value="34547" table:style-name="ce6">
            <text:p>34,547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39557" table:style-name="ce6">
            <text:p>39,557<text:s/></text:p>
          </table:table-cell>
          <table:table-cell office:value-type="float" office:value="29192" table:style-name="ce6">
            <text:p>29,192<text:s/></text:p>
          </table:table-cell>
          <table:table-cell office:value-type="float" office:value="26970" table:style-name="ce6">
            <text:p>26,970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28378" table:style-name="ce6">
            <text:p>28,378<text:s/></text:p>
          </table:table-cell>
          <table:table-cell office:value-type="float" office:value="161154" table:style-name="ce6">
            <text:p>161,154<text:s/></text:p>
          </table:table-cell>
          <table:table-cell office:value-type="float" office:value="45858" table:style-name="ce6">
            <text:p>45,858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8638" table:style-name="ce6">
            <text:p>28,638<text:s/></text:p>
          </table:table-cell>
          <table:table-cell office:value-type="float" office:value="31316" table:style-name="ce6">
            <text:p>31,316<text:s/></text:p>
          </table:table-cell>
          <table:table-cell office:value-type="float" office:value="30783" table:style-name="ce6">
            <text:p>30,783<text:s/></text:p>
          </table:table-cell>
          <table:table-cell office:value-type="float" office:value="25963" table:style-name="ce6">
            <text:p>25,963<text:s/></text:p>
          </table:table-cell>
          <table:table-cell office:value-type="float" office:value="12783" table:style-name="ce6">
            <text:p>12,783<text:s/></text:p>
          </table:table-cell>
          <table:table-cell office:value-type="float" office:value="33707" table:style-name="ce6">
            <text:p>33,707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9470" table:style-name="ce6">
            <text:p>19,470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35676" table:style-name="ce6">
            <text:p>35,676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31438" table:style-name="ce6">
            <text:p>31,438<text:s/></text:p>
          </table:table-cell>
          <table:table-cell office:value-type="float" office:value="45638" table:style-name="ce6">
            <text:p>45,638<text:s/></text:p>
          </table:table-cell>
          <table:table-cell office:value-type="float" office:value="42323" table:style-name="ce6">
            <text:p>42,323<text:s/></text:p>
          </table:table-cell>
          <table:table-cell office:value-type="float" office:value="28477" table:style-name="ce6">
            <text:p>28,477<text:s/></text:p>
          </table:table-cell>
          <table:table-cell office:value-type="float" office:value="31378" table:style-name="ce6">
            <text:p>31,378<text:s/></text:p>
          </table:table-cell>
          <table:table-cell office:value-type="float" office:value="78192" table:style-name="ce6">
            <text:p>78,192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36475" table:style-name="ce6">
            <text:p>36,475<text:s/></text:p>
          </table:table-cell>
          <table:table-cell office:value-type="float" office:value="41863" table:style-name="ce6">
            <text:p>41,863<text:s/></text:p>
          </table:table-cell>
          <table:table-cell office:value-type="float" office:value="28337" table:style-name="ce6">
            <text:p>28,337<text:s/></text:p>
          </table:table-cell>
          <table:table-cell office:value-type="float" office:value="70926" table:style-name="ce6">
            <text:p>70,926<text:s/></text:p>
          </table:table-cell>
          <table:table-cell office:value-type="float" office:value="20885" table:style-name="ce6">
            <text:p>20,885<text:s/></text:p>
          </table:table-cell>
          <table:table-cell office:value-type="float" office:value="18109" table:style-name="ce6">
            <text:p>18,109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18497" table:style-name="ce6">
            <text:p>18,497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35289" table:style-name="ce6">
            <text:p>35,289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43839" table:style-name="ce6">
            <text:p>43,839<text:s/></text:p>
          </table:table-cell>
          <table:table-cell office:value-type="float" office:value="25247" table:style-name="ce6">
            <text:p>25,247<text:s/></text:p>
          </table:table-cell>
          <table:table-cell office:value-type="float" office:value="27149" table:style-name="ce6">
            <text:p>27,149<text:s/></text:p>
          </table:table-cell>
          <table:table-cell office:value-type="float" office:value="26237" table:style-name="ce6">
            <text:p>26,237<text:s/></text:p>
          </table:table-cell>
          <table:table-cell office:value-type="float" office:value="8701" table:style-name="ce6">
            <text:p>8,701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8435" table:style-name="ce6">
            <text:p>18,435<text:s/></text:p>
          </table:table-cell>
          <table:table-cell office:value-type="float" office:value="32303" table:style-name="ce6">
            <text:p>32,303<text:s/></text:p>
          </table:table-cell>
          <table:table-cell office:value-type="float" office:value="27481" table:style-name="ce6">
            <text:p>27,481<text:s/></text:p>
          </table:table-cell>
          <table:table-cell office:value-type="float" office:value="13334" table:style-name="ce6">
            <text:p>13,334<text:s/></text:p>
          </table:table-cell>
          <table:table-cell office:value-type="float" office:value="12817" table:style-name="ce6">
            <text:p>12,817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2246" table:style-name="ce6">
            <text:p>12,246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9410" table:style-name="ce6">
            <text:p>9,410<text:s/></text:p>
          </table:table-cell>
          <table:table-cell table:number-columns-repeated="16275"/>
        </table:table-row>
        <table:table-row table:style-name="ro2">
          <table:table-cell office:value-type="date" office:date-value="2019-01-31T00:00:00" table:style-name="ce5">
            <text:p>2019/1/31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16301" table:style-name="ce6">
            <text:p>16,301<text:s/></text:p>
          </table:table-cell>
          <table:table-cell office:value-type="float" office:value="46999" table:style-name="ce6">
            <text:p>46,999<text:s/></text:p>
          </table:table-cell>
          <table:table-cell office:value-type="float" office:value="57945" table:style-name="ce6">
            <text:p>57,945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18546" table:style-name="ce6">
            <text:p>18,546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5077" table:style-name="ce6">
            <text:p>5,077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8642" table:style-name="ce6">
            <text:p>8,642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29676" table:style-name="ce6">
            <text:p>29,676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7308" table:style-name="ce6">
            <text:p>17,308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26596" table:style-name="ce6">
            <text:p>26,596<text:s/></text:p>
          </table:table-cell>
          <table:table-cell office:value-type="float" office:value="19338" table:style-name="ce6">
            <text:p>19,338<text:s/></text:p>
          </table:table-cell>
          <table:table-cell office:value-type="float" office:value="35443" table:style-name="ce6">
            <text:p>35,443<text:s/></text:p>
          </table:table-cell>
          <table:table-cell office:value-type="float" office:value="35479" table:style-name="ce6">
            <text:p>35,479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38710" table:style-name="ce6">
            <text:p>38,710<text:s/></text:p>
          </table:table-cell>
          <table:table-cell office:value-type="float" office:value="28583" table:style-name="ce6">
            <text:p>28,583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22266" table:style-name="ce6">
            <text:p>22,266<text:s/></text:p>
          </table:table-cell>
          <table:table-cell office:value-type="float" office:value="27842" table:style-name="ce6">
            <text:p>27,842<text:s/></text:p>
          </table:table-cell>
          <table:table-cell office:value-type="float" office:value="165969" table:style-name="ce6">
            <text:p>165,969<text:s/></text:p>
          </table:table-cell>
          <table:table-cell office:value-type="float" office:value="46795" table:style-name="ce6">
            <text:p>46,795<text:s/></text:p>
          </table:table-cell>
          <table:table-cell office:value-type="float" office:value="26522" table:style-name="ce6">
            <text:p>26,522<text:s/></text:p>
          </table:table-cell>
          <table:table-cell office:value-type="float" office:value="24210" table:style-name="ce6">
            <text:p>24,210<text:s/></text:p>
          </table:table-cell>
          <table:table-cell office:value-type="float" office:value="27839" table:style-name="ce6">
            <text:p>27,839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29061" table:style-name="ce6">
            <text:p>29,061<text:s/></text:p>
          </table:table-cell>
          <table:table-cell office:value-type="float" office:value="25756" table:style-name="ce6">
            <text:p>25,756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32551" table:style-name="ce6">
            <text:p>32,551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19460" table:style-name="ce6">
            <text:p>19,460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12045" table:style-name="ce6">
            <text:p>12,045<text:s/></text:p>
          </table:table-cell>
          <table:table-cell office:value-type="float" office:value="33577" table:style-name="ce6">
            <text:p>33,577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22530" table:style-name="ce6">
            <text:p>22,530<text:s/></text:p>
          </table:table-cell>
          <table:table-cell office:value-type="float" office:value="23476" table:style-name="ce6">
            <text:p>23,476<text:s/></text:p>
          </table:table-cell>
          <table:table-cell office:value-type="float" office:value="31038" table:style-name="ce6">
            <text:p>31,038<text:s/></text:p>
          </table:table-cell>
          <table:table-cell office:value-type="float" office:value="46477" table:style-name="ce6">
            <text:p>46,477<text:s/></text:p>
          </table:table-cell>
          <table:table-cell office:value-type="float" office:value="42134" table:style-name="ce6">
            <text:p>42,134<text:s/></text:p>
          </table:table-cell>
          <table:table-cell office:value-type="float" office:value="28222" table:style-name="ce6">
            <text:p>28,222<text:s/></text:p>
          </table:table-cell>
          <table:table-cell office:value-type="float" office:value="32826" table:style-name="ce6">
            <text:p>32,826<text:s/></text:p>
          </table:table-cell>
          <table:table-cell office:value-type="float" office:value="76471" table:style-name="ce6">
            <text:p>76,471<text:s/></text:p>
          </table:table-cell>
          <table:table-cell office:value-type="float" office:value="22477" table:style-name="ce6">
            <text:p>22,477<text:s/></text:p>
          </table:table-cell>
          <table:table-cell office:value-type="float" office:value="36184" table:style-name="ce6">
            <text:p>36,184<text:s/></text:p>
          </table:table-cell>
          <table:table-cell office:value-type="float" office:value="42690" table:style-name="ce6">
            <text:p>42,690<text:s/></text:p>
          </table:table-cell>
          <table:table-cell office:value-type="float" office:value="28579" table:style-name="ce6">
            <text:p>28,579<text:s/></text:p>
          </table:table-cell>
          <table:table-cell office:value-type="float" office:value="71641" table:style-name="ce6">
            <text:p>71,641<text:s/></text:p>
          </table:table-cell>
          <table:table-cell office:value-type="float" office:value="21284" table:style-name="ce6">
            <text:p>21,284<text:s/></text:p>
          </table:table-cell>
          <table:table-cell office:value-type="float" office:value="17679" table:style-name="ce6">
            <text:p>17,679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35083" table:style-name="ce6">
            <text:p>35,083<text:s/></text:p>
          </table:table-cell>
          <table:table-cell office:value-type="float" office:value="21014" table:style-name="ce6">
            <text:p>21,014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6042" table:style-name="ce6">
            <text:p>16,042<text:s/></text:p>
          </table:table-cell>
          <table:table-cell office:value-type="float" office:value="43585" table:style-name="ce6">
            <text:p>43,585<text:s/></text:p>
          </table:table-cell>
          <table:table-cell office:value-type="float" office:value="24527" table:style-name="ce6">
            <text:p>24,527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18186" table:style-name="ce6">
            <text:p>18,186<text:s/></text:p>
          </table:table-cell>
          <table:table-cell office:value-type="float" office:value="32252" table:style-name="ce6">
            <text:p>32,252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2181" table:style-name="ce6">
            <text:p>12,181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8948" table:style-name="ce6">
            <text:p>8,948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style-name="ro3">
          <table:table-cell table:number-columns-repeated="91"/>
          <table:table-cell table:number-columns-repeated="18" table:style-name="ce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  <table:table-cell table:number-columns-repeated="16274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91"/>
          <table:table-cell table:number-columns-repeated="19" table:style-name="ce8"/>
          <table:table-cell table:number-columns-repeated="16274"/>
        </table:table-row>
        <table:table-row table:number-rows-repeated="1048537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25" table:default-cell-style-name="ce8"/>
        <table:table-column table:style-name="co4" table:default-cell-style-name="ce1"/>
        <table:table-column table:style-name="co7" table:default-cell-style-name="ce1"/>
        <table:table-column table:style-name="co5" table:number-columns-repeated="1627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table:number-columns-repeated="16275" table:style-name="ce4"/>
        </table:table-row>
        <table:table-row table:style-name="ro2">
          <table:table-cell office:value-type="date" office:date-value="2019-01-01T00:00:00" table:style-name="ce5">
            <text:p>2019/1/1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8006" table:style-name="ce6">
            <text:p>18,006<text:s/></text:p>
          </table:table-cell>
          <table:table-cell office:value-type="float" office:value="42469" table:style-name="ce6">
            <text:p>42,469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12339" table:style-name="ce6">
            <text:p>12,339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21077" table:style-name="ce6">
            <text:p>21,077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19751" table:style-name="ce6">
            <text:p>19,751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25885" table:style-name="ce6">
            <text:p>25,885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16168" table:style-name="ce6">
            <text:p>16,168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185286" table:style-name="ce6">
            <text:p>185,286<text:s/></text:p>
          </table:table-cell>
          <table:table-cell office:value-type="float" office:value="37586" table:style-name="ce6">
            <text:p>37,586<text:s/></text:p>
          </table:table-cell>
          <table:table-cell office:value-type="float" office:value="14914" table:style-name="ce6">
            <text:p>14,914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27831" table:style-name="ce6">
            <text:p>27,831<text:s/></text:p>
          </table:table-cell>
          <table:table-cell office:value-type="float" office:value="30379" table:style-name="ce6">
            <text:p>30,379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41845" table:style-name="ce6">
            <text:p>41,845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42493" table:style-name="ce6">
            <text:p>42,493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16252" table:style-name="ce6">
            <text:p>16,252<text:s/></text:p>
          </table:table-cell>
          <table:table-cell office:value-type="float" office:value="33789" table:style-name="ce6">
            <text:p>33,789<text:s/></text:p>
          </table:table-cell>
          <table:table-cell office:value-type="float" office:value="80238" table:style-name="ce6">
            <text:p>80,238<text:s/></text:p>
          </table:table-cell>
          <table:table-cell office:value-type="float" office:value="11837" table:style-name="ce6">
            <text:p>11,837<text:s/></text:p>
          </table:table-cell>
          <table:table-cell office:value-type="float" office:value="24382" table:style-name="ce6">
            <text:p>24,382<text:s/></text:p>
          </table:table-cell>
          <table:table-cell office:value-type="float" office:value="26376" table:style-name="ce6">
            <text:p>26,376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54905" table:style-name="ce6">
            <text:p>54,905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29784" table:style-name="ce6">
            <text:p>29,784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9257" table:style-name="ce6">
            <text:p>19,257<text:s/></text:p>
          </table:table-cell>
          <table:table-cell office:value-type="float" office:value="21455" table:style-name="ce6">
            <text:p>21,455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6174" table:style-name="ce6">
            <text:p>6,174<text:s/></text:p>
          </table:table-cell>
          <table:table-cell table:number-columns-repeated="16275"/>
        </table:table-row>
        <table:table-row table:style-name="ro2">
          <table:table-cell office:value-type="date" office:date-value="2019-01-02T00:00:00" table:style-name="ce5">
            <text:p>2019/1/2</text:p>
          </table:table-cell>
          <table:table-cell office:value-type="float" office:value="6001" table:style-name="ce6">
            <text:p>6,001<text:s/></text:p>
          </table:table-cell>
          <table:table-cell office:value-type="float" office:value="16475" table:style-name="ce6">
            <text:p>16,475<text:s/></text:p>
          </table:table-cell>
          <table:table-cell office:value-type="float" office:value="41537" table:style-name="ce6">
            <text:p>41,537<text:s/></text:p>
          </table:table-cell>
          <table:table-cell office:value-type="float" office:value="46720" table:style-name="ce6">
            <text:p>46,720<text:s/></text:p>
          </table:table-cell>
          <table:table-cell office:value-type="float" office:value="28773" table:style-name="ce6">
            <text:p>28,773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28478" table:style-name="ce6">
            <text:p>28,478<text:s/></text:p>
          </table:table-cell>
          <table:table-cell office:value-type="float" office:value="18356" table:style-name="ce6">
            <text:p>18,356<text:s/></text:p>
          </table:table-cell>
          <table:table-cell office:value-type="float" office:value="35102" table:style-name="ce6">
            <text:p>35,102<text:s/></text:p>
          </table:table-cell>
          <table:table-cell office:value-type="float" office:value="30260" table:style-name="ce6">
            <text:p>30,260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37317" table:style-name="ce6">
            <text:p>37,317<text:s/></text:p>
          </table:table-cell>
          <table:table-cell office:value-type="float" office:value="27563" table:style-name="ce6">
            <text:p>27,563<text:s/></text:p>
          </table:table-cell>
          <table:table-cell office:value-type="float" office:value="26953" table:style-name="ce6">
            <text:p>26,953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26196" table:style-name="ce6">
            <text:p>26,196<text:s/></text:p>
          </table:table-cell>
          <table:table-cell office:value-type="float" office:value="156232" table:style-name="ce6">
            <text:p>156,232<text:s/></text:p>
          </table:table-cell>
          <table:table-cell office:value-type="float" office:value="41510" table:style-name="ce6">
            <text:p>41,510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27535" table:style-name="ce6">
            <text:p>27,535<text:s/></text:p>
          </table:table-cell>
          <table:table-cell office:value-type="float" office:value="34872" table:style-name="ce6">
            <text:p>34,872<text:s/></text:p>
          </table:table-cell>
          <table:table-cell office:value-type="float" office:value="30136" table:style-name="ce6">
            <text:p>30,136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32452" table:style-name="ce6">
            <text:p>32,452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8618" table:style-name="ce6">
            <text:p>18,618<text:s/></text:p>
          </table:table-cell>
          <table:table-cell office:value-type="float" office:value="7739" table:style-name="ce6">
            <text:p>7,739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37461" table:style-name="ce6">
            <text:p>37,461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22407" table:style-name="ce6">
            <text:p>22,407<text:s/></text:p>
          </table:table-cell>
          <table:table-cell office:value-type="float" office:value="26736" table:style-name="ce6">
            <text:p>26,736<text:s/></text:p>
          </table:table-cell>
          <table:table-cell office:value-type="float" office:value="31494" table:style-name="ce6">
            <text:p>31,494<text:s/></text:p>
          </table:table-cell>
          <table:table-cell office:value-type="float" office:value="38892" table:style-name="ce6">
            <text:p>38,892<text:s/></text:p>
          </table:table-cell>
          <table:table-cell office:value-type="float" office:value="43729" table:style-name="ce6">
            <text:p>43,729<text:s/></text:p>
          </table:table-cell>
          <table:table-cell office:value-type="float" office:value="25983" table:style-name="ce6">
            <text:p>25,983<text:s/></text:p>
          </table:table-cell>
          <table:table-cell office:value-type="float" office:value="33092" table:style-name="ce6">
            <text:p>33,092<text:s/></text:p>
          </table:table-cell>
          <table:table-cell office:value-type="float" office:value="70617" table:style-name="ce6">
            <text:p>70,617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34721" table:style-name="ce6">
            <text:p>34,721<text:s/></text:p>
          </table:table-cell>
          <table:table-cell office:value-type="float" office:value="36215" table:style-name="ce6">
            <text:p>36,215<text:s/></text:p>
          </table:table-cell>
          <table:table-cell office:value-type="float" office:value="22526" table:style-name="ce6">
            <text:p>22,526<text:s/></text:p>
          </table:table-cell>
          <table:table-cell office:value-type="float" office:value="61168" table:style-name="ce6">
            <text:p>61,168<text:s/></text:p>
          </table:table-cell>
          <table:table-cell office:value-type="float" office:value="21458" table:style-name="ce6">
            <text:p>21,458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18457" table:style-name="ce6">
            <text:p>18,457<text:s/></text:p>
          </table:table-cell>
          <table:table-cell office:value-type="float" office:value="14641" table:style-name="ce6">
            <text:p>14,641<text:s/></text:p>
          </table:table-cell>
          <table:table-cell office:value-type="float" office:value="31527" table:style-name="ce6">
            <text:p>31,527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13196" table:style-name="ce6">
            <text:p>13,196<text:s/></text:p>
          </table:table-cell>
          <table:table-cell office:value-type="float" office:value="41939" table:style-name="ce6">
            <text:p>41,939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10928" table:style-name="ce6">
            <text:p>10,928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19573" table:style-name="ce6">
            <text:p>19,573<text:s/></text:p>
          </table:table-cell>
          <table:table-cell office:value-type="float" office:value="31067" table:style-name="ce6">
            <text:p>31,067<text:s/></text:p>
          </table:table-cell>
          <table:table-cell office:value-type="float" office:value="27456" table:style-name="ce6">
            <text:p>27,456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10041" table:style-name="ce6">
            <text:p>10,041<text:s/></text:p>
          </table:table-cell>
          <table:table-cell table:number-columns-repeated="16275"/>
        </table:table-row>
        <table:table-row table:style-name="ro2">
          <table:table-cell office:value-type="date" office:date-value="2019-01-03T00:00:00" table:style-name="ce5">
            <text:p>2019/1/3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16944" table:style-name="ce6">
            <text:p>16,944<text:s/></text:p>
          </table:table-cell>
          <table:table-cell office:value-type="float" office:value="43619" table:style-name="ce6">
            <text:p>43,619<text:s/></text:p>
          </table:table-cell>
          <table:table-cell office:value-type="float" office:value="47966" table:style-name="ce6">
            <text:p>47,966<text:s/></text:p>
          </table:table-cell>
          <table:table-cell office:value-type="float" office:value="29686" table:style-name="ce6">
            <text:p>29,686<text:s/></text:p>
          </table:table-cell>
          <table:table-cell office:value-type="float" office:value="16939" table:style-name="ce6">
            <text:p>16,939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20159" table:style-name="ce6">
            <text:p>20,159<text:s/></text:p>
          </table:table-cell>
          <table:table-cell office:value-type="float" office:value="18560" table:style-name="ce6">
            <text:p>18,560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30975" table:style-name="ce6">
            <text:p>30,975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13061" table:style-name="ce6">
            <text:p>13,061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23394" table:style-name="ce6">
            <text:p>23,394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28855" table:style-name="ce6">
            <text:p>28,855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36556" table:style-name="ce6">
            <text:p>36,556<text:s/></text:p>
          </table:table-cell>
          <table:table-cell office:value-type="float" office:value="31054" table:style-name="ce6">
            <text:p>31,054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38018" table:style-name="ce6">
            <text:p>38,018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23450" table:style-name="ce6">
            <text:p>23,450<text:s/></text:p>
          </table:table-cell>
          <table:table-cell office:value-type="float" office:value="26779" table:style-name="ce6">
            <text:p>26,779<text:s/></text:p>
          </table:table-cell>
          <table:table-cell office:value-type="float" office:value="138453" table:style-name="ce6">
            <text:p>138,453<text:s/></text:p>
          </table:table-cell>
          <table:table-cell office:value-type="float" office:value="41779" table:style-name="ce6">
            <text:p>41,779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26127" table:style-name="ce6">
            <text:p>26,127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35986" table:style-name="ce6">
            <text:p>35,986<text:s/></text:p>
          </table:table-cell>
          <table:table-cell office:value-type="float" office:value="30521" table:style-name="ce6">
            <text:p>30,521<text:s/></text:p>
          </table:table-cell>
          <table:table-cell office:value-type="float" office:value="24158" table:style-name="ce6">
            <text:p>24,158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33200" table:style-name="ce6">
            <text:p>33,200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8748" table:style-name="ce6">
            <text:p>18,748<text:s/></text:p>
          </table:table-cell>
          <table:table-cell office:value-type="float" office:value="7294" table:style-name="ce6">
            <text:p>7,294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37026" table:style-name="ce6">
            <text:p>37,026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22625" table:style-name="ce6">
            <text:p>22,625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31794" table:style-name="ce6">
            <text:p>31,794<text:s/></text:p>
          </table:table-cell>
          <table:table-cell office:value-type="float" office:value="38480" table:style-name="ce6">
            <text:p>38,480<text:s/></text:p>
          </table:table-cell>
          <table:table-cell office:value-type="float" office:value="44283" table:style-name="ce6">
            <text:p>44,283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33424" table:style-name="ce6">
            <text:p>33,424<text:s/></text:p>
          </table:table-cell>
          <table:table-cell office:value-type="float" office:value="70126" table:style-name="ce6">
            <text:p>70,126<text:s/></text:p>
          </table:table-cell>
          <table:table-cell office:value-type="float" office:value="25734" table:style-name="ce6">
            <text:p>25,734<text:s/></text:p>
          </table:table-cell>
          <table:table-cell office:value-type="float" office:value="35347" table:style-name="ce6">
            <text:p>35,347<text:s/></text:p>
          </table:table-cell>
          <table:table-cell office:value-type="float" office:value="37428" table:style-name="ce6">
            <text:p>37,428<text:s/></text:p>
          </table:table-cell>
          <table:table-cell office:value-type="float" office:value="23339" table:style-name="ce6">
            <text:p>23,339<text:s/></text:p>
          </table:table-cell>
          <table:table-cell office:value-type="float" office:value="61498" table:style-name="ce6">
            <text:p>61,498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18294" table:style-name="ce6">
            <text:p>18,294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32384" table:style-name="ce6">
            <text:p>32,384<text:s/></text:p>
          </table:table-cell>
          <table:table-cell office:value-type="float" office:value="19979" table:style-name="ce6">
            <text:p>19,979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42628" table:style-name="ce6">
            <text:p>42,628<text:s/></text:p>
          </table:table-cell>
          <table:table-cell office:value-type="float" office:value="26535" table:style-name="ce6">
            <text:p>26,535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13456" table:style-name="ce6">
            <text:p>13,456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9495" table:style-name="ce6">
            <text:p>19,495<text:s/></text:p>
          </table:table-cell>
          <table:table-cell office:value-type="float" office:value="30339" table:style-name="ce6">
            <text:p>30,339<text:s/></text:p>
          </table:table-cell>
          <table:table-cell office:value-type="float" office:value="28049" table:style-name="ce6">
            <text:p>28,049<text:s/></text:p>
          </table:table-cell>
          <table:table-cell office:value-type="float" office:value="15070" table:style-name="ce6">
            <text:p>15,070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0252" table:style-name="ce6">
            <text:p>10,252<text:s/></text:p>
          </table:table-cell>
          <table:table-cell table:number-columns-repeated="16275"/>
        </table:table-row>
        <table:table-row table:style-name="ro2">
          <table:table-cell office:value-type="date" office:date-value="2019-01-04T00:00:00" table:style-name="ce5">
            <text:p>2019/1/4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17451" table:style-name="ce6">
            <text:p>17,451<text:s/></text:p>
          </table:table-cell>
          <table:table-cell office:value-type="float" office:value="43747" table:style-name="ce6">
            <text:p>43,747<text:s/></text:p>
          </table:table-cell>
          <table:table-cell office:value-type="float" office:value="51773" table:style-name="ce6">
            <text:p>51,773<text:s/></text:p>
          </table:table-cell>
          <table:table-cell office:value-type="float" office:value="30014" table:style-name="ce6">
            <text:p>30,014<text:s/></text:p>
          </table:table-cell>
          <table:table-cell office:value-type="float" office:value="17704" table:style-name="ce6">
            <text:p>17,704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17487" table:style-name="ce6">
            <text:p>17,487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34895" table:style-name="ce6">
            <text:p>34,895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9063" table:style-name="ce6">
            <text:p>19,063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19381" table:style-name="ce6">
            <text:p>19,381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32263" table:style-name="ce6">
            <text:p>32,263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37275" table:style-name="ce6">
            <text:p>37,275<text:s/></text:p>
          </table:table-cell>
          <table:table-cell office:value-type="float" office:value="33834" table:style-name="ce6">
            <text:p>33,834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39979" table:style-name="ce6">
            <text:p>39,979<text:s/></text:p>
          </table:table-cell>
          <table:table-cell office:value-type="float" office:value="29666" table:style-name="ce6">
            <text:p>29,666<text:s/></text:p>
          </table:table-cell>
          <table:table-cell office:value-type="float" office:value="28722" table:style-name="ce6">
            <text:p>28,722<text:s/></text:p>
          </table:table-cell>
          <table:table-cell office:value-type="float" office:value="24334" table:style-name="ce6">
            <text:p>24,334<text:s/></text:p>
          </table:table-cell>
          <table:table-cell office:value-type="float" office:value="27354" table:style-name="ce6">
            <text:p>27,354<text:s/></text:p>
          </table:table-cell>
          <table:table-cell office:value-type="float" office:value="158944" table:style-name="ce6">
            <text:p>158,944<text:s/></text:p>
          </table:table-cell>
          <table:table-cell office:value-type="float" office:value="45541" table:style-name="ce6">
            <text:p>45,541<text:s/></text:p>
          </table:table-cell>
          <table:table-cell office:value-type="float" office:value="25159" table:style-name="ce6">
            <text:p>25,159<text:s/></text:p>
          </table:table-cell>
          <table:table-cell office:value-type="float" office:value="27662" table:style-name="ce6">
            <text:p>27,662<text:s/></text:p>
          </table:table-cell>
          <table:table-cell office:value-type="float" office:value="30457" table:style-name="ce6">
            <text:p>30,457<text:s/></text:p>
          </table:table-cell>
          <table:table-cell office:value-type="float" office:value="39939" table:style-name="ce6">
            <text:p>39,939<text:s/></text:p>
          </table:table-cell>
          <table:table-cell office:value-type="float" office:value="34013" table:style-name="ce6">
            <text:p>34,013<text:s/></text:p>
          </table:table-cell>
          <table:table-cell office:value-type="float" office:value="26527" table:style-name="ce6">
            <text:p>26,527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35780" table:style-name="ce6">
            <text:p>35,780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46057" table:style-name="ce6">
            <text:p>46,057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14701" table:style-name="ce6">
            <text:p>14,701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3867" table:style-name="ce6">
            <text:p>23,867<text:s/></text:p>
          </table:table-cell>
          <table:table-cell office:value-type="float" office:value="28435" table:style-name="ce6">
            <text:p>28,435<text:s/></text:p>
          </table:table-cell>
          <table:table-cell office:value-type="float" office:value="34009" table:style-name="ce6">
            <text:p>34,009<text:s/></text:p>
          </table:table-cell>
          <table:table-cell office:value-type="float" office:value="42183" table:style-name="ce6">
            <text:p>42,183<text:s/></text:p>
          </table:table-cell>
          <table:table-cell office:value-type="float" office:value="46644" table:style-name="ce6">
            <text:p>46,644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35501" table:style-name="ce6">
            <text:p>35,501<text:s/></text:p>
          </table:table-cell>
          <table:table-cell office:value-type="float" office:value="78307" table:style-name="ce6">
            <text:p>78,307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38049" table:style-name="ce6">
            <text:p>38,049<text:s/></text:p>
          </table:table-cell>
          <table:table-cell office:value-type="float" office:value="40100" table:style-name="ce6">
            <text:p>40,100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68732" table:style-name="ce6">
            <text:p>68,732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15912" table:style-name="ce6">
            <text:p>15,912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41499" table:style-name="ce6">
            <text:p>41,499<text:s/></text:p>
          </table:table-cell>
          <table:table-cell office:value-type="float" office:value="21107" table:style-name="ce6">
            <text:p>21,107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43068" table:style-name="ce6">
            <text:p>43,068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27250" table:style-name="ce6">
            <text:p>27,250<text:s/></text:p>
          </table:table-cell>
          <table:table-cell office:value-type="float" office:value="28917" table:style-name="ce6">
            <text:p>28,917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11176" table:style-name="ce6">
            <text:p>11,176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20137" table:style-name="ce6">
            <text:p>20,137<text:s/></text:p>
          </table:table-cell>
          <table:table-cell office:value-type="float" office:value="32297" table:style-name="ce6">
            <text:p>32,297<text:s/></text:p>
          </table:table-cell>
          <table:table-cell office:value-type="float" office:value="29774" table:style-name="ce6">
            <text:p>29,774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3663" table:style-name="ce6">
            <text:p>13,663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1051" table:style-name="ce6">
            <text:p>11,051<text:s/></text:p>
          </table:table-cell>
          <table:table-cell table:number-columns-repeated="16275"/>
        </table:table-row>
        <table:table-row table:style-name="ro2">
          <table:table-cell office:value-type="date" office:date-value="2019-01-05T00:00:00" table:style-name="ce5">
            <text:p>2019/1/5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24527" table:style-name="ce6">
            <text:p>24,527<text:s/></text:p>
          </table:table-cell>
          <table:table-cell office:value-type="float" office:value="50012" table:style-name="ce6">
            <text:p>50,012<text:s/></text:p>
          </table:table-cell>
          <table:table-cell office:value-type="float" office:value="18353" table:style-name="ce6">
            <text:p>18,353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3398" table:style-name="ce6">
            <text:p>3,398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24972" table:style-name="ce6">
            <text:p>24,972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14684" table:style-name="ce6">
            <text:p>14,684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18576" table:style-name="ce6">
            <text:p>18,576<text:s/></text:p>
          </table:table-cell>
          <table:table-cell office:value-type="float" office:value="29572" table:style-name="ce6">
            <text:p>29,572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33133" table:style-name="ce6">
            <text:p>33,133<text:s/></text:p>
          </table:table-cell>
          <table:table-cell office:value-type="float" office:value="23590" table:style-name="ce6">
            <text:p>23,590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19632" table:style-name="ce6">
            <text:p>19,632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57453" table:style-name="ce6">
            <text:p>157,453<text:s/></text:p>
          </table:table-cell>
          <table:table-cell office:value-type="float" office:value="44744" table:style-name="ce6">
            <text:p>44,744<text:s/></text:p>
          </table:table-cell>
          <table:table-cell office:value-type="float" office:value="20149" table:style-name="ce6">
            <text:p>20,149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28087" table:style-name="ce6">
            <text:p>28,087<text:s/></text:p>
          </table:table-cell>
          <table:table-cell office:value-type="float" office:value="36222" table:style-name="ce6">
            <text:p>36,222<text:s/></text:p>
          </table:table-cell>
          <table:table-cell office:value-type="float" office:value="29371" table:style-name="ce6">
            <text:p>29,371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17854" table:style-name="ce6">
            <text:p>17,854<text:s/></text:p>
          </table:table-cell>
          <table:table-cell office:value-type="float" office:value="7846" table:style-name="ce6">
            <text:p>7,846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8924" table:style-name="ce6">
            <text:p>8,924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41761" table:style-name="ce6">
            <text:p>41,761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11558" table:style-name="ce6">
            <text:p>11,558<text:s/></text:p>
          </table:table-cell>
          <table:table-cell office:value-type="float" office:value="6619" table:style-name="ce6">
            <text:p>6,619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30712" table:style-name="ce6">
            <text:p>30,712<text:s/></text:p>
          </table:table-cell>
          <table:table-cell office:value-type="float" office:value="38728" table:style-name="ce6">
            <text:p>38,728<text:s/></text:p>
          </table:table-cell>
          <table:table-cell office:value-type="float" office:value="36198" table:style-name="ce6">
            <text:p>36,198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33884" table:style-name="ce6">
            <text:p>33,884<text:s/></text:p>
          </table:table-cell>
          <table:table-cell office:value-type="float" office:value="80755" table:style-name="ce6">
            <text:p>80,755<text:s/></text:p>
          </table:table-cell>
          <table:table-cell office:value-type="float" office:value="16989" table:style-name="ce6">
            <text:p>16,989<text:s/></text:p>
          </table:table-cell>
          <table:table-cell office:value-type="float" office:value="34750" table:style-name="ce6">
            <text:p>34,750<text:s/></text:p>
          </table:table-cell>
          <table:table-cell office:value-type="float" office:value="33921" table:style-name="ce6">
            <text:p>33,921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55067" table:style-name="ce6">
            <text:p>55,067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35456" table:style-name="ce6">
            <text:p>35,456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26085" table:style-name="ce6">
            <text:p>26,085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10674" table:style-name="ce6">
            <text:p>10,674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8557" table:style-name="ce6">
            <text:p>8,557<text:s/></text:p>
          </table:table-cell>
          <table:table-cell table:number-columns-repeated="16275"/>
        </table:table-row>
        <table:table-row table:style-name="ro2">
          <table:table-cell office:value-type="date" office:date-value="2019-01-06T00:00:00" table:style-name="ce5">
            <text:p>2019/1/6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18850" table:style-name="ce6">
            <text:p>18,850<text:s/></text:p>
          </table:table-cell>
          <table:table-cell office:value-type="float" office:value="40420" table:style-name="ce6">
            <text:p>40,420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21412" table:style-name="ce6">
            <text:p>21,412<text:s/></text:p>
          </table:table-cell>
          <table:table-cell office:value-type="float" office:value="20818" table:style-name="ce6">
            <text:p>20,818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26537" table:style-name="ce6">
            <text:p>26,537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17100" table:style-name="ce6">
            <text:p>17,100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145148" table:style-name="ce6">
            <text:p>145,148<text:s/></text:p>
          </table:table-cell>
          <table:table-cell office:value-type="float" office:value="36030" table:style-name="ce6">
            <text:p>36,030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17275" table:style-name="ce6">
            <text:p>17,275<text:s/></text:p>
          </table:table-cell>
          <table:table-cell office:value-type="float" office:value="22066" table:style-name="ce6">
            <text:p>22,066<text:s/></text:p>
          </table:table-cell>
          <table:table-cell office:value-type="float" office:value="26719" table:style-name="ce6">
            <text:p>26,719<text:s/></text:p>
          </table:table-cell>
          <table:table-cell office:value-type="float" office:value="21409" table:style-name="ce6">
            <text:p>21,409<text:s/></text:p>
          </table:table-cell>
          <table:table-cell office:value-type="float" office:value="18618" table:style-name="ce6">
            <text:p>18,618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29876" table:style-name="ce6">
            <text:p>29,876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24919" table:style-name="ce6">
            <text:p>24,919<text:s/></text:p>
          </table:table-cell>
          <table:table-cell office:value-type="float" office:value="33943" table:style-name="ce6">
            <text:p>33,943<text:s/></text:p>
          </table:table-cell>
          <table:table-cell office:value-type="float" office:value="28097" table:style-name="ce6">
            <text:p>28,097<text:s/></text:p>
          </table:table-cell>
          <table:table-cell office:value-type="float" office:value="18122" table:style-name="ce6">
            <text:p>18,122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67302" table:style-name="ce6">
            <text:p>67,302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27013" table:style-name="ce6">
            <text:p>27,013<text:s/></text:p>
          </table:table-cell>
          <table:table-cell office:value-type="float" office:value="26305" table:style-name="ce6">
            <text:p>26,305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47169" table:style-name="ce6">
            <text:p>47,169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33174" table:style-name="ce6">
            <text:p>33,174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16323" table:style-name="ce6">
            <text:p>16,323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7999" table:style-name="ce6">
            <text:p>17,999<text:s/></text:p>
          </table:table-cell>
          <table:table-cell office:value-type="float" office:value="20546" table:style-name="ce6">
            <text:p>20,546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6705" table:style-name="ce6">
            <text:p>6,705<text:s/></text:p>
          </table:table-cell>
          <table:table-cell table:number-columns-repeated="16275"/>
        </table:table-row>
        <table:table-row table:style-name="ro2">
          <table:table-cell office:value-type="date" office:date-value="2019-01-07T00:00:00" table:style-name="ce5">
            <text:p>2019/1/7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15941" table:style-name="ce6">
            <text:p>15,941<text:s/></text:p>
          </table:table-cell>
          <table:table-cell office:value-type="float" office:value="40678" table:style-name="ce6">
            <text:p>40,678<text:s/></text:p>
          </table:table-cell>
          <table:table-cell office:value-type="float" office:value="43162" table:style-name="ce6">
            <text:p>43,162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15411" table:style-name="ce6">
            <text:p>15,411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9053" table:style-name="ce6">
            <text:p>19,053<text:s/></text:p>
          </table:table-cell>
          <table:table-cell office:value-type="float" office:value="17820" table:style-name="ce6">
            <text:p>17,820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8964" table:style-name="ce6">
            <text:p>8,964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30678" table:style-name="ce6">
            <text:p>30,678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34132" table:style-name="ce6">
            <text:p>34,132<text:s/></text:p>
          </table:table-cell>
          <table:table-cell office:value-type="float" office:value="27812" table:style-name="ce6">
            <text:p>27,812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36726" table:style-name="ce6">
            <text:p>36,726<text:s/></text:p>
          </table:table-cell>
          <table:table-cell office:value-type="float" office:value="27320" table:style-name="ce6">
            <text:p>27,320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6480" table:style-name="ce6">
            <text:p>26,480<text:s/></text:p>
          </table:table-cell>
          <table:table-cell office:value-type="float" office:value="138712" table:style-name="ce6">
            <text:p>138,712<text:s/></text:p>
          </table:table-cell>
          <table:table-cell office:value-type="float" office:value="37425" table:style-name="ce6">
            <text:p>37,425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27301" table:style-name="ce6">
            <text:p>27,301<text:s/></text:p>
          </table:table-cell>
          <table:table-cell office:value-type="float" office:value="33390" table:style-name="ce6">
            <text:p>33,390<text:s/></text:p>
          </table:table-cell>
          <table:table-cell office:value-type="float" office:value="28841" table:style-name="ce6">
            <text:p>28,841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32720" table:style-name="ce6">
            <text:p>32,720<text:s/></text:p>
          </table:table-cell>
          <table:table-cell office:value-type="float" office:value="7914" table:style-name="ce6">
            <text:p>7,914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38909" table:style-name="ce6">
            <text:p>38,909<text:s/></text:p>
          </table:table-cell>
          <table:table-cell office:value-type="float" office:value="8687" table:style-name="ce6">
            <text:p>8,687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22456" table:style-name="ce6">
            <text:p>22,456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30609" table:style-name="ce6">
            <text:p>30,609<text:s/></text:p>
          </table:table-cell>
          <table:table-cell office:value-type="float" office:value="37213" table:style-name="ce6">
            <text:p>37,213<text:s/></text:p>
          </table:table-cell>
          <table:table-cell office:value-type="float" office:value="43171" table:style-name="ce6">
            <text:p>43,171<text:s/></text:p>
          </table:table-cell>
          <table:table-cell office:value-type="float" office:value="26045" table:style-name="ce6">
            <text:p>26,045<text:s/></text:p>
          </table:table-cell>
          <table:table-cell office:value-type="float" office:value="32380" table:style-name="ce6">
            <text:p>32,380<text:s/></text:p>
          </table:table-cell>
          <table:table-cell office:value-type="float" office:value="66641" table:style-name="ce6">
            <text:p>66,641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32652" table:style-name="ce6">
            <text:p>32,652<text:s/></text:p>
          </table:table-cell>
          <table:table-cell office:value-type="float" office:value="34014" table:style-name="ce6">
            <text:p>34,014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59337" table:style-name="ce6">
            <text:p>59,337<text:s/></text:p>
          </table:table-cell>
          <table:table-cell office:value-type="float" office:value="20638" table:style-name="ce6">
            <text:p>20,638<text:s/></text:p>
          </table:table-cell>
          <table:table-cell office:value-type="float" office:value="17213" table:style-name="ce6">
            <text:p>17,213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17813" table:style-name="ce6">
            <text:p>17,813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37302" table:style-name="ce6">
            <text:p>37,302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39902" table:style-name="ce6">
            <text:p>39,902<text:s/></text:p>
          </table:table-cell>
          <table:table-cell office:value-type="float" office:value="24190" table:style-name="ce6">
            <text:p>24,190<text:s/></text:p>
          </table:table-cell>
          <table:table-cell office:value-type="float" office:value="24584" table:style-name="ce6">
            <text:p>24,584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29395" table:style-name="ce6">
            <text:p>29,395<text:s/></text:p>
          </table:table-cell>
          <table:table-cell office:value-type="float" office:value="25339" table:style-name="ce6">
            <text:p>25,339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10058" table:style-name="ce6">
            <text:p>10,058<text:s/></text:p>
          </table:table-cell>
          <table:table-cell table:number-columns-repeated="16275"/>
        </table:table-row>
        <table:table-row table:style-name="ro2">
          <table:table-cell office:value-type="date" office:date-value="2019-01-08T00:00:00" table:style-name="ce5">
            <text:p>2019/1/8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42379" table:style-name="ce6">
            <text:p>42,379<text:s/></text:p>
          </table:table-cell>
          <table:table-cell office:value-type="float" office:value="44907" table:style-name="ce6">
            <text:p>44,907<text:s/></text:p>
          </table:table-cell>
          <table:table-cell office:value-type="float" office:value="28466" table:style-name="ce6">
            <text:p>28,466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15730" table:style-name="ce6">
            <text:p>15,730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19353" table:style-name="ce6">
            <text:p>19,353<text:s/></text:p>
          </table:table-cell>
          <table:table-cell office:value-type="float" office:value="18467" table:style-name="ce6">
            <text:p>18,467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31217" table:style-name="ce6">
            <text:p>31,217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17965" table:style-name="ce6">
            <text:p>17,965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27835" table:style-name="ce6">
            <text:p>27,835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35387" table:style-name="ce6">
            <text:p>35,387<text:s/></text:p>
          </table:table-cell>
          <table:table-cell office:value-type="float" office:value="30203" table:style-name="ce6">
            <text:p>30,20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37216" table:style-name="ce6">
            <text:p>37,216<text:s/></text:p>
          </table:table-cell>
          <table:table-cell office:value-type="float" office:value="27940" table:style-name="ce6">
            <text:p>27,940<text:s/></text:p>
          </table:table-cell>
          <table:table-cell office:value-type="float" office:value="27458" table:style-name="ce6">
            <text:p>27,458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27540" table:style-name="ce6">
            <text:p>27,540<text:s/></text:p>
          </table:table-cell>
          <table:table-cell office:value-type="float" office:value="134354" table:style-name="ce6">
            <text:p>134,354<text:s/></text:p>
          </table:table-cell>
          <table:table-cell office:value-type="float" office:value="38611" table:style-name="ce6">
            <text:p>38,611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5639" table:style-name="ce6">
            <text:p>25,639<text:s/></text:p>
          </table:table-cell>
          <table:table-cell office:value-type="float" office:value="28091" table:style-name="ce6">
            <text:p>28,091<text:s/></text:p>
          </table:table-cell>
          <table:table-cell office:value-type="float" office:value="34578" table:style-name="ce6">
            <text:p>34,578<text:s/></text:p>
          </table:table-cell>
          <table:table-cell office:value-type="float" office:value="29803" table:style-name="ce6">
            <text:p>29,803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33315" table:style-name="ce6">
            <text:p>33,315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10116" table:style-name="ce6">
            <text:p>10,116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3807" table:style-name="ce6">
            <text:p>3,807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9822" table:style-name="ce6">
            <text:p>9,822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38406" table:style-name="ce6">
            <text:p>38,406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27482" table:style-name="ce6">
            <text:p>27,482<text:s/></text:p>
          </table:table-cell>
          <table:table-cell office:value-type="float" office:value="31765" table:style-name="ce6">
            <text:p>31,765<text:s/></text:p>
          </table:table-cell>
          <table:table-cell office:value-type="float" office:value="37849" table:style-name="ce6">
            <text:p>37,849<text:s/></text:p>
          </table:table-cell>
          <table:table-cell office:value-type="float" office:value="44001" table:style-name="ce6">
            <text:p>44,001<text:s/></text:p>
          </table:table-cell>
          <table:table-cell office:value-type="float" office:value="26554" table:style-name="ce6">
            <text:p>26,554<text:s/></text:p>
          </table:table-cell>
          <table:table-cell office:value-type="float" office:value="32199" table:style-name="ce6">
            <text:p>32,199<text:s/></text:p>
          </table:table-cell>
          <table:table-cell office:value-type="float" office:value="68108" table:style-name="ce6">
            <text:p>68,108<text:s/></text:p>
          </table:table-cell>
          <table:table-cell office:value-type="float" office:value="24989" table:style-name="ce6">
            <text:p>24,989<text:s/></text:p>
          </table:table-cell>
          <table:table-cell office:value-type="float" office:value="33617" table:style-name="ce6">
            <text:p>33,617<text:s/></text:p>
          </table:table-cell>
          <table:table-cell office:value-type="float" office:value="35667" table:style-name="ce6">
            <text:p>35,667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60339" table:style-name="ce6">
            <text:p>60,339<text:s/></text:p>
          </table:table-cell>
          <table:table-cell office:value-type="float" office:value="21920" table:style-name="ce6">
            <text:p>21,920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14693" table:style-name="ce6">
            <text:p>14,693<text:s/></text:p>
          </table:table-cell>
          <table:table-cell office:value-type="float" office:value="30184" table:style-name="ce6">
            <text:p>30,184<text:s/></text:p>
          </table:table-cell>
          <table:table-cell office:value-type="float" office:value="19171" table:style-name="ce6">
            <text:p>19,171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40712" table:style-name="ce6">
            <text:p>40,712<text:s/></text:p>
          </table:table-cell>
          <table:table-cell office:value-type="float" office:value="25582" table:style-name="ce6">
            <text:p>25,582<text:s/></text:p>
          </table:table-cell>
          <table:table-cell office:value-type="float" office:value="25186" table:style-name="ce6">
            <text:p>25,186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30220" table:style-name="ce6">
            <text:p>30,220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0228" table:style-name="ce6">
            <text:p>10,228<text:s/></text:p>
          </table:table-cell>
          <table:table-cell table:number-columns-repeated="16275"/>
        </table:table-row>
        <table:table-row table:style-name="ro2">
          <table:table-cell office:value-type="date" office:date-value="2019-01-09T00:00:00" table:style-name="ce5">
            <text:p>2019/1/9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41883" table:style-name="ce6">
            <text:p>41,883<text:s/></text:p>
          </table:table-cell>
          <table:table-cell office:value-type="float" office:value="46059" table:style-name="ce6">
            <text:p>46,059<text:s/></text:p>
          </table:table-cell>
          <table:table-cell office:value-type="float" office:value="28290" table:style-name="ce6">
            <text:p>28,290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12612" table:style-name="ce6">
            <text:p>12,612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14916" table:style-name="ce6">
            <text:p>14,916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32017" table:style-name="ce6">
            <text:p>32,017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13111" table:style-name="ce6">
            <text:p>13,111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23267" table:style-name="ce6">
            <text:p>23,267<text:s/></text:p>
          </table:table-cell>
          <table:table-cell office:value-type="float" office:value="17909" table:style-name="ce6">
            <text:p>17,909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28101" table:style-name="ce6">
            <text:p>28,101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35753" table:style-name="ce6">
            <text:p>35,753<text:s/></text:p>
          </table:table-cell>
          <table:table-cell office:value-type="float" office:value="29934" table:style-name="ce6">
            <text:p>29,934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37708" table:style-name="ce6">
            <text:p>37,708<text:s/></text:p>
          </table:table-cell>
          <table:table-cell office:value-type="float" office:value="28185" table:style-name="ce6">
            <text:p>28,185<text:s/></text:p>
          </table:table-cell>
          <table:table-cell office:value-type="float" office:value="27148" table:style-name="ce6">
            <text:p>27,148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27168" table:style-name="ce6">
            <text:p>27,168<text:s/></text:p>
          </table:table-cell>
          <table:table-cell office:value-type="float" office:value="136180" table:style-name="ce6">
            <text:p>136,180<text:s/></text:p>
          </table:table-cell>
          <table:table-cell office:value-type="float" office:value="39139" table:style-name="ce6">
            <text:p>39,139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28142" table:style-name="ce6">
            <text:p>28,142<text:s/></text:p>
          </table:table-cell>
          <table:table-cell office:value-type="float" office:value="35594" table:style-name="ce6">
            <text:p>35,594<text:s/></text:p>
          </table:table-cell>
          <table:table-cell office:value-type="float" office:value="30314" table:style-name="ce6">
            <text:p>30,314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4231" table:style-name="ce6">
            <text:p>14,231<text:s/></text:p>
          </table:table-cell>
          <table:table-cell office:value-type="float" office:value="33751" table:style-name="ce6">
            <text:p>33,751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9088" table:style-name="ce6">
            <text:p>19,088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9838" table:style-name="ce6">
            <text:p>9,838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40494" table:style-name="ce6">
            <text:p>40,494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13480" table:style-name="ce6">
            <text:p>13,480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27247" table:style-name="ce6">
            <text:p>27,247<text:s/></text:p>
          </table:table-cell>
          <table:table-cell office:value-type="float" office:value="31998" table:style-name="ce6">
            <text:p>31,998<text:s/></text:p>
          </table:table-cell>
          <table:table-cell office:value-type="float" office:value="37961" table:style-name="ce6">
            <text:p>37,961<text:s/></text:p>
          </table:table-cell>
          <table:table-cell office:value-type="float" office:value="44138" table:style-name="ce6">
            <text:p>44,138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32177" table:style-name="ce6">
            <text:p>32,177<text:s/></text:p>
          </table:table-cell>
          <table:table-cell office:value-type="float" office:value="68977" table:style-name="ce6">
            <text:p>68,977<text:s/></text:p>
          </table:table-cell>
          <table:table-cell office:value-type="float" office:value="24923" table:style-name="ce6">
            <text:p>24,923<text:s/></text:p>
          </table:table-cell>
          <table:table-cell office:value-type="float" office:value="34470" table:style-name="ce6">
            <text:p>34,470<text:s/></text:p>
          </table:table-cell>
          <table:table-cell office:value-type="float" office:value="36356" table:style-name="ce6">
            <text:p>36,356<text:s/></text:p>
          </table:table-cell>
          <table:table-cell office:value-type="float" office:value="22687" table:style-name="ce6">
            <text:p>22,687<text:s/></text:p>
          </table:table-cell>
          <table:table-cell office:value-type="float" office:value="61257" table:style-name="ce6">
            <text:p>61,257<text:s/></text:p>
          </table:table-cell>
          <table:table-cell office:value-type="float" office:value="21976" table:style-name="ce6">
            <text:p>21,976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7918" table:style-name="ce6">
            <text:p>17,918<text:s/></text:p>
          </table:table-cell>
          <table:table-cell office:value-type="float" office:value="14651" table:style-name="ce6">
            <text:p>14,651<text:s/></text:p>
          </table:table-cell>
          <table:table-cell office:value-type="float" office:value="30333" table:style-name="ce6">
            <text:p>30,333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41183" table:style-name="ce6">
            <text:p>41,183<text:s/></text:p>
          </table:table-cell>
          <table:table-cell office:value-type="float" office:value="25463" table:style-name="ce6">
            <text:p>25,463<text:s/></text:p>
          </table:table-cell>
          <table:table-cell office:value-type="float" office:value="25678" table:style-name="ce6">
            <text:p>25,678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14262" table:style-name="ce6">
            <text:p>14,262<text:s/></text:p>
          </table:table-cell>
          <table:table-cell office:value-type="float" office:value="18674" table:style-name="ce6">
            <text:p>18,674<text:s/></text:p>
          </table:table-cell>
          <table:table-cell office:value-type="float" office:value="30871" table:style-name="ce6">
            <text:p>30,871<text:s/></text:p>
          </table:table-cell>
          <table:table-cell office:value-type="float" office:value="26324" table:style-name="ce6">
            <text:p>26,324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12618" table:style-name="ce6">
            <text:p>12,618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10341" table:style-name="ce6">
            <text:p>10,341<text:s/></text:p>
          </table:table-cell>
          <table:table-cell table:number-columns-repeated="16275"/>
        </table:table-row>
        <table:table-row table:style-name="ro2">
          <table:table-cell office:value-type="date" office:date-value="2019-01-10T00:00:00" table:style-name="ce5">
            <text:p>2019/1/10</text:p>
          </table:table-cell>
          <table:table-cell office:value-type="float" office:value="5482" table:style-name="ce6">
            <text:p>5,482<text:s/></text:p>
          </table:table-cell>
          <table:table-cell office:value-type="float" office:value="16354" table:style-name="ce6">
            <text:p>16,354<text:s/></text:p>
          </table:table-cell>
          <table:table-cell office:value-type="float" office:value="42703" table:style-name="ce6">
            <text:p>42,703<text:s/></text:p>
          </table:table-cell>
          <table:table-cell office:value-type="float" office:value="48807" table:style-name="ce6">
            <text:p>48,807<text:s/></text:p>
          </table:table-cell>
          <table:table-cell office:value-type="float" office:value="28853" table:style-name="ce6">
            <text:p>28,853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1347" table:style-name="ce6">
            <text:p>11,347<text:s/></text:p>
          </table:table-cell>
          <table:table-cell office:value-type="float" office:value="12458" table:style-name="ce6">
            <text:p>12,458<text:s/></text:p>
          </table:table-cell>
          <table:table-cell office:value-type="float" office:value="19499" table:style-name="ce6">
            <text:p>19,499<text:s/></text:p>
          </table:table-cell>
          <table:table-cell office:value-type="float" office:value="18301" table:style-name="ce6">
            <text:p>18,301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2529" table:style-name="ce6">
            <text:p>32,529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29730" table:style-name="ce6">
            <text:p>29,730<text:s/></text:p>
          </table:table-cell>
          <table:table-cell office:value-type="float" office:value="19212" table:style-name="ce6">
            <text:p>19,212<text:s/></text:p>
          </table:table-cell>
          <table:table-cell office:value-type="float" office:value="36148" table:style-name="ce6">
            <text:p>36,148<text:s/></text:p>
          </table:table-cell>
          <table:table-cell office:value-type="float" office:value="30835" table:style-name="ce6">
            <text:p>30,835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37745" table:style-name="ce6">
            <text:p>37,745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26630" table:style-name="ce6">
            <text:p>26,630<text:s/></text:p>
          </table:table-cell>
          <table:table-cell office:value-type="float" office:value="140739" table:style-name="ce6">
            <text:p>140,739<text:s/></text:p>
          </table:table-cell>
          <table:table-cell office:value-type="float" office:value="41047" table:style-name="ce6">
            <text:p>41,047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26182" table:style-name="ce6">
            <text:p>26,182<text:s/></text:p>
          </table:table-cell>
          <table:table-cell office:value-type="float" office:value="28692" table:style-name="ce6">
            <text:p>28,692<text:s/></text:p>
          </table:table-cell>
          <table:table-cell office:value-type="float" office:value="35025" table:style-name="ce6">
            <text:p>35,025<text:s/></text:p>
          </table:table-cell>
          <table:table-cell office:value-type="float" office:value="31114" table:style-name="ce6">
            <text:p>31,114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33888" table:style-name="ce6">
            <text:p>33,888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43813" table:style-name="ce6">
            <text:p>43,813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27487" table:style-name="ce6">
            <text:p>27,487<text:s/></text:p>
          </table:table-cell>
          <table:table-cell office:value-type="float" office:value="32395" table:style-name="ce6">
            <text:p>32,395<text:s/></text:p>
          </table:table-cell>
          <table:table-cell office:value-type="float" office:value="38214" table:style-name="ce6">
            <text:p>38,214<text:s/></text:p>
          </table:table-cell>
          <table:table-cell office:value-type="float" office:value="44484" table:style-name="ce6">
            <text:p>44,484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32446" table:style-name="ce6">
            <text:p>32,446<text:s/></text:p>
          </table:table-cell>
          <table:table-cell office:value-type="float" office:value="71562" table:style-name="ce6">
            <text:p>71,562<text:s/></text:p>
          </table:table-cell>
          <table:table-cell office:value-type="float" office:value="24530" table:style-name="ce6">
            <text:p>24,530<text:s/></text:p>
          </table:table-cell>
          <table:table-cell office:value-type="float" office:value="34972" table:style-name="ce6">
            <text:p>34,972<text:s/></text:p>
          </table:table-cell>
          <table:table-cell office:value-type="float" office:value="36628" table:style-name="ce6">
            <text:p>36,628<text:s/></text:p>
          </table:table-cell>
          <table:table-cell office:value-type="float" office:value="22681" table:style-name="ce6">
            <text:p>22,681<text:s/></text:p>
          </table:table-cell>
          <table:table-cell office:value-type="float" office:value="64842" table:style-name="ce6">
            <text:p>64,842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17467" table:style-name="ce6">
            <text:p>17,467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18911" table:style-name="ce6">
            <text:p>18,911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35301" table:style-name="ce6">
            <text:p>35,301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41313" table:style-name="ce6">
            <text:p>41,313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25467" table:style-name="ce6">
            <text:p>25,467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8857" table:style-name="ce6">
            <text:p>18,857<text:s/></text:p>
          </table:table-cell>
          <table:table-cell office:value-type="float" office:value="30578" table:style-name="ce6">
            <text:p>30,578<text:s/></text:p>
          </table:table-cell>
          <table:table-cell office:value-type="float" office:value="26898" table:style-name="ce6">
            <text:p>26,898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0256" table:style-name="ce6">
            <text:p>10,256<text:s/></text:p>
          </table:table-cell>
          <table:table-cell table:number-columns-repeated="16275"/>
        </table:table-row>
        <table:table-row table:style-name="ro2">
          <table:table-cell office:value-type="date" office:date-value="2019-01-11T00:00:00" table:style-name="ce5">
            <text:p>2019/1/11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44848" table:style-name="ce6">
            <text:p>44,848<text:s/></text:p>
          </table:table-cell>
          <table:table-cell office:value-type="float" office:value="54577" table:style-name="ce6">
            <text:p>54,577<text:s/></text:p>
          </table:table-cell>
          <table:table-cell office:value-type="float" office:value="29786" table:style-name="ce6">
            <text:p>29,786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7943" table:style-name="ce6">
            <text:p>7,943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20124" table:style-name="ce6">
            <text:p>20,124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37842" table:style-name="ce6">
            <text:p>37,842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13960" table:style-name="ce6">
            <text:p>13,960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25433" table:style-name="ce6">
            <text:p>25,433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34849" table:style-name="ce6">
            <text:p>34,849<text:s/></text:p>
          </table:table-cell>
          <table:table-cell office:value-type="float" office:value="21603" table:style-name="ce6">
            <text:p>21,603<text:s/></text:p>
          </table:table-cell>
          <table:table-cell office:value-type="float" office:value="38083" table:style-name="ce6">
            <text:p>38,083<text:s/></text:p>
          </table:table-cell>
          <table:table-cell office:value-type="float" office:value="32816" table:style-name="ce6">
            <text:p>32,816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40466" table:style-name="ce6">
            <text:p>40,466<text:s/></text:p>
          </table:table-cell>
          <table:table-cell office:value-type="float" office:value="30244" table:style-name="ce6">
            <text:p>30,244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26320" table:style-name="ce6">
            <text:p>26,320<text:s/></text:p>
          </table:table-cell>
          <table:table-cell office:value-type="float" office:value="167861" table:style-name="ce6">
            <text:p>167,861<text:s/></text:p>
          </table:table-cell>
          <table:table-cell office:value-type="float" office:value="46086" table:style-name="ce6">
            <text:p>46,086<text:s/></text:p>
          </table:table-cell>
          <table:table-cell office:value-type="float" office:value="24704" table:style-name="ce6">
            <text:p>24,704<text:s/></text:p>
          </table:table-cell>
          <table:table-cell office:value-type="float" office:value="27803" table:style-name="ce6">
            <text:p>27,803<text:s/></text:p>
          </table:table-cell>
          <table:table-cell office:value-type="float" office:value="30482" table:style-name="ce6">
            <text:p>30,482<text:s/></text:p>
          </table:table-cell>
          <table:table-cell office:value-type="float" office:value="39221" table:style-name="ce6">
            <text:p>39,221<text:s/></text:p>
          </table:table-cell>
          <table:table-cell office:value-type="float" office:value="34311" table:style-name="ce6">
            <text:p>34,311<text:s/></text:p>
          </table:table-cell>
          <table:table-cell office:value-type="float" office:value="27275" table:style-name="ce6">
            <text:p>27,275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35879" table:style-name="ce6">
            <text:p>35,879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21216" table:style-name="ce6">
            <text:p>21,216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47273" table:style-name="ce6">
            <text:p>47,273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5089" table:style-name="ce6">
            <text:p>15,089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4278" table:style-name="ce6">
            <text:p>24,278<text:s/></text:p>
          </table:table-cell>
          <table:table-cell office:value-type="float" office:value="28556" table:style-name="ce6">
            <text:p>28,556<text:s/></text:p>
          </table:table-cell>
          <table:table-cell office:value-type="float" office:value="35131" table:style-name="ce6">
            <text:p>35,131<text:s/></text:p>
          </table:table-cell>
          <table:table-cell office:value-type="float" office:value="44000" table:style-name="ce6">
            <text:p>44,000<text:s/></text:p>
          </table:table-cell>
          <table:table-cell office:value-type="float" office:value="47528" table:style-name="ce6">
            <text:p>47,528<text:s/></text:p>
          </table:table-cell>
          <table:table-cell office:value-type="float" office:value="28542" table:style-name="ce6">
            <text:p>28,542<text:s/></text:p>
          </table:table-cell>
          <table:table-cell office:value-type="float" office:value="34624" table:style-name="ce6">
            <text:p>34,624<text:s/></text:p>
          </table:table-cell>
          <table:table-cell office:value-type="float" office:value="82456" table:style-name="ce6">
            <text:p>82,456<text:s/></text:p>
          </table:table-cell>
          <table:table-cell office:value-type="float" office:value="25919" table:style-name="ce6">
            <text:p>25,919<text:s/></text:p>
          </table:table-cell>
          <table:table-cell office:value-type="float" office:value="39261" table:style-name="ce6">
            <text:p>39,261<text:s/></text:p>
          </table:table-cell>
          <table:table-cell office:value-type="float" office:value="42092" table:style-name="ce6">
            <text:p>42,092<text:s/></text:p>
          </table:table-cell>
          <table:table-cell office:value-type="float" office:value="25887" table:style-name="ce6">
            <text:p>25,887<text:s/></text:p>
          </table:table-cell>
          <table:table-cell office:value-type="float" office:value="73110" table:style-name="ce6">
            <text:p>73,110<text:s/></text:p>
          </table:table-cell>
          <table:table-cell office:value-type="float" office:value="22789" table:style-name="ce6">
            <text:p>22,789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16158" table:style-name="ce6">
            <text:p>16,158<text:s/></text:p>
          </table:table-cell>
          <table:table-cell office:value-type="float" office:value="20642" table:style-name="ce6">
            <text:p>20,642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37832" table:style-name="ce6">
            <text:p>37,832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14625" table:style-name="ce6">
            <text:p>14,625<text:s/></text:p>
          </table:table-cell>
          <table:table-cell office:value-type="float" office:value="43464" table:style-name="ce6">
            <text:p>43,464<text:s/></text:p>
          </table:table-cell>
          <table:table-cell office:value-type="float" office:value="30927" table:style-name="ce6">
            <text:p>30,927<text:s/></text:p>
          </table:table-cell>
          <table:table-cell office:value-type="float" office:value="26707" table:style-name="ce6">
            <text:p>26,707<text:s/></text:p>
          </table:table-cell>
          <table:table-cell office:value-type="float" office:value="29074" table:style-name="ce6">
            <text:p>29,074<text:s/></text:p>
          </table:table-cell>
          <table:table-cell office:value-type="float" office:value="15300" table:style-name="ce6">
            <text:p>15,300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16683" table:style-name="ce6">
            <text:p>16,683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32805" table:style-name="ce6">
            <text:p>32,805<text:s/></text:p>
          </table:table-cell>
          <table:table-cell office:value-type="float" office:value="29321" table:style-name="ce6">
            <text:p>29,321<text:s/></text:p>
          </table:table-cell>
          <table:table-cell office:value-type="float" office:value="15866" table:style-name="ce6">
            <text:p>15,866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13393" table:style-name="ce6">
            <text:p>13,393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1094" table:style-name="ce6">
            <text:p>11,094<text:s/></text:p>
          </table:table-cell>
          <table:table-cell table:number-columns-repeated="16275"/>
        </table:table-row>
        <table:table-row table:style-name="ro2">
          <table:table-cell office:value-type="date" office:date-value="2019-01-12T00:00:00" table:style-name="ce5">
            <text:p>2019/1/12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27017" table:style-name="ce6">
            <text:p>27,017<text:s/></text:p>
          </table:table-cell>
          <table:table-cell office:value-type="float" office:value="54834" table:style-name="ce6">
            <text:p>54,834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0978" table:style-name="ce6">
            <text:p>10,978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29728" table:style-name="ce6">
            <text:p>29,728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14994" table:style-name="ce6">
            <text:p>14,994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17359" table:style-name="ce6">
            <text:p>17,359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32946" table:style-name="ce6">
            <text:p>32,946<text:s/></text:p>
          </table:table-cell>
          <table:table-cell office:value-type="float" office:value="19650" table:style-name="ce6">
            <text:p>19,650<text:s/></text:p>
          </table:table-cell>
          <table:table-cell office:value-type="float" office:value="30056" table:style-name="ce6">
            <text:p>30,056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35104" table:style-name="ce6">
            <text:p>35,104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22897" table:style-name="ce6">
            <text:p>22,897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171630" table:style-name="ce6">
            <text:p>171,630<text:s/></text:p>
          </table:table-cell>
          <table:table-cell office:value-type="float" office:value="47416" table:style-name="ce6">
            <text:p>47,416<text:s/></text:p>
          </table:table-cell>
          <table:table-cell office:value-type="float" office:value="21248" table:style-name="ce6">
            <text:p>21,248<text:s/></text:p>
          </table:table-cell>
          <table:table-cell office:value-type="float" office:value="20665" table:style-name="ce6">
            <text:p>20,665<text:s/></text:p>
          </table:table-cell>
          <table:table-cell office:value-type="float" office:value="29358" table:style-name="ce6">
            <text:p>29,358<text:s/></text:p>
          </table:table-cell>
          <table:table-cell office:value-type="float" office:value="38584" table:style-name="ce6">
            <text:p>38,584<text:s/></text:p>
          </table:table-cell>
          <table:table-cell office:value-type="float" office:value="30384" table:style-name="ce6">
            <text:p>30,384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27443" table:style-name="ce6">
            <text:p>27,443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17391" table:style-name="ce6">
            <text:p>17,391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43917" table:style-name="ce6">
            <text:p>43,917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9468" table:style-name="ce6">
            <text:p>19,468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33154" table:style-name="ce6">
            <text:p>33,154<text:s/></text:p>
          </table:table-cell>
          <table:table-cell office:value-type="float" office:value="40865" table:style-name="ce6">
            <text:p>40,865<text:s/></text:p>
          </table:table-cell>
          <table:table-cell office:value-type="float" office:value="36969" table:style-name="ce6">
            <text:p>36,969<text:s/></text:p>
          </table:table-cell>
          <table:table-cell office:value-type="float" office:value="23300" table:style-name="ce6">
            <text:p>23,300<text:s/></text:p>
          </table:table-cell>
          <table:table-cell office:value-type="float" office:value="34942" table:style-name="ce6">
            <text:p>34,942<text:s/></text:p>
          </table:table-cell>
          <table:table-cell office:value-type="float" office:value="86528" table:style-name="ce6">
            <text:p>86,528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37476" table:style-name="ce6">
            <text:p>37,476<text:s/></text:p>
          </table:table-cell>
          <table:table-cell office:value-type="float" office:value="37209" table:style-name="ce6">
            <text:p>37,209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67267" table:style-name="ce6">
            <text:p>67,267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15900" table:style-name="ce6">
            <text:p>15,900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38392" table:style-name="ce6">
            <text:p>38,392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19964" table:style-name="ce6">
            <text:p>19,964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22287" table:style-name="ce6">
            <text:p>22,287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543" table:style-name="ce6">
            <text:p>9,543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25694" table:style-name="ce6">
            <text:p>25,694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8956" table:style-name="ce6">
            <text:p>8,956<text:s/></text:p>
          </table:table-cell>
          <table:table-cell table:number-columns-repeated="16275"/>
        </table:table-row>
        <table:table-row table:style-name="ro2">
          <table:table-cell office:value-type="date" office:date-value="2019-01-13T00:00:00" table:style-name="ce5">
            <text:p>2019/1/13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21455" table:style-name="ce6">
            <text:p>21,455<text:s/></text:p>
          </table:table-cell>
          <table:table-cell office:value-type="float" office:value="43828" table:style-name="ce6">
            <text:p>43,828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21763" table:style-name="ce6">
            <text:p>21,763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15472" table:style-name="ce6">
            <text:p>15,472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27362" table:style-name="ce6">
            <text:p>27,362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22771" table:style-name="ce6">
            <text:p>22,771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29206" table:style-name="ce6">
            <text:p>29,206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66369" table:style-name="ce6">
            <text:p>166,369<text:s/></text:p>
          </table:table-cell>
          <table:table-cell office:value-type="float" office:value="39555" table:style-name="ce6">
            <text:p>39,555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19579" table:style-name="ce6">
            <text:p>19,579<text:s/></text:p>
          </table:table-cell>
          <table:table-cell office:value-type="float" office:value="31736" table:style-name="ce6">
            <text:p>31,736<text:s/></text:p>
          </table:table-cell>
          <table:table-cell office:value-type="float" office:value="32932" table:style-name="ce6">
            <text:p>32,932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42013" table:style-name="ce6">
            <text:p>42,013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15967" table:style-name="ce6">
            <text:p>15,967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38474" table:style-name="ce6">
            <text:p>38,474<text:s/></text:p>
          </table:table-cell>
          <table:table-cell office:value-type="float" office:value="30719" table:style-name="ce6">
            <text:p>30,719<text:s/></text:p>
          </table:table-cell>
          <table:table-cell office:value-type="float" office:value="19308" table:style-name="ce6">
            <text:p>19,308<text:s/></text:p>
          </table:table-cell>
          <table:table-cell office:value-type="float" office:value="31537" table:style-name="ce6">
            <text:p>31,537<text:s/></text:p>
          </table:table-cell>
          <table:table-cell office:value-type="float" office:value="75025" table:style-name="ce6">
            <text:p>75,025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31367" table:style-name="ce6">
            <text:p>31,367<text:s/></text:p>
          </table:table-cell>
          <table:table-cell office:value-type="float" office:value="27980" table:style-name="ce6">
            <text:p>27,980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55634" table:style-name="ce6">
            <text:p>55,634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9949" table:style-name="ce6">
            <text:p>9,949<text:s/></text:p>
          </table:table-cell>
          <table:table-cell office:value-type="float" office:value="32353" table:style-name="ce6">
            <text:p>32,353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1793" table:style-name="ce6">
            <text:p>11,793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7645" table:style-name="ce6">
            <text:p>17,645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14834" table:style-name="ce6">
            <text:p>14,834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5562" table:style-name="ce6">
            <text:p>5,562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20436" table:style-name="ce6">
            <text:p>20,436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7335" table:style-name="ce6">
            <text:p>7,335<text:s/></text:p>
          </table:table-cell>
          <table:table-cell table:number-columns-repeated="16275"/>
        </table:table-row>
        <table:table-row table:style-name="ro2">
          <table:table-cell office:value-type="date" office:date-value="2019-01-14T00:00:00" table:style-name="ce5">
            <text:p>2019/1/14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41784" table:style-name="ce6">
            <text:p>41,784<text:s/></text:p>
          </table:table-cell>
          <table:table-cell office:value-type="float" office:value="46149" table:style-name="ce6">
            <text:p>46,149<text:s/></text:p>
          </table:table-cell>
          <table:table-cell office:value-type="float" office:value="27641" table:style-name="ce6">
            <text:p>27,641<text:s/></text:p>
          </table:table-cell>
          <table:table-cell office:value-type="float" office:value="14612" table:style-name="ce6">
            <text:p>14,612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17872" table:style-name="ce6">
            <text:p>17,872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30074" table:style-name="ce6">
            <text:p>30,07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27730" table:style-name="ce6">
            <text:p>27,730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33972" table:style-name="ce6">
            <text:p>33,972<text:s/></text:p>
          </table:table-cell>
          <table:table-cell office:value-type="float" office:value="28624" table:style-name="ce6">
            <text:p>28,624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36524" table:style-name="ce6">
            <text:p>36,524<text:s/></text:p>
          </table:table-cell>
          <table:table-cell office:value-type="float" office:value="27436" table:style-name="ce6">
            <text:p>27,436<text:s/></text:p>
          </table:table-cell>
          <table:table-cell office:value-type="float" office:value="26252" table:style-name="ce6">
            <text:p>26,252<text:s/></text:p>
          </table:table-cell>
          <table:table-cell office:value-type="float" office:value="22224" table:style-name="ce6">
            <text:p>22,224<text:s/></text:p>
          </table:table-cell>
          <table:table-cell office:value-type="float" office:value="26240" table:style-name="ce6">
            <text:p>26,240<text:s/></text:p>
          </table:table-cell>
          <table:table-cell office:value-type="float" office:value="146258" table:style-name="ce6">
            <text:p>146,258<text:s/></text:p>
          </table:table-cell>
          <table:table-cell office:value-type="float" office:value="39151" table:style-name="ce6">
            <text:p>39,151<text:s/></text:p>
          </table:table-cell>
          <table:table-cell office:value-type="float" office:value="23757" table:style-name="ce6">
            <text:p>23,757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27104" table:style-name="ce6">
            <text:p>27,104<text:s/></text:p>
          </table:table-cell>
          <table:table-cell office:value-type="float" office:value="32369" table:style-name="ce6">
            <text:p>32,369<text:s/></text:p>
          </table:table-cell>
          <table:table-cell office:value-type="float" office:value="27713" table:style-name="ce6">
            <text:p>27,713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31819" table:style-name="ce6">
            <text:p>31,819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38821" table:style-name="ce6">
            <text:p>38,821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22565" table:style-name="ce6">
            <text:p>22,565<text:s/></text:p>
          </table:table-cell>
          <table:table-cell office:value-type="float" office:value="25541" table:style-name="ce6">
            <text:p>25,541<text:s/></text:p>
          </table:table-cell>
          <table:table-cell office:value-type="float" office:value="31078" table:style-name="ce6">
            <text:p>31,078<text:s/></text:p>
          </table:table-cell>
          <table:table-cell office:value-type="float" office:value="37840" table:style-name="ce6">
            <text:p>37,840<text:s/></text:p>
          </table:table-cell>
          <table:table-cell office:value-type="float" office:value="43008" table:style-name="ce6">
            <text:p>43,008<text:s/></text:p>
          </table:table-cell>
          <table:table-cell office:value-type="float" office:value="25941" table:style-name="ce6">
            <text:p>25,941<text:s/></text:p>
          </table:table-cell>
          <table:table-cell office:value-type="float" office:value="32477" table:style-name="ce6">
            <text:p>32,477<text:s/></text:p>
          </table:table-cell>
          <table:table-cell office:value-type="float" office:value="69738" table:style-name="ce6">
            <text:p>69,738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32528" table:style-name="ce6">
            <text:p>32,528<text:s/></text:p>
          </table:table-cell>
          <table:table-cell office:value-type="float" office:value="36075" table:style-name="ce6">
            <text:p>36,075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63815" table:style-name="ce6">
            <text:p>63,815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17138" table:style-name="ce6">
            <text:p>17,138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18051" table:style-name="ce6">
            <text:p>18,051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35345" table:style-name="ce6">
            <text:p>35,345<text:s/></text:p>
          </table:table-cell>
          <table:table-cell office:value-type="float" office:value="18816" table:style-name="ce6">
            <text:p>18,816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40304" table:style-name="ce6">
            <text:p>40,304<text:s/></text:p>
          </table:table-cell>
          <table:table-cell office:value-type="float" office:value="25915" table:style-name="ce6">
            <text:p>25,915<text:s/></text:p>
          </table:table-cell>
          <table:table-cell office:value-type="float" office:value="24933" table:style-name="ce6">
            <text:p>24,933<text:s/></text:p>
          </table:table-cell>
          <table:table-cell office:value-type="float" office:value="26622" table:style-name="ce6">
            <text:p>26,622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8313" table:style-name="ce6">
            <text:p>18,313<text:s/></text:p>
          </table:table-cell>
          <table:table-cell office:value-type="float" office:value="29743" table:style-name="ce6">
            <text:p>29,743<text:s/></text:p>
          </table:table-cell>
          <table:table-cell office:value-type="float" office:value="25641" table:style-name="ce6">
            <text:p>25,641<text:s/></text:p>
          </table:table-cell>
          <table:table-cell office:value-type="float" office:value="14842" table:style-name="ce6">
            <text:p>14,842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10314" table:style-name="ce6">
            <text:p>10,314<text:s/></text:p>
          </table:table-cell>
          <table:table-cell office:value-type="float" office:value="9929" table:style-name="ce6">
            <text:p>9,929<text:s/></text:p>
          </table:table-cell>
          <table:table-cell table:number-columns-repeated="16275"/>
        </table:table-row>
        <table:table-row table:style-name="ro2">
          <table:table-cell office:value-type="date" office:date-value="2019-01-15T00:00:00" table:style-name="ce5">
            <text:p>2019/1/15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16020" table:style-name="ce6">
            <text:p>16,020<text:s/></text:p>
          </table:table-cell>
          <table:table-cell office:value-type="float" office:value="42638" table:style-name="ce6">
            <text:p>42,638<text:s/></text:p>
          </table:table-cell>
          <table:table-cell office:value-type="float" office:value="47171" table:style-name="ce6">
            <text:p>47,171<text:s/></text:p>
          </table:table-cell>
          <table:table-cell office:value-type="float" office:value="28543" table:style-name="ce6">
            <text:p>28,543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18442" table:style-name="ce6">
            <text:p>18,442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3536" table:style-name="ce6">
            <text:p>3,536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30849" table:style-name="ce6">
            <text:p>30,849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17015" table:style-name="ce6">
            <text:p>17,015<text:s/></text:p>
          </table:table-cell>
          <table:table-cell office:value-type="float" office:value="22875" table:style-name="ce6">
            <text:p>22,875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27896" table:style-name="ce6">
            <text:p>27,896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34478" table:style-name="ce6">
            <text:p>34,478<text:s/></text:p>
          </table:table-cell>
          <table:table-cell office:value-type="float" office:value="30396" table:style-name="ce6">
            <text:p>30,396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37711" table:style-name="ce6">
            <text:p>37,711<text:s/></text:p>
          </table:table-cell>
          <table:table-cell office:value-type="float" office:value="28430" table:style-name="ce6">
            <text:p>28,430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22997" table:style-name="ce6">
            <text:p>22,997<text:s/></text:p>
          </table:table-cell>
          <table:table-cell office:value-type="float" office:value="26964" table:style-name="ce6">
            <text:p>26,964<text:s/></text:p>
          </table:table-cell>
          <table:table-cell office:value-type="float" office:value="140710" table:style-name="ce6">
            <text:p>140,710<text:s/></text:p>
          </table:table-cell>
          <table:table-cell office:value-type="float" office:value="40466" table:style-name="ce6">
            <text:p>40,466<text:s/></text:p>
          </table:table-cell>
          <table:table-cell office:value-type="float" office:value="23525" table:style-name="ce6">
            <text:p>23,525<text:s/></text:p>
          </table:table-cell>
          <table:table-cell office:value-type="float" office:value="25520" table:style-name="ce6">
            <text:p>25,520<text:s/></text:p>
          </table:table-cell>
          <table:table-cell office:value-type="float" office:value="28048" table:style-name="ce6">
            <text:p>28,048<text:s/></text:p>
          </table:table-cell>
          <table:table-cell office:value-type="float" office:value="33623" table:style-name="ce6">
            <text:p>33,623<text:s/></text:p>
          </table:table-cell>
          <table:table-cell office:value-type="float" office:value="29442" table:style-name="ce6">
            <text:p>29,442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32459" table:style-name="ce6">
            <text:p>32,459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10173" table:style-name="ce6">
            <text:p>10,173<text:s/></text:p>
          </table:table-cell>
          <table:table-cell office:value-type="float" office:value="18643" table:style-name="ce6">
            <text:p>18,643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37604" table:style-name="ce6">
            <text:p>37,604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22983" table:style-name="ce6">
            <text:p>22,983<text:s/></text:p>
          </table:table-cell>
          <table:table-cell office:value-type="float" office:value="26443" table:style-name="ce6">
            <text:p>26,443<text:s/></text:p>
          </table:table-cell>
          <table:table-cell office:value-type="float" office:value="32669" table:style-name="ce6">
            <text:p>32,669<text:s/></text:p>
          </table:table-cell>
          <table:table-cell office:value-type="float" office:value="38669" table:style-name="ce6">
            <text:p>38,669<text:s/></text:p>
          </table:table-cell>
          <table:table-cell office:value-type="float" office:value="44437" table:style-name="ce6">
            <text:p>44,437<text:s/></text:p>
          </table:table-cell>
          <table:table-cell office:value-type="float" office:value="26541" table:style-name="ce6">
            <text:p>26,541<text:s/></text:p>
          </table:table-cell>
          <table:table-cell office:value-type="float" office:value="32090" table:style-name="ce6">
            <text:p>32,090<text:s/></text:p>
          </table:table-cell>
          <table:table-cell office:value-type="float" office:value="69998" table:style-name="ce6">
            <text:p>69,998<text:s/></text:p>
          </table:table-cell>
          <table:table-cell office:value-type="float" office:value="24557" table:style-name="ce6">
            <text:p>24,557<text:s/></text:p>
          </table:table-cell>
          <table:table-cell office:value-type="float" office:value="33430" table:style-name="ce6">
            <text:p>33,430<text:s/></text:p>
          </table:table-cell>
          <table:table-cell office:value-type="float" office:value="37010" table:style-name="ce6">
            <text:p>37,010<text:s/></text:p>
          </table:table-cell>
          <table:table-cell office:value-type="float" office:value="23491" table:style-name="ce6">
            <text:p>23,491<text:s/></text:p>
          </table:table-cell>
          <table:table-cell office:value-type="float" office:value="64158" table:style-name="ce6">
            <text:p>64,158<text:s/></text:p>
          </table:table-cell>
          <table:table-cell office:value-type="float" office:value="22113" table:style-name="ce6">
            <text:p>22,113<text:s/></text:p>
          </table:table-cell>
          <table:table-cell office:value-type="float" office:value="17323" table:style-name="ce6">
            <text:p>17,323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18193" table:style-name="ce6">
            <text:p>18,193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33824" table:style-name="ce6">
            <text:p>33,824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40816" table:style-name="ce6">
            <text:p>40,816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25689" table:style-name="ce6">
            <text:p>25,689<text:s/></text:p>
          </table:table-cell>
          <table:table-cell office:value-type="float" office:value="26689" table:style-name="ce6">
            <text:p>26,689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3997" table:style-name="ce6">
            <text:p>13,997<text:s/></text:p>
          </table:table-cell>
          <table:table-cell office:value-type="float" office:value="18553" table:style-name="ce6">
            <text:p>18,553<text:s/></text:p>
          </table:table-cell>
          <table:table-cell office:value-type="float" office:value="30497" table:style-name="ce6">
            <text:p>30,497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14748" table:style-name="ce6">
            <text:p>14,748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3230" table:style-name="ce6">
            <text:p>13,230<text:s/></text:p>
          </table:table-cell>
          <table:table-cell office:value-type="float" office:value="12449" table:style-name="ce6">
            <text:p>12,449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0048" table:style-name="ce6">
            <text:p>10,048<text:s/></text:p>
          </table:table-cell>
          <table:table-cell table:number-columns-repeated="16275"/>
        </table:table-row>
        <table:table-row table:style-name="ro2">
          <table:table-cell office:value-type="date" office:date-value="2019-01-16T00:00:00" table:style-name="ce5">
            <text:p>2019/1/16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43566" table:style-name="ce6">
            <text:p>43,566<text:s/></text:p>
          </table:table-cell>
          <table:table-cell office:value-type="float" office:value="49206" table:style-name="ce6">
            <text:p>49,206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5516" table:style-name="ce6">
            <text:p>15,516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8640" table:style-name="ce6">
            <text:p>18,640<text:s/></text:p>
          </table:table-cell>
          <table:table-cell office:value-type="float" office:value="18856" table:style-name="ce6">
            <text:p>18,856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30689" table:style-name="ce6">
            <text:p>30,689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16991" table:style-name="ce6">
            <text:p>16,991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28241" table:style-name="ce6">
            <text:p>28,241<text:s/></text:p>
          </table:table-cell>
          <table:table-cell office:value-type="float" office:value="18990" table:style-name="ce6">
            <text:p>18,990<text:s/></text:p>
          </table:table-cell>
          <table:table-cell office:value-type="float" office:value="35788" table:style-name="ce6">
            <text:p>35,788<text:s/></text:p>
          </table:table-cell>
          <table:table-cell office:value-type="float" office:value="29821" table:style-name="ce6">
            <text:p>29,821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38270" table:style-name="ce6">
            <text:p>38,270<text:s/></text:p>
          </table:table-cell>
          <table:table-cell office:value-type="float" office:value="27777" table:style-name="ce6">
            <text:p>27,777<text:s/></text:p>
          </table:table-cell>
          <table:table-cell office:value-type="float" office:value="27626" table:style-name="ce6">
            <text:p>27,626<text:s/></text:p>
          </table:table-cell>
          <table:table-cell office:value-type="float" office:value="23095" table:style-name="ce6">
            <text:p>23,095<text:s/></text:p>
          </table:table-cell>
          <table:table-cell office:value-type="float" office:value="26406" table:style-name="ce6">
            <text:p>26,406<text:s/></text:p>
          </table:table-cell>
          <table:table-cell office:value-type="float" office:value="142961" table:style-name="ce6">
            <text:p>142,961<text:s/></text:p>
          </table:table-cell>
          <table:table-cell office:value-type="float" office:value="42211" table:style-name="ce6">
            <text:p>42,211<text:s/></text:p>
          </table:table-cell>
          <table:table-cell office:value-type="float" office:value="23854" table:style-name="ce6">
            <text:p>23,854<text:s/></text:p>
          </table:table-cell>
          <table:table-cell office:value-type="float" office:value="25924" table:style-name="ce6">
            <text:p>25,924<text:s/></text:p>
          </table:table-cell>
          <table:table-cell office:value-type="float" office:value="26270" table:style-name="ce6">
            <text:p>26,270<text:s/></text:p>
          </table:table-cell>
          <table:table-cell office:value-type="float" office:value="30459" table:style-name="ce6">
            <text:p>30,459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32195" table:style-name="ce6">
            <text:p>32,195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1221" table:style-name="ce6">
            <text:p>11,221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32363" table:style-name="ce6">
            <text:p>32,363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26609" table:style-name="ce6">
            <text:p>26,609<text:s/></text:p>
          </table:table-cell>
          <table:table-cell office:value-type="float" office:value="32149" table:style-name="ce6">
            <text:p>32,149<text:s/></text:p>
          </table:table-cell>
          <table:table-cell office:value-type="float" office:value="39661" table:style-name="ce6">
            <text:p>39,661<text:s/></text:p>
          </table:table-cell>
          <table:table-cell office:value-type="float" office:value="45221" table:style-name="ce6">
            <text:p>45,221<text:s/></text:p>
          </table:table-cell>
          <table:table-cell office:value-type="float" office:value="27298" table:style-name="ce6">
            <text:p>27,298<text:s/></text:p>
          </table:table-cell>
          <table:table-cell office:value-type="float" office:value="30999" table:style-name="ce6">
            <text:p>30,999<text:s/></text:p>
          </table:table-cell>
          <table:table-cell office:value-type="float" office:value="70246" table:style-name="ce6">
            <text:p>70,246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33756" table:style-name="ce6">
            <text:p>33,756<text:s/></text:p>
          </table:table-cell>
          <table:table-cell office:value-type="float" office:value="37768" table:style-name="ce6">
            <text:p>37,768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66352" table:style-name="ce6">
            <text:p>66,352<text:s/></text:p>
          </table:table-cell>
          <table:table-cell office:value-type="float" office:value="22597" table:style-name="ce6">
            <text:p>22,597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8706" table:style-name="ce6">
            <text:p>18,706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34220" table:style-name="ce6">
            <text:p>34,220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42864" table:style-name="ce6">
            <text:p>42,864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26876" table:style-name="ce6">
            <text:p>26,876<text:s/></text:p>
          </table:table-cell>
          <table:table-cell office:value-type="float" office:value="26030" table:style-name="ce6">
            <text:p>26,030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30786" table:style-name="ce6">
            <text:p>30,786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2919" table:style-name="ce6">
            <text:p>12,919<text:s/></text:p>
          </table:table-cell>
          <table:table-cell office:value-type="float" office:value="13802" table:style-name="ce6">
            <text:p>13,802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0035" table:style-name="ce6">
            <text:p>10,035<text:s/></text:p>
          </table:table-cell>
          <table:table-cell table:number-columns-repeated="16275"/>
        </table:table-row>
        <table:table-row table:style-name="ro2">
          <table:table-cell office:value-type="date" office:date-value="2019-01-17T00:00:00" table:style-name="ce5">
            <text:p>2019/1/17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43304" table:style-name="ce6">
            <text:p>43,304<text:s/></text:p>
          </table:table-cell>
          <table:table-cell office:value-type="float" office:value="49392" table:style-name="ce6">
            <text:p>49,392<text:s/></text:p>
          </table:table-cell>
          <table:table-cell office:value-type="float" office:value="29074" table:style-name="ce6">
            <text:p>29,074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18499" table:style-name="ce6">
            <text:p>18,499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34545" table:style-name="ce6">
            <text:p>34,545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16733" table:style-name="ce6">
            <text:p>16,733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28845" table:style-name="ce6">
            <text:p>28,845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35212" table:style-name="ce6">
            <text:p>35,212<text:s/></text:p>
          </table:table-cell>
          <table:table-cell office:value-type="float" office:value="30018" table:style-name="ce6">
            <text:p>30,018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38159" table:style-name="ce6">
            <text:p>38,159<text:s/></text:p>
          </table:table-cell>
          <table:table-cell office:value-type="float" office:value="28931" table:style-name="ce6">
            <text:p>28,931<text:s/></text:p>
          </table:table-cell>
          <table:table-cell office:value-type="float" office:value="27477" table:style-name="ce6">
            <text:p>27,477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26005" table:style-name="ce6">
            <text:p>26,005<text:s/></text:p>
          </table:table-cell>
          <table:table-cell office:value-type="float" office:value="144306" table:style-name="ce6">
            <text:p>144,306<text:s/></text:p>
          </table:table-cell>
          <table:table-cell office:value-type="float" office:value="41867" table:style-name="ce6">
            <text:p>41,867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27720" table:style-name="ce6">
            <text:p>27,720<text:s/></text:p>
          </table:table-cell>
          <table:table-cell office:value-type="float" office:value="33543" table:style-name="ce6">
            <text:p>33,543<text:s/></text:p>
          </table:table-cell>
          <table:table-cell office:value-type="float" office:value="28366" table:style-name="ce6">
            <text:p>28,366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32371" table:style-name="ce6">
            <text:p>32,371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18543" table:style-name="ce6">
            <text:p>18,543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33426" table:style-name="ce6">
            <text:p>33,426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32735" table:style-name="ce6">
            <text:p>32,735<text:s/></text:p>
          </table:table-cell>
          <table:table-cell office:value-type="float" office:value="39241" table:style-name="ce6">
            <text:p>39,241<text:s/></text:p>
          </table:table-cell>
          <table:table-cell office:value-type="float" office:value="45347" table:style-name="ce6">
            <text:p>45,347<text:s/></text:p>
          </table:table-cell>
          <table:table-cell office:value-type="float" office:value="27400" table:style-name="ce6">
            <text:p>27,400<text:s/></text:p>
          </table:table-cell>
          <table:table-cell office:value-type="float" office:value="31983" table:style-name="ce6">
            <text:p>31,983<text:s/></text:p>
          </table:table-cell>
          <table:table-cell office:value-type="float" office:value="71472" table:style-name="ce6">
            <text:p>71,472<text:s/></text:p>
          </table:table-cell>
          <table:table-cell office:value-type="float" office:value="24784" table:style-name="ce6">
            <text:p>24,784<text:s/></text:p>
          </table:table-cell>
          <table:table-cell office:value-type="float" office:value="34693" table:style-name="ce6">
            <text:p>34,693<text:s/></text:p>
          </table:table-cell>
          <table:table-cell office:value-type="float" office:value="38870" table:style-name="ce6">
            <text:p>38,870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66252" table:style-name="ce6">
            <text:p>66,252<text:s/></text:p>
          </table:table-cell>
          <table:table-cell office:value-type="float" office:value="21936" table:style-name="ce6">
            <text:p>21,936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15471" table:style-name="ce6">
            <text:p>15,471<text:s/></text:p>
          </table:table-cell>
          <table:table-cell office:value-type="float" office:value="19164" table:style-name="ce6">
            <text:p>19,164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37673" table:style-name="ce6">
            <text:p>37,673<text:s/></text:p>
          </table:table-cell>
          <table:table-cell office:value-type="float" office:value="20030" table:style-name="ce6">
            <text:p>20,030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42543" table:style-name="ce6">
            <text:p>42,543<text:s/></text:p>
          </table:table-cell>
          <table:table-cell office:value-type="float" office:value="27922" table:style-name="ce6">
            <text:p>27,922<text:s/></text:p>
          </table:table-cell>
          <table:table-cell office:value-type="float" office:value="26194" table:style-name="ce6">
            <text:p>26,194<text:s/></text:p>
          </table:table-cell>
          <table:table-cell office:value-type="float" office:value="27454" table:style-name="ce6">
            <text:p>27,454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10123" table:style-name="ce6">
            <text:p>10,123<text:s/></text:p>
          </table:table-cell>
          <table:table-cell office:value-type="float" office:value="14317" table:style-name="ce6">
            <text:p>14,317<text:s/></text:p>
          </table:table-cell>
          <table:table-cell office:value-type="float" office:value="19246" table:style-name="ce6">
            <text:p>19,246<text:s/></text:p>
          </table:table-cell>
          <table:table-cell office:value-type="float" office:value="31164" table:style-name="ce6">
            <text:p>31,164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15076" table:style-name="ce6">
            <text:p>15,076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10270" table:style-name="ce6">
            <text:p>10,270<text:s/></text:p>
          </table:table-cell>
          <table:table-cell table:number-columns-repeated="16275"/>
        </table:table-row>
        <table:table-row table:style-name="ro2">
          <table:table-cell office:value-type="date" office:date-value="2019-01-18T00:00:00" table:style-name="ce5">
            <text:p>2019/1/18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7972" table:style-name="ce6">
            <text:p>17,972<text:s/></text:p>
          </table:table-cell>
          <table:table-cell office:value-type="float" office:value="45515" table:style-name="ce6">
            <text:p>45,515<text:s/></text:p>
          </table:table-cell>
          <table:table-cell office:value-type="float" office:value="57797" table:style-name="ce6">
            <text:p>57,797<text:s/></text:p>
          </table:table-cell>
          <table:table-cell office:value-type="float" office:value="29797" table:style-name="ce6">
            <text:p>29,797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3450" table:style-name="ce6">
            <text:p>13,450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7297" table:style-name="ce6">
            <text:p>17,297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6312" table:style-name="ce6">
            <text:p>16,312<text:s/></text:p>
          </table:table-cell>
          <table:table-cell office:value-type="float" office:value="18801" table:style-name="ce6">
            <text:p>18,801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37845" table:style-name="ce6">
            <text:p>37,845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14658" table:style-name="ce6">
            <text:p>14,658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25126" table:style-name="ce6">
            <text:p>25,126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33112" table:style-name="ce6">
            <text:p>33,112<text:s/></text:p>
          </table:table-cell>
          <table:table-cell office:value-type="float" office:value="21224" table:style-name="ce6">
            <text:p>21,224<text:s/></text:p>
          </table:table-cell>
          <table:table-cell office:value-type="float" office:value="36674" table:style-name="ce6">
            <text:p>36,674<text:s/></text:p>
          </table:table-cell>
          <table:table-cell office:value-type="float" office:value="34014" table:style-name="ce6">
            <text:p>34,014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41450" table:style-name="ce6">
            <text:p>41,450<text:s/></text:p>
          </table:table-cell>
          <table:table-cell office:value-type="float" office:value="31173" table:style-name="ce6">
            <text:p>31,173<text:s/></text:p>
          </table:table-cell>
          <table:table-cell office:value-type="float" office:value="29497" table:style-name="ce6">
            <text:p>29,497<text:s/></text:p>
          </table:table-cell>
          <table:table-cell office:value-type="float" office:value="25019" table:style-name="ce6">
            <text:p>25,019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167983" table:style-name="ce6">
            <text:p>167,983<text:s/></text:p>
          </table:table-cell>
          <table:table-cell office:value-type="float" office:value="47593" table:style-name="ce6">
            <text:p>47,593<text:s/></text:p>
          </table:table-cell>
          <table:table-cell office:value-type="float" office:value="26199" table:style-name="ce6">
            <text:p>26,199<text:s/></text:p>
          </table:table-cell>
          <table:table-cell office:value-type="float" office:value="27392" table:style-name="ce6">
            <text:p>27,392<text:s/></text:p>
          </table:table-cell>
          <table:table-cell office:value-type="float" office:value="31551" table:style-name="ce6">
            <text:p>31,551<text:s/></text:p>
          </table:table-cell>
          <table:table-cell office:value-type="float" office:value="39607" table:style-name="ce6">
            <text:p>39,607<text:s/></text:p>
          </table:table-cell>
          <table:table-cell office:value-type="float" office:value="33427" table:style-name="ce6">
            <text:p>33,427<text:s/></text:p>
          </table:table-cell>
          <table:table-cell office:value-type="float" office:value="28000" table:style-name="ce6">
            <text:p>28,000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35296" table:style-name="ce6">
            <text:p>35,296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20994" table:style-name="ce6">
            <text:p>20,994<text:s/></text:p>
          </table:table-cell>
          <table:table-cell office:value-type="float" office:value="8066" table:style-name="ce6">
            <text:p>8,066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42165" table:style-name="ce6">
            <text:p>42,165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25683" table:style-name="ce6">
            <text:p>25,683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37153" table:style-name="ce6">
            <text:p>37,153<text:s/></text:p>
          </table:table-cell>
          <table:table-cell office:value-type="float" office:value="45822" table:style-name="ce6">
            <text:p>45,822<text:s/></text:p>
          </table:table-cell>
          <table:table-cell office:value-type="float" office:value="49311" table:style-name="ce6">
            <text:p>49,311<text:s/></text:p>
          </table:table-cell>
          <table:table-cell office:value-type="float" office:value="29236" table:style-name="ce6">
            <text:p>29,236<text:s/></text:p>
          </table:table-cell>
          <table:table-cell office:value-type="float" office:value="35359" table:style-name="ce6">
            <text:p>35,359<text:s/></text:p>
          </table:table-cell>
          <table:table-cell office:value-type="float" office:value="92090" table:style-name="ce6">
            <text:p>92,090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37924" table:style-name="ce6">
            <text:p>37,924<text:s/></text:p>
          </table:table-cell>
          <table:table-cell office:value-type="float" office:value="44003" table:style-name="ce6">
            <text:p>44,003<text:s/></text:p>
          </table:table-cell>
          <table:table-cell office:value-type="float" office:value="26742" table:style-name="ce6">
            <text:p>26,742<text:s/></text:p>
          </table:table-cell>
          <table:table-cell office:value-type="float" office:value="75575" table:style-name="ce6">
            <text:p>75,575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19724" table:style-name="ce6">
            <text:p>19,724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16323" table:style-name="ce6">
            <text:p>16,323<text:s/></text:p>
          </table:table-cell>
          <table:table-cell office:value-type="float" office:value="41957" table:style-name="ce6">
            <text:p>41,957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14648" table:style-name="ce6">
            <text:p>14,648<text:s/></text:p>
          </table:table-cell>
          <table:table-cell office:value-type="float" office:value="43467" table:style-name="ce6">
            <text:p>43,467<text:s/></text:p>
          </table:table-cell>
          <table:table-cell office:value-type="float" office:value="29586" table:style-name="ce6">
            <text:p>29,586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29287" table:style-name="ce6">
            <text:p>29,287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19941" table:style-name="ce6">
            <text:p>19,941<text:s/></text:p>
          </table:table-cell>
          <table:table-cell office:value-type="float" office:value="32444" table:style-name="ce6">
            <text:p>32,444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16615" table:style-name="ce6">
            <text:p>16,615<text:s/></text:p>
          </table:table-cell>
          <table:table-cell office:value-type="float" office:value="14423" table:style-name="ce6">
            <text:p>14,423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11235" table:style-name="ce6">
            <text:p>11,235<text:s/></text:p>
          </table:table-cell>
          <table:table-cell table:number-columns-repeated="16275"/>
        </table:table-row>
        <table:table-row table:style-name="ro2">
          <table:table-cell office:value-type="date" office:date-value="2019-01-19T00:00:00" table:style-name="ce5">
            <text:p>2019/1/19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37479" table:style-name="ce6">
            <text:p>37,479<text:s/></text:p>
          </table:table-cell>
          <table:table-cell office:value-type="float" office:value="57672" table:style-name="ce6">
            <text:p>57,672<text:s/></text:p>
          </table:table-cell>
          <table:table-cell office:value-type="float" office:value="22246" table:style-name="ce6">
            <text:p>22,246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14566" table:style-name="ce6">
            <text:p>14,566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50684" table:style-name="ce6">
            <text:p>50,684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2024" table:style-name="ce6">
            <text:p>12,024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30669" table:style-name="ce6">
            <text:p>30,669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33778" table:style-name="ce6">
            <text:p>33,778<text:s/></text:p>
          </table:table-cell>
          <table:table-cell office:value-type="float" office:value="35966" table:style-name="ce6">
            <text:p>35,966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38954" table:style-name="ce6">
            <text:p>38,954<text:s/></text:p>
          </table:table-cell>
          <table:table-cell office:value-type="float" office:value="28793" table:style-name="ce6">
            <text:p>28,793<text:s/></text:p>
          </table:table-cell>
          <table:table-cell office:value-type="float" office:value="27582" table:style-name="ce6">
            <text:p>27,582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176340" table:style-name="ce6">
            <text:p>176,340<text:s/></text:p>
          </table:table-cell>
          <table:table-cell office:value-type="float" office:value="48496" table:style-name="ce6">
            <text:p>48,496<text:s/></text:p>
          </table:table-cell>
          <table:table-cell office:value-type="float" office:value="23479" table:style-name="ce6">
            <text:p>23,479<text:s/></text:p>
          </table:table-cell>
          <table:table-cell office:value-type="float" office:value="23917" table:style-name="ce6">
            <text:p>23,917<text:s/></text:p>
          </table:table-cell>
          <table:table-cell office:value-type="float" office:value="31337" table:style-name="ce6">
            <text:p>31,337<text:s/></text:p>
          </table:table-cell>
          <table:table-cell office:value-type="float" office:value="39058" table:style-name="ce6">
            <text:p>39,058<text:s/></text:p>
          </table:table-cell>
          <table:table-cell office:value-type="float" office:value="31073" table:style-name="ce6">
            <text:p>31,073<text:s/></text:p>
          </table:table-cell>
          <table:table-cell office:value-type="float" office:value="25092" table:style-name="ce6">
            <text:p>25,092<text:s/></text:p>
          </table:table-cell>
          <table:table-cell office:value-type="float" office:value="11773" table:style-name="ce6">
            <text:p>11,773<text:s/></text:p>
          </table:table-cell>
          <table:table-cell office:value-type="float" office:value="29899" table:style-name="ce6">
            <text:p>29,899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19796" table:style-name="ce6">
            <text:p>19,796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46602" table:style-name="ce6">
            <text:p>46,602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22586" table:style-name="ce6">
            <text:p>22,586<text:s/></text:p>
          </table:table-cell>
          <table:table-cell office:value-type="float" office:value="23673" table:style-name="ce6">
            <text:p>23,673<text:s/></text:p>
          </table:table-cell>
          <table:table-cell office:value-type="float" office:value="35020" table:style-name="ce6">
            <text:p>35,020<text:s/></text:p>
          </table:table-cell>
          <table:table-cell office:value-type="float" office:value="45716" table:style-name="ce6">
            <text:p>45,716<text:s/></text:p>
          </table:table-cell>
          <table:table-cell office:value-type="float" office:value="43477" table:style-name="ce6">
            <text:p>43,477<text:s/></text:p>
          </table:table-cell>
          <table:table-cell office:value-type="float" office:value="27581" table:style-name="ce6">
            <text:p>27,581<text:s/></text:p>
          </table:table-cell>
          <table:table-cell office:value-type="float" office:value="35232" table:style-name="ce6">
            <text:p>35,232<text:s/></text:p>
          </table:table-cell>
          <table:table-cell office:value-type="float" office:value="87540" table:style-name="ce6">
            <text:p>87,540<text:s/></text:p>
          </table:table-cell>
          <table:table-cell office:value-type="float" office:value="20320" table:style-name="ce6">
            <text:p>20,320<text:s/></text:p>
          </table:table-cell>
          <table:table-cell office:value-type="float" office:value="38072" table:style-name="ce6">
            <text:p>38,072<text:s/></text:p>
          </table:table-cell>
          <table:table-cell office:value-type="float" office:value="40989" table:style-name="ce6">
            <text:p>40,989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74489" table:style-name="ce6">
            <text:p>74,489<text:s/></text:p>
          </table:table-cell>
          <table:table-cell office:value-type="float" office:value="20389" table:style-name="ce6">
            <text:p>20,389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4060" table:style-name="ce6">
            <text:p>14,060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44442" table:style-name="ce6">
            <text:p>44,442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35253" table:style-name="ce6">
            <text:p>35,253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27218" table:style-name="ce6">
            <text:p>27,218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9890" table:style-name="ce6">
            <text:p>9,890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17581" table:style-name="ce6">
            <text:p>17,581<text:s/></text:p>
          </table:table-cell>
          <table:table-cell office:value-type="float" office:value="29408" table:style-name="ce6">
            <text:p>29,408<text:s/></text:p>
          </table:table-cell>
          <table:table-cell office:value-type="float" office:value="27457" table:style-name="ce6">
            <text:p>27,457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3289" table:style-name="ce6">
            <text:p>13,289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0624" table:style-name="ce6">
            <text:p>10,624<text:s/></text:p>
          </table:table-cell>
          <table:table-cell table:number-columns-repeated="16275"/>
        </table:table-row>
        <table:table-row table:style-name="ro2">
          <table:table-cell office:value-type="date" office:date-value="2019-01-20T00:00:00" table:style-name="ce5">
            <text:p>2019/1/20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1123" table:style-name="ce6">
            <text:p>21,123<text:s/></text:p>
          </table:table-cell>
          <table:table-cell office:value-type="float" office:value="46473" table:style-name="ce6">
            <text:p>46,473<text:s/></text:p>
          </table:table-cell>
          <table:table-cell office:value-type="float" office:value="14351" table:style-name="ce6">
            <text:p>14,351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8372" table:style-name="ce6">
            <text:p>8,372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43921" table:style-name="ce6">
            <text:p>43,921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13270" table:style-name="ce6">
            <text:p>13,270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31557" table:style-name="ce6">
            <text:p>31,557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30296" table:style-name="ce6">
            <text:p>30,296<text:s/></text:p>
          </table:table-cell>
          <table:table-cell office:value-type="float" office:value="21627" table:style-name="ce6">
            <text:p>21,627<text:s/></text:p>
          </table:table-cell>
          <table:table-cell office:value-type="float" office:value="20045" table:style-name="ce6">
            <text:p>20,045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1346" table:style-name="ce6">
            <text:p>11,346<text:s/></text:p>
          </table:table-cell>
          <table:table-cell office:value-type="float" office:value="168869" table:style-name="ce6">
            <text:p>168,869<text:s/></text:p>
          </table:table-cell>
          <table:table-cell office:value-type="float" office:value="40552" table:style-name="ce6">
            <text:p>40,552<text:s/></text:p>
          </table:table-cell>
          <table:table-cell office:value-type="float" office:value="17779" table:style-name="ce6">
            <text:p>17,779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33135" table:style-name="ce6">
            <text:p>33,135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21110" table:style-name="ce6">
            <text:p>21,110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21882" table:style-name="ce6">
            <text:p>21,882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11720" table:style-name="ce6">
            <text:p>11,720<text:s/></text:p>
          </table:table-cell>
          <table:table-cell office:value-type="float" office:value="36766" table:style-name="ce6">
            <text:p>36,766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28625" table:style-name="ce6">
            <text:p>28,625<text:s/></text:p>
          </table:table-cell>
          <table:table-cell office:value-type="float" office:value="39041" table:style-name="ce6">
            <text:p>39,041<text:s/></text:p>
          </table:table-cell>
          <table:table-cell office:value-type="float" office:value="32362" table:style-name="ce6">
            <text:p>32,362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31444" table:style-name="ce6">
            <text:p>31,444<text:s/></text:p>
          </table:table-cell>
          <table:table-cell office:value-type="float" office:value="78899" table:style-name="ce6">
            <text:p>78,899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32112" table:style-name="ce6">
            <text:p>32,112<text:s/></text:p>
          </table:table-cell>
          <table:table-cell office:value-type="float" office:value="30852" table:style-name="ce6">
            <text:p>30,852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58940" table:style-name="ce6">
            <text:p>58,940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7238" table:style-name="ce6">
            <text:p>17,238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37602" table:style-name="ce6">
            <text:p>37,602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14832" table:style-name="ce6">
            <text:p>14,832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18797" table:style-name="ce6">
            <text:p>18,797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23132" table:style-name="ce6">
            <text:p>23,132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7812" table:style-name="ce6">
            <text:p>7,812<text:s/></text:p>
          </table:table-cell>
          <table:table-cell table:number-columns-repeated="16275"/>
        </table:table-row>
        <table:table-row table:style-name="ro2">
          <table:table-cell office:value-type="date" office:date-value="2019-01-21T00:00:00" table:style-name="ce5">
            <text:p>2019/1/21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43409" table:style-name="ce6">
            <text:p>43,409<text:s/></text:p>
          </table:table-cell>
          <table:table-cell office:value-type="float" office:value="48409" table:style-name="ce6">
            <text:p>48,409<text:s/></text:p>
          </table:table-cell>
          <table:table-cell office:value-type="float" office:value="25107" table:style-name="ce6">
            <text:p>25,107<text:s/></text:p>
          </table:table-cell>
          <table:table-cell office:value-type="float" office:value="15416" table:style-name="ce6">
            <text:p>15,416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3573" table:style-name="ce6">
            <text:p>13,573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17201" table:style-name="ce6">
            <text:p>17,201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39679" table:style-name="ce6">
            <text:p>39,679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7214" table:style-name="ce6">
            <text:p>17,214<text:s/></text:p>
          </table:table-cell>
          <table:table-cell office:value-type="float" office:value="22729" table:style-name="ce6">
            <text:p>22,729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28066" table:style-name="ce6">
            <text:p>28,066<text:s/></text:p>
          </table:table-cell>
          <table:table-cell office:value-type="float" office:value="19187" table:style-name="ce6">
            <text:p>19,187<text:s/></text:p>
          </table:table-cell>
          <table:table-cell office:value-type="float" office:value="35225" table:style-name="ce6">
            <text:p>35,225<text:s/></text:p>
          </table:table-cell>
          <table:table-cell office:value-type="float" office:value="32751" table:style-name="ce6">
            <text:p>32,751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38068" table:style-name="ce6">
            <text:p>38,068<text:s/></text:p>
          </table:table-cell>
          <table:table-cell office:value-type="float" office:value="28320" table:style-name="ce6">
            <text:p>28,320<text:s/></text:p>
          </table:table-cell>
          <table:table-cell office:value-type="float" office:value="27461" table:style-name="ce6">
            <text:p>27,461<text:s/></text:p>
          </table:table-cell>
          <table:table-cell office:value-type="float" office:value="22985" table:style-name="ce6">
            <text:p>22,985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158171" table:style-name="ce6">
            <text:p>158,171<text:s/></text:p>
          </table:table-cell>
          <table:table-cell office:value-type="float" office:value="40362" table:style-name="ce6">
            <text:p>40,362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4133" table:style-name="ce6">
            <text:p>24,133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30539" table:style-name="ce6">
            <text:p>30,539<text:s/></text:p>
          </table:table-cell>
          <table:table-cell office:value-type="float" office:value="26908" table:style-name="ce6">
            <text:p>26,908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31494" table:style-name="ce6">
            <text:p>31,494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3786" table:style-name="ce6">
            <text:p>3,786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33138" table:style-name="ce6">
            <text:p>33,138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7746" table:style-name="ce6">
            <text:p>7,746<text:s/></text:p>
          </table:table-cell>
          <table:table-cell office:value-type="float" office:value="22197" table:style-name="ce6">
            <text:p>22,197<text:s/></text:p>
          </table:table-cell>
          <table:table-cell office:value-type="float" office:value="26043" table:style-name="ce6">
            <text:p>26,043<text:s/></text:p>
          </table:table-cell>
          <table:table-cell office:value-type="float" office:value="32323" table:style-name="ce6">
            <text:p>32,323<text:s/></text:p>
          </table:table-cell>
          <table:table-cell office:value-type="float" office:value="40320" table:style-name="ce6">
            <text:p>40,320<text:s/></text:p>
          </table:table-cell>
          <table:table-cell office:value-type="float" office:value="42553" table:style-name="ce6">
            <text:p>42,553<text:s/></text:p>
          </table:table-cell>
          <table:table-cell office:value-type="float" office:value="27196" table:style-name="ce6">
            <text:p>27,196<text:s/></text:p>
          </table:table-cell>
          <table:table-cell office:value-type="float" office:value="31942" table:style-name="ce6">
            <text:p>31,942<text:s/></text:p>
          </table:table-cell>
          <table:table-cell office:value-type="float" office:value="75462" table:style-name="ce6">
            <text:p>75,462<text:s/></text:p>
          </table:table-cell>
          <table:table-cell office:value-type="float" office:value="20973" table:style-name="ce6">
            <text:p>20,973<text:s/></text:p>
          </table:table-cell>
          <table:table-cell office:value-type="float" office:value="35319" table:style-name="ce6">
            <text:p>35,319<text:s/></text:p>
          </table:table-cell>
          <table:table-cell office:value-type="float" office:value="37392" table:style-name="ce6">
            <text:p>37,392<text:s/></text:p>
          </table:table-cell>
          <table:table-cell office:value-type="float" office:value="24258" table:style-name="ce6">
            <text:p>24,258<text:s/></text:p>
          </table:table-cell>
          <table:table-cell office:value-type="float" office:value="64388" table:style-name="ce6">
            <text:p>64,388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8052" table:style-name="ce6">
            <text:p>18,052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37923" table:style-name="ce6">
            <text:p>37,923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40777" table:style-name="ce6">
            <text:p>40,777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18655" table:style-name="ce6">
            <text:p>18,655<text:s/></text:p>
          </table:table-cell>
          <table:table-cell office:value-type="float" office:value="31069" table:style-name="ce6">
            <text:p>31,069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14805" table:style-name="ce6">
            <text:p>14,805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10187" table:style-name="ce6">
            <text:p>10,187<text:s/></text:p>
          </table:table-cell>
          <table:table-cell table:number-columns-repeated="16275"/>
        </table:table-row>
        <table:table-row table:style-name="ro2">
          <table:table-cell office:value-type="date" office:date-value="2019-01-22T00:00:00" table:style-name="ce5">
            <text:p>2019/1/22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16239" table:style-name="ce6">
            <text:p>16,239<text:s/></text:p>
          </table:table-cell>
          <table:table-cell office:value-type="float" office:value="43050" table:style-name="ce6">
            <text:p>43,050<text:s/></text:p>
          </table:table-cell>
          <table:table-cell office:value-type="float" office:value="49572" table:style-name="ce6">
            <text:p>49,572<text:s/></text:p>
          </table:table-cell>
          <table:table-cell office:value-type="float" office:value="25884" table:style-name="ce6">
            <text:p>25,884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2329" table:style-name="ce6">
            <text:p>12,329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36288" table:style-name="ce6">
            <text:p>36,288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28769" table:style-name="ce6">
            <text:p>28,769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36030" table:style-name="ce6">
            <text:p>36,030<text:s/></text:p>
          </table:table-cell>
          <table:table-cell office:value-type="float" office:value="36842" table:style-name="ce6">
            <text:p>36,842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37828" table:style-name="ce6">
            <text:p>37,828<text:s/></text:p>
          </table:table-cell>
          <table:table-cell office:value-type="float" office:value="28401" table:style-name="ce6">
            <text:p>28,401<text:s/></text:p>
          </table:table-cell>
          <table:table-cell office:value-type="float" office:value="27393" table:style-name="ce6">
            <text:p>27,393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27185" table:style-name="ce6">
            <text:p>27,185<text:s/></text:p>
          </table:table-cell>
          <table:table-cell office:value-type="float" office:value="153876" table:style-name="ce6">
            <text:p>153,876<text:s/></text:p>
          </table:table-cell>
          <table:table-cell office:value-type="float" office:value="42118" table:style-name="ce6">
            <text:p>42,118<text:s/></text:p>
          </table:table-cell>
          <table:table-cell office:value-type="float" office:value="26097" table:style-name="ce6">
            <text:p>26,097<text:s/></text:p>
          </table:table-cell>
          <table:table-cell office:value-type="float" office:value="24610" table:style-name="ce6">
            <text:p>24,610<text:s/></text:p>
          </table:table-cell>
          <table:table-cell office:value-type="float" office:value="27273" table:style-name="ce6">
            <text:p>27,273<text:s/></text:p>
          </table:table-cell>
          <table:table-cell office:value-type="float" office:value="32064" table:style-name="ce6">
            <text:p>32,064<text:s/></text:p>
          </table:table-cell>
          <table:table-cell office:value-type="float" office:value="28239" table:style-name="ce6">
            <text:p>28,239<text:s/></text:p>
          </table:table-cell>
          <table:table-cell office:value-type="float" office:value="25272" table:style-name="ce6">
            <text:p>25,272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31809" table:style-name="ce6">
            <text:p>31,809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34160" table:style-name="ce6">
            <text:p>34,160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2029" table:style-name="ce6">
            <text:p>22,029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32633" table:style-name="ce6">
            <text:p>32,633<text:s/></text:p>
          </table:table-cell>
          <table:table-cell office:value-type="float" office:value="40362" table:style-name="ce6">
            <text:p>40,362<text:s/></text:p>
          </table:table-cell>
          <table:table-cell office:value-type="float" office:value="43214" table:style-name="ce6">
            <text:p>43,214<text:s/></text:p>
          </table:table-cell>
          <table:table-cell office:value-type="float" office:value="27369" table:style-name="ce6">
            <text:p>27,369<text:s/></text:p>
          </table:table-cell>
          <table:table-cell office:value-type="float" office:value="31445" table:style-name="ce6">
            <text:p>31,445<text:s/></text:p>
          </table:table-cell>
          <table:table-cell office:value-type="float" office:value="75043" table:style-name="ce6">
            <text:p>75,043<text:s/></text:p>
          </table:table-cell>
          <table:table-cell office:value-type="float" office:value="21892" table:style-name="ce6">
            <text:p>21,892<text:s/></text:p>
          </table:table-cell>
          <table:table-cell office:value-type="float" office:value="35130" table:style-name="ce6">
            <text:p>35,130<text:s/></text:p>
          </table:table-cell>
          <table:table-cell office:value-type="float" office:value="38666" table:style-name="ce6">
            <text:p>38,666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64370" table:style-name="ce6">
            <text:p>64,370<text:s/></text:p>
          </table:table-cell>
          <table:table-cell office:value-type="float" office:value="20624" table:style-name="ce6">
            <text:p>20,624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35108" table:style-name="ce6">
            <text:p>35,108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41394" table:style-name="ce6">
            <text:p>41,394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26703" table:style-name="ce6">
            <text:p>26,703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30707" table:style-name="ce6">
            <text:p>30,707<text:s/></text:p>
          </table:table-cell>
          <table:table-cell office:value-type="float" office:value="26753" table:style-name="ce6">
            <text:p>26,753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12545" table:style-name="ce6">
            <text:p>12,545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10179" table:style-name="ce6">
            <text:p>10,179<text:s/></text:p>
          </table:table-cell>
          <table:table-cell table:number-columns-repeated="16275"/>
        </table:table-row>
        <table:table-row table:style-name="ro2">
          <table:table-cell office:value-type="date" office:date-value="2019-01-23T00:00:00" table:style-name="ce5">
            <text:p>2019/1/23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43334" table:style-name="ce6">
            <text:p>43,334<text:s/></text:p>
          </table:table-cell>
          <table:table-cell office:value-type="float" office:value="52696" table:style-name="ce6">
            <text:p>52,696<text:s/></text:p>
          </table:table-cell>
          <table:table-cell office:value-type="float" office:value="25511" table:style-name="ce6">
            <text:p>25,511<text:s/></text:p>
          </table:table-cell>
          <table:table-cell office:value-type="float" office:value="15460" table:style-name="ce6">
            <text:p>15,460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18298" table:style-name="ce6">
            <text:p>18,298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37585" table:style-name="ce6">
            <text:p>37,585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2004" table:style-name="ce6">
            <text:p>12,004<text:s/></text:p>
          </table:table-cell>
          <table:table-cell office:value-type="float" office:value="17795" table:style-name="ce6">
            <text:p>17,795<text:s/></text:p>
          </table:table-cell>
          <table:table-cell office:value-type="float" office:value="23895" table:style-name="ce6">
            <text:p>23,895<text:s/></text:p>
          </table:table-cell>
          <table:table-cell office:value-type="float" office:value="16850" table:style-name="ce6">
            <text:p>16,850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29473" table:style-name="ce6">
            <text:p>29,473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36687" table:style-name="ce6">
            <text:p>36,687<text:s/></text:p>
          </table:table-cell>
          <table:table-cell office:value-type="float" office:value="39218" table:style-name="ce6">
            <text:p>39,218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38427" table:style-name="ce6">
            <text:p>38,427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27636" table:style-name="ce6">
            <text:p>27,636<text:s/></text:p>
          </table:table-cell>
          <table:table-cell office:value-type="float" office:value="23243" table:style-name="ce6">
            <text:p>23,243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157888" table:style-name="ce6">
            <text:p>157,888<text:s/></text:p>
          </table:table-cell>
          <table:table-cell office:value-type="float" office:value="43788" table:style-name="ce6">
            <text:p>43,788<text:s/></text:p>
          </table:table-cell>
          <table:table-cell office:value-type="float" office:value="26721" table:style-name="ce6">
            <text:p>26,721<text:s/></text:p>
          </table:table-cell>
          <table:table-cell office:value-type="float" office:value="25011" table:style-name="ce6">
            <text:p>25,011<text:s/></text:p>
          </table:table-cell>
          <table:table-cell office:value-type="float" office:value="27952" table:style-name="ce6">
            <text:p>27,952<text:s/></text:p>
          </table:table-cell>
          <table:table-cell office:value-type="float" office:value="33069" table:style-name="ce6">
            <text:p>33,069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32888" table:style-name="ce6">
            <text:p>32,888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8653" table:style-name="ce6">
            <text:p>18,653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36940" table:style-name="ce6">
            <text:p>36,940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13858" table:style-name="ce6">
            <text:p>13,858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33370" table:style-name="ce6">
            <text:p>33,370<text:s/></text:p>
          </table:table-cell>
          <table:table-cell office:value-type="float" office:value="41580" table:style-name="ce6">
            <text:p>41,580<text:s/></text:p>
          </table:table-cell>
          <table:table-cell office:value-type="float" office:value="43608" table:style-name="ce6">
            <text:p>43,608<text:s/></text:p>
          </table:table-cell>
          <table:table-cell office:value-type="float" office:value="27823" table:style-name="ce6">
            <text:p>27,823<text:s/></text:p>
          </table:table-cell>
          <table:table-cell office:value-type="float" office:value="32646" table:style-name="ce6">
            <text:p>32,646<text:s/></text:p>
          </table:table-cell>
          <table:table-cell office:value-type="float" office:value="77392" table:style-name="ce6">
            <text:p>77,392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35677" table:style-name="ce6">
            <text:p>35,677<text:s/></text:p>
          </table:table-cell>
          <table:table-cell office:value-type="float" office:value="38434" table:style-name="ce6">
            <text:p>38,434<text:s/></text:p>
          </table:table-cell>
          <table:table-cell office:value-type="float" office:value="25600" table:style-name="ce6">
            <text:p>25,600<text:s/></text:p>
          </table:table-cell>
          <table:table-cell office:value-type="float" office:value="66032" table:style-name="ce6">
            <text:p>66,032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18430" table:style-name="ce6">
            <text:p>18,430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36159" table:style-name="ce6">
            <text:p>36,159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8904" table:style-name="ce6">
            <text:p>8,904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42060" table:style-name="ce6">
            <text:p>42,060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26104" table:style-name="ce6">
            <text:p>26,104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10325" table:style-name="ce6">
            <text:p>10,325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18490" table:style-name="ce6">
            <text:p>18,490<text:s/></text:p>
          </table:table-cell>
          <table:table-cell office:value-type="float" office:value="31859" table:style-name="ce6">
            <text:p>31,859<text:s/></text:p>
          </table:table-cell>
          <table:table-cell office:value-type="float" office:value="27252" table:style-name="ce6">
            <text:p>27,252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13457" table:style-name="ce6">
            <text:p>13,457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2554" table:style-name="ce6">
            <text:p>12,554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10170" table:style-name="ce6">
            <text:p>10,170<text:s/></text:p>
          </table:table-cell>
          <table:table-cell table:number-columns-repeated="16275"/>
        </table:table-row>
        <table:table-row table:style-name="ro2">
          <table:table-cell office:value-type="date" office:date-value="2019-01-24T00:00:00" table:style-name="ce5">
            <text:p>2019/1/24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43494" table:style-name="ce6">
            <text:p>43,494<text:s/></text:p>
          </table:table-cell>
          <table:table-cell office:value-type="float" office:value="52129" table:style-name="ce6">
            <text:p>52,129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18424" table:style-name="ce6">
            <text:p>18,424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31816" table:style-name="ce6">
            <text:p>31,816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23575" table:style-name="ce6">
            <text:p>23,575<text:s/></text:p>
          </table:table-cell>
          <table:table-cell office:value-type="float" office:value="17153" table:style-name="ce6">
            <text:p>17,153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29806" table:style-name="ce6">
            <text:p>29,806<text:s/></text:p>
          </table:table-cell>
          <table:table-cell office:value-type="float" office:value="20156" table:style-name="ce6">
            <text:p>20,156<text:s/></text:p>
          </table:table-cell>
          <table:table-cell office:value-type="float" office:value="36646" table:style-name="ce6">
            <text:p>36,646<text:s/></text:p>
          </table:table-cell>
          <table:table-cell office:value-type="float" office:value="41066" table:style-name="ce6">
            <text:p>41,066<text:s/></text:p>
          </table:table-cell>
          <table:table-cell office:value-type="float" office:value="9825" table:style-name="ce6">
            <text:p>9,825<text:s/></text:p>
          </table:table-cell>
          <table:table-cell office:value-type="float" office:value="38519" table:style-name="ce6">
            <text:p>38,519<text:s/></text:p>
          </table:table-cell>
          <table:table-cell office:value-type="float" office:value="28838" table:style-name="ce6">
            <text:p>28,838<text:s/></text:p>
          </table:table-cell>
          <table:table-cell office:value-type="float" office:value="27994" table:style-name="ce6">
            <text:p>27,994<text:s/></text:p>
          </table:table-cell>
          <table:table-cell office:value-type="float" office:value="23318" table:style-name="ce6">
            <text:p>23,318<text:s/></text:p>
          </table:table-cell>
          <table:table-cell office:value-type="float" office:value="27220" table:style-name="ce6">
            <text:p>27,220<text:s/></text:p>
          </table:table-cell>
          <table:table-cell office:value-type="float" office:value="160139" table:style-name="ce6">
            <text:p>160,139<text:s/></text:p>
          </table:table-cell>
          <table:table-cell office:value-type="float" office:value="43805" table:style-name="ce6">
            <text:p>43,805<text:s/></text:p>
          </table:table-cell>
          <table:table-cell office:value-type="float" office:value="26809" table:style-name="ce6">
            <text:p>26,809<text:s/></text:p>
          </table:table-cell>
          <table:table-cell office:value-type="float" office:value="25369" table:style-name="ce6">
            <text:p>25,369<text:s/></text:p>
          </table:table-cell>
          <table:table-cell office:value-type="float" office:value="28838" table:style-name="ce6">
            <text:p>28,838<text:s/></text:p>
          </table:table-cell>
          <table:table-cell office:value-type="float" office:value="34125" table:style-name="ce6">
            <text:p>34,125<text:s/></text:p>
          </table:table-cell>
          <table:table-cell office:value-type="float" office:value="29239" table:style-name="ce6">
            <text:p>29,239<text:s/></text:p>
          </table:table-cell>
          <table:table-cell office:value-type="float" office:value="26080" table:style-name="ce6">
            <text:p>26,080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33239" table:style-name="ce6">
            <text:p>33,239<text:s/></text:p>
          </table:table-cell>
          <table:table-cell office:value-type="float" office:value="7971" table:style-name="ce6">
            <text:p>7,971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7620" table:style-name="ce6">
            <text:p>7,620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38942" table:style-name="ce6">
            <text:p>38,942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23046" table:style-name="ce6">
            <text:p>23,046<text:s/></text:p>
          </table:table-cell>
          <table:table-cell office:value-type="float" office:value="26181" table:style-name="ce6">
            <text:p>26,181<text:s/></text:p>
          </table:table-cell>
          <table:table-cell office:value-type="float" office:value="34022" table:style-name="ce6">
            <text:p>34,022<text:s/></text:p>
          </table:table-cell>
          <table:table-cell office:value-type="float" office:value="41337" table:style-name="ce6">
            <text:p>41,337<text:s/></text:p>
          </table:table-cell>
          <table:table-cell office:value-type="float" office:value="43817" table:style-name="ce6">
            <text:p>43,817<text:s/></text:p>
          </table:table-cell>
          <table:table-cell office:value-type="float" office:value="28092" table:style-name="ce6">
            <text:p>28,092<text:s/></text:p>
          </table:table-cell>
          <table:table-cell office:value-type="float" office:value="33532" table:style-name="ce6">
            <text:p>33,532<text:s/></text:p>
          </table:table-cell>
          <table:table-cell office:value-type="float" office:value="77428" table:style-name="ce6">
            <text:p>77,428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36350" table:style-name="ce6">
            <text:p>36,350<text:s/></text:p>
          </table:table-cell>
          <table:table-cell office:value-type="float" office:value="39547" table:style-name="ce6">
            <text:p>39,547<text:s/></text:p>
          </table:table-cell>
          <table:table-cell office:value-type="float" office:value="25802" table:style-name="ce6">
            <text:p>25,802<text:s/></text:p>
          </table:table-cell>
          <table:table-cell office:value-type="float" office:value="68029" table:style-name="ce6">
            <text:p>68,029<text:s/></text:p>
          </table:table-cell>
          <table:table-cell office:value-type="float" office:value="20998" table:style-name="ce6">
            <text:p>20,998<text:s/></text:p>
          </table:table-cell>
          <table:table-cell office:value-type="float" office:value="18200" table:style-name="ce6">
            <text:p>18,200<text:s/></text:p>
          </table:table-cell>
          <table:table-cell office:value-type="float" office:value="15172" table:style-name="ce6">
            <text:p>15,172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15239" table:style-name="ce6">
            <text:p>15,239<text:s/></text:p>
          </table:table-cell>
          <table:table-cell office:value-type="float" office:value="37201" table:style-name="ce6">
            <text:p>37,201<text:s/></text:p>
          </table:table-cell>
          <table:table-cell office:value-type="float" office:value="20239" table:style-name="ce6">
            <text:p>20,239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4602" table:style-name="ce6">
            <text:p>14,602<text:s/></text:p>
          </table:table-cell>
          <table:table-cell office:value-type="float" office:value="42623" table:style-name="ce6">
            <text:p>42,623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25382" table:style-name="ce6">
            <text:p>25,382<text:s/></text:p>
          </table:table-cell>
          <table:table-cell office:value-type="float" office:value="28246" table:style-name="ce6">
            <text:p>28,246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11545" table:style-name="ce6">
            <text:p>11,545<text:s/></text:p>
          </table:table-cell>
          <table:table-cell office:value-type="float" office:value="5564" table:style-name="ce6">
            <text:p>5,564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18498" table:style-name="ce6">
            <text:p>18,498<text:s/></text:p>
          </table:table-cell>
          <table:table-cell office:value-type="float" office:value="31262" table:style-name="ce6">
            <text:p>31,262<text:s/></text:p>
          </table:table-cell>
          <table:table-cell office:value-type="float" office:value="27276" table:style-name="ce6">
            <text:p>27,276<text:s/></text:p>
          </table:table-cell>
          <table:table-cell office:value-type="float" office:value="15379" table:style-name="ce6">
            <text:p>15,379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12378" table:style-name="ce6">
            <text:p>12,378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0094" table:style-name="ce6">
            <text:p>10,094<text:s/></text:p>
          </table:table-cell>
          <table:table-cell table:number-columns-repeated="16275"/>
        </table:table-row>
        <table:table-row table:style-name="ro2">
          <table:table-cell office:value-type="date" office:date-value="2019-01-25T00:00:00" table:style-name="ce5">
            <text:p>2019/1/25</text:p>
          </table:table-cell>
          <table:table-cell office:value-type="float" office:value="6969" table:style-name="ce6">
            <text:p>6,969<text:s/></text:p>
          </table:table-cell>
          <table:table-cell office:value-type="float" office:value="17700" table:style-name="ce6">
            <text:p>17,700<text:s/></text:p>
          </table:table-cell>
          <table:table-cell office:value-type="float" office:value="44571" table:style-name="ce6">
            <text:p>44,571<text:s/></text:p>
          </table:table-cell>
          <table:table-cell office:value-type="float" office:value="57321" table:style-name="ce6">
            <text:p>57,321<text:s/></text:p>
          </table:table-cell>
          <table:table-cell office:value-type="float" office:value="29165" table:style-name="ce6">
            <text:p>29,165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4612" table:style-name="ce6">
            <text:p>14,612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18526" table:style-name="ce6">
            <text:p>18,526<text:s/></text:p>
          </table:table-cell>
          <table:table-cell office:value-type="float" office:value="17654" table:style-name="ce6">
            <text:p>17,654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38220" table:style-name="ce6">
            <text:p>38,220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9079" table:style-name="ce6">
            <text:p>19,079<text:s/></text:p>
          </table:table-cell>
          <table:table-cell office:value-type="float" office:value="24900" table:style-name="ce6">
            <text:p>24,900<text:s/></text:p>
          </table:table-cell>
          <table:table-cell office:value-type="float" office:value="17983" table:style-name="ce6">
            <text:p>17,983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30765" table:style-name="ce6">
            <text:p>30,765<text:s/></text:p>
          </table:table-cell>
          <table:table-cell office:value-type="float" office:value="21486" table:style-name="ce6">
            <text:p>21,486<text:s/></text:p>
          </table:table-cell>
          <table:table-cell office:value-type="float" office:value="37888" table:style-name="ce6">
            <text:p>37,888<text:s/></text:p>
          </table:table-cell>
          <table:table-cell office:value-type="float" office:value="43590" table:style-name="ce6">
            <text:p>43,590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40614" table:style-name="ce6">
            <text:p>40,614<text:s/></text:p>
          </table:table-cell>
          <table:table-cell office:value-type="float" office:value="30084" table:style-name="ce6">
            <text:p>30,084<text:s/></text:p>
          </table:table-cell>
          <table:table-cell office:value-type="float" office:value="29372" table:style-name="ce6">
            <text:p>29,372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6708" table:style-name="ce6">
            <text:p>26,708<text:s/></text:p>
          </table:table-cell>
          <table:table-cell office:value-type="float" office:value="181622" table:style-name="ce6">
            <text:p>181,622<text:s/></text:p>
          </table:table-cell>
          <table:table-cell office:value-type="float" office:value="48290" table:style-name="ce6">
            <text:p>48,290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7602" table:style-name="ce6">
            <text:p>27,602<text:s/></text:p>
          </table:table-cell>
          <table:table-cell office:value-type="float" office:value="34308" table:style-name="ce6">
            <text:p>34,308<text:s/></text:p>
          </table:table-cell>
          <table:table-cell office:value-type="float" office:value="37476" table:style-name="ce6">
            <text:p>37,476<text:s/></text:p>
          </table:table-cell>
          <table:table-cell office:value-type="float" office:value="31965" table:style-name="ce6">
            <text:p>31,965<text:s/></text:p>
          </table:table-cell>
          <table:table-cell office:value-type="float" office:value="27912" table:style-name="ce6">
            <text:p>27,912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33437" table:style-name="ce6">
            <text:p>33,437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21295" table:style-name="ce6">
            <text:p>21,295<text:s/></text:p>
          </table:table-cell>
          <table:table-cell office:value-type="float" office:value="7546" table:style-name="ce6">
            <text:p>7,546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0324" table:style-name="ce6">
            <text:p>10,324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41036" table:style-name="ce6">
            <text:p>41,036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27359" table:style-name="ce6">
            <text:p>27,359<text:s/></text:p>
          </table:table-cell>
          <table:table-cell office:value-type="float" office:value="35867" table:style-name="ce6">
            <text:p>35,867<text:s/></text:p>
          </table:table-cell>
          <table:table-cell office:value-type="float" office:value="46237" table:style-name="ce6">
            <text:p>46,237<text:s/></text:p>
          </table:table-cell>
          <table:table-cell office:value-type="float" office:value="45906" table:style-name="ce6">
            <text:p>45,906<text:s/></text:p>
          </table:table-cell>
          <table:table-cell office:value-type="float" office:value="29175" table:style-name="ce6">
            <text:p>29,175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84651" table:style-name="ce6">
            <text:p>84,651<text:s/></text:p>
          </table:table-cell>
          <table:table-cell office:value-type="float" office:value="23656" table:style-name="ce6">
            <text:p>23,656<text:s/></text:p>
          </table:table-cell>
          <table:table-cell office:value-type="float" office:value="39229" table:style-name="ce6">
            <text:p>39,229<text:s/></text:p>
          </table:table-cell>
          <table:table-cell office:value-type="float" office:value="43029" table:style-name="ce6">
            <text:p>43,029<text:s/></text:p>
          </table:table-cell>
          <table:table-cell office:value-type="float" office:value="28106" table:style-name="ce6">
            <text:p>28,106<text:s/></text:p>
          </table:table-cell>
          <table:table-cell office:value-type="float" office:value="77931" table:style-name="ce6">
            <text:p>77,931<text:s/></text:p>
          </table:table-cell>
          <table:table-cell office:value-type="float" office:value="22344" table:style-name="ce6">
            <text:p>22,344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20209" table:style-name="ce6">
            <text:p>20,209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54974" table:style-name="ce6">
            <text:p>54,974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6364" table:style-name="ce6">
            <text:p>16,364<text:s/></text:p>
          </table:table-cell>
          <table:table-cell office:value-type="float" office:value="43453" table:style-name="ce6">
            <text:p>43,453<text:s/></text:p>
          </table:table-cell>
          <table:table-cell office:value-type="float" office:value="24426" table:style-name="ce6">
            <text:p>24,426<text:s/></text:p>
          </table:table-cell>
          <table:table-cell office:value-type="float" office:value="26683" table:style-name="ce6">
            <text:p>26,683<text:s/></text:p>
          </table:table-cell>
          <table:table-cell office:value-type="float" office:value="28994" table:style-name="ce6">
            <text:p>28,994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19337" table:style-name="ce6">
            <text:p>19,337<text:s/></text:p>
          </table:table-cell>
          <table:table-cell office:value-type="float" office:value="32662" table:style-name="ce6">
            <text:p>32,662<text:s/></text:p>
          </table:table-cell>
          <table:table-cell office:value-type="float" office:value="28662" table:style-name="ce6">
            <text:p>28,662<text:s/></text:p>
          </table:table-cell>
          <table:table-cell office:value-type="float" office:value="16114" table:style-name="ce6">
            <text:p>16,114<text:s/></text:p>
          </table:table-cell>
          <table:table-cell office:value-type="float" office:value="14073" table:style-name="ce6">
            <text:p>14,073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0840" table:style-name="ce6">
            <text:p>10,840<text:s/></text:p>
          </table:table-cell>
          <table:table-cell office:value-type="float" office:value="11113" table:style-name="ce6">
            <text:p>11,113<text:s/></text:p>
          </table:table-cell>
          <table:table-cell table:number-columns-repeated="16275"/>
        </table:table-row>
        <table:table-row table:style-name="ro2">
          <table:table-cell office:value-type="date" office:date-value="2019-01-26T00:00:00" table:style-name="ce5">
            <text:p>2019/1/26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27519" table:style-name="ce6">
            <text:p>27,519<text:s/></text:p>
          </table:table-cell>
          <table:table-cell office:value-type="float" office:value="58298" table:style-name="ce6">
            <text:p>58,298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10969" table:style-name="ce6">
            <text:p>10,969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4306" table:style-name="ce6">
            <text:p>4,306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9590" table:style-name="ce6">
            <text:p>9,590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29645" table:style-name="ce6">
            <text:p>29,645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1786" table:style-name="ce6">
            <text:p>11,786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6157" table:style-name="ce6">
            <text:p>16,157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30568" table:style-name="ce6">
            <text:p>30,568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30360" table:style-name="ce6">
            <text:p>30,360<text:s/></text:p>
          </table:table-cell>
          <table:table-cell office:value-type="float" office:value="45851" table:style-name="ce6">
            <text:p>45,851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36124" table:style-name="ce6">
            <text:p>36,124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24234" table:style-name="ce6">
            <text:p>24,234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85245" table:style-name="ce6">
            <text:p>185,245<text:s/></text:p>
          </table:table-cell>
          <table:table-cell office:value-type="float" office:value="48744" table:style-name="ce6">
            <text:p>48,744<text:s/></text:p>
          </table:table-cell>
          <table:table-cell office:value-type="float" office:value="22648" table:style-name="ce6">
            <text:p>22,648<text:s/></text:p>
          </table:table-cell>
          <table:table-cell office:value-type="float" office:value="22601" table:style-name="ce6">
            <text:p>22,601<text:s/></text:p>
          </table:table-cell>
          <table:table-cell office:value-type="float" office:value="34414" table:style-name="ce6">
            <text:p>34,414<text:s/></text:p>
          </table:table-cell>
          <table:table-cell office:value-type="float" office:value="38519" table:style-name="ce6">
            <text:p>38,519<text:s/></text:p>
          </table:table-cell>
          <table:table-cell office:value-type="float" office:value="28488" table:style-name="ce6">
            <text:p>28,488<text:s/></text:p>
          </table:table-cell>
          <table:table-cell office:value-type="float" office:value="22227" table:style-name="ce6">
            <text:p>22,227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26275" table:style-name="ce6">
            <text:p>26,275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7199" table:style-name="ce6">
            <text:p>17,199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36904" table:style-name="ce6">
            <text:p>36,904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20157" table:style-name="ce6">
            <text:p>20,157<text:s/></text:p>
          </table:table-cell>
          <table:table-cell office:value-type="float" office:value="33905" table:style-name="ce6">
            <text:p>33,905<text:s/></text:p>
          </table:table-cell>
          <table:table-cell office:value-type="float" office:value="43511" table:style-name="ce6">
            <text:p>43,511<text:s/></text:p>
          </table:table-cell>
          <table:table-cell office:value-type="float" office:value="38205" table:style-name="ce6">
            <text:p>38,205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33995" table:style-name="ce6">
            <text:p>33,995<text:s/></text:p>
          </table:table-cell>
          <table:table-cell office:value-type="float" office:value="91291" table:style-name="ce6">
            <text:p>91,291<text:s/></text:p>
          </table:table-cell>
          <table:table-cell office:value-type="float" office:value="18355" table:style-name="ce6">
            <text:p>18,355<text:s/></text:p>
          </table:table-cell>
          <table:table-cell office:value-type="float" office:value="39476" table:style-name="ce6">
            <text:p>39,476<text:s/></text:p>
          </table:table-cell>
          <table:table-cell office:value-type="float" office:value="39239" table:style-name="ce6">
            <text:p>39,239<text:s/></text:p>
          </table:table-cell>
          <table:table-cell office:value-type="float" office:value="23052" table:style-name="ce6">
            <text:p>23,052<text:s/></text:p>
          </table:table-cell>
          <table:table-cell office:value-type="float" office:value="73039" table:style-name="ce6">
            <text:p>73,039<text:s/></text:p>
          </table:table-cell>
          <table:table-cell office:value-type="float" office:value="18632" table:style-name="ce6">
            <text:p>18,632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15935" table:style-name="ce6">
            <text:p>15,935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64222" table:style-name="ce6">
            <text:p>64,222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24468" table:style-name="ce6">
            <text:p>24,468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18335" table:style-name="ce6">
            <text:p>18,335<text:s/></text:p>
          </table:table-cell>
          <table:table-cell office:value-type="float" office:value="22419" table:style-name="ce6">
            <text:p>22,419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17037" table:style-name="ce6">
            <text:p>17,037<text:s/></text:p>
          </table:table-cell>
          <table:table-cell office:value-type="float" office:value="15129" table:style-name="ce6">
            <text:p>15,129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13261" table:style-name="ce6">
            <text:p>13,261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1953" table:style-name="ce6">
            <text:p>11,953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9677" table:style-name="ce6">
            <text:p>9,677<text:s/></text:p>
          </table:table-cell>
          <table:table-cell table:number-columns-repeated="16275"/>
        </table:table-row>
        <table:table-row table:style-name="ro2">
          <table:table-cell office:value-type="date" office:date-value="2019-01-27T00:00:00" table:style-name="ce5">
            <text:p>2019/1/27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47439" table:style-name="ce6">
            <text:p>47,439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21306" table:style-name="ce6">
            <text:p>21,306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28230" table:style-name="ce6">
            <text:p>28,230<text:s/></text:p>
          </table:table-cell>
          <table:table-cell office:value-type="float" office:value="17331" table:style-name="ce6">
            <text:p>17,331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49433" table:style-name="ce6">
            <text:p>49,433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30760" table:style-name="ce6">
            <text:p>30,760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18170" table:style-name="ce6">
            <text:p>18,170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179114" table:style-name="ce6">
            <text:p>179,114<text:s/></text:p>
          </table:table-cell>
          <table:table-cell office:value-type="float" office:value="42676" table:style-name="ce6">
            <text:p>42,676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33039" table:style-name="ce6">
            <text:p>33,039<text:s/></text:p>
          </table:table-cell>
          <table:table-cell office:value-type="float" office:value="33456" table:style-name="ce6">
            <text:p>33,456<text:s/></text:p>
          </table:table-cell>
          <table:table-cell office:value-type="float" office:value="26023" table:style-name="ce6">
            <text:p>26,023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38038" table:style-name="ce6">
            <text:p>38,038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6805" table:style-name="ce6">
            <text:p>16,805<text:s/></text:p>
          </table:table-cell>
          <table:table-cell office:value-type="float" office:value="16094" table:style-name="ce6">
            <text:p>16,094<text:s/></text:p>
          </table:table-cell>
          <table:table-cell office:value-type="float" office:value="29133" table:style-name="ce6">
            <text:p>29,133<text:s/></text:p>
          </table:table-cell>
          <table:table-cell office:value-type="float" office:value="38768" table:style-name="ce6">
            <text:p>38,768<text:s/></text:p>
          </table:table-cell>
          <table:table-cell office:value-type="float" office:value="32114" table:style-name="ce6">
            <text:p>32,114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30315" table:style-name="ce6">
            <text:p>30,315<text:s/></text:p>
          </table:table-cell>
          <table:table-cell office:value-type="float" office:value="83991" table:style-name="ce6">
            <text:p>83,991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33621" table:style-name="ce6">
            <text:p>33,621<text:s/></text:p>
          </table:table-cell>
          <table:table-cell office:value-type="float" office:value="31666" table:style-name="ce6">
            <text:p>31,666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62479" table:style-name="ce6">
            <text:p>62,479<text:s/></text:p>
          </table:table-cell>
          <table:table-cell office:value-type="float" office:value="14984" table:style-name="ce6">
            <text:p>14,984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58572" table:style-name="ce6">
            <text:p>58,572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15265" table:style-name="ce6">
            <text:p>15,265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9906" table:style-name="ce6">
            <text:p>9,906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9818" table:style-name="ce6">
            <text:p>9,818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8395" table:style-name="ce6">
            <text:p>8,395<text:s/></text:p>
          </table:table-cell>
          <table:table-cell table:number-columns-repeated="16275"/>
        </table:table-row>
        <table:table-row table:style-name="ro2">
          <table:table-cell office:value-type="date" office:date-value="2019-01-28T00:00:00" table:style-name="ce5">
            <text:p>2019/1/28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42886" table:style-name="ce6">
            <text:p>42,886<text:s/></text:p>
          </table:table-cell>
          <table:table-cell office:value-type="float" office:value="50660" table:style-name="ce6">
            <text:p>50,660<text:s/></text:p>
          </table:table-cell>
          <table:table-cell office:value-type="float" office:value="24568" table:style-name="ce6">
            <text:p>24,568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12183" table:style-name="ce6">
            <text:p>12,183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3425" table:style-name="ce6">
            <text:p>13,425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2882" table:style-name="ce6">
            <text:p>12,882<text:s/></text:p>
          </table:table-cell>
          <table:table-cell office:value-type="float" office:value="17670" table:style-name="ce6">
            <text:p>17,670<text:s/></text:p>
          </table:table-cell>
          <table:table-cell office:value-type="float" office:value="17329" table:style-name="ce6">
            <text:p>17,329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30392" table:style-name="ce6">
            <text:p>30,392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16325" table:style-name="ce6">
            <text:p>16,325<text:s/></text:p>
          </table:table-cell>
          <table:table-cell office:value-type="float" office:value="10496" table:style-name="ce6">
            <text:p>10,496<text:s/></text:p>
          </table:table-cell>
          <table:table-cell office:value-type="float" office:value="28522" table:style-name="ce6">
            <text:p>28,522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35311" table:style-name="ce6">
            <text:p>35,311<text:s/></text:p>
          </table:table-cell>
          <table:table-cell office:value-type="float" office:value="33599" table:style-name="ce6">
            <text:p>33,599<text:s/></text:p>
          </table:table-cell>
          <table:table-cell office:value-type="float" office:value="9443" table:style-name="ce6">
            <text:p>9,443<text:s/></text:p>
          </table:table-cell>
          <table:table-cell office:value-type="float" office:value="38178" table:style-name="ce6">
            <text:p>38,178<text:s/></text:p>
          </table:table-cell>
          <table:table-cell office:value-type="float" office:value="28198" table:style-name="ce6">
            <text:p>28,198<text:s/></text:p>
          </table:table-cell>
          <table:table-cell office:value-type="float" office:value="27764" table:style-name="ce6">
            <text:p>27,764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27195" table:style-name="ce6">
            <text:p>27,195<text:s/></text:p>
          </table:table-cell>
          <table:table-cell office:value-type="float" office:value="166742" table:style-name="ce6">
            <text:p>166,742<text:s/></text:p>
          </table:table-cell>
          <table:table-cell office:value-type="float" office:value="43122" table:style-name="ce6">
            <text:p>43,122<text:s/></text:p>
          </table:table-cell>
          <table:table-cell office:value-type="float" office:value="25714" table:style-name="ce6">
            <text:p>25,714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32573" table:style-name="ce6">
            <text:p>32,573<text:s/></text:p>
          </table:table-cell>
          <table:table-cell office:value-type="float" office:value="28688" table:style-name="ce6">
            <text:p>28,688<text:s/></text:p>
          </table:table-cell>
          <table:table-cell office:value-type="float" office:value="25062" table:style-name="ce6">
            <text:p>25,062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31979" table:style-name="ce6">
            <text:p>31,979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18459" table:style-name="ce6">
            <text:p>18,459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38210" table:style-name="ce6">
            <text:p>38,210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7895" table:style-name="ce6">
            <text:p>7,895<text:s/></text:p>
          </table:table-cell>
          <table:table-cell office:value-type="float" office:value="22517" table:style-name="ce6">
            <text:p>22,517<text:s/></text:p>
          </table:table-cell>
          <table:table-cell office:value-type="float" office:value="26401" table:style-name="ce6">
            <text:p>26,401<text:s/></text:p>
          </table:table-cell>
          <table:table-cell office:value-type="float" office:value="33148" table:style-name="ce6">
            <text:p>33,148<text:s/></text:p>
          </table:table-cell>
          <table:table-cell office:value-type="float" office:value="41391" table:style-name="ce6">
            <text:p>41,391<text:s/></text:p>
          </table:table-cell>
          <table:table-cell office:value-type="float" office:value="43013" table:style-name="ce6">
            <text:p>43,013<text:s/></text:p>
          </table:table-cell>
          <table:table-cell office:value-type="float" office:value="27377" table:style-name="ce6">
            <text:p>27,377<text:s/></text:p>
          </table:table-cell>
          <table:table-cell office:value-type="float" office:value="32300" table:style-name="ce6">
            <text:p>32,300<text:s/></text:p>
          </table:table-cell>
          <table:table-cell office:value-type="float" office:value="80557" table:style-name="ce6">
            <text:p>80,557<text:s/></text:p>
          </table:table-cell>
          <table:table-cell office:value-type="float" office:value="21174" table:style-name="ce6">
            <text:p>21,174<text:s/></text:p>
          </table:table-cell>
          <table:table-cell office:value-type="float" office:value="37390" table:style-name="ce6">
            <text:p>37,390<text:s/></text:p>
          </table:table-cell>
          <table:table-cell office:value-type="float" office:value="39088" table:style-name="ce6">
            <text:p>39,088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68954" table:style-name="ce6">
            <text:p>68,954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17719" table:style-name="ce6">
            <text:p>17,719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17996" table:style-name="ce6">
            <text:p>17,996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53207" table:style-name="ce6">
            <text:p>53,207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41175" table:style-name="ce6">
            <text:p>41,175<text:s/></text:p>
          </table:table-cell>
          <table:table-cell office:value-type="float" office:value="26330" table:style-name="ce6">
            <text:p>26,330<text:s/></text:p>
          </table:table-cell>
          <table:table-cell office:value-type="float" office:value="25758" table:style-name="ce6">
            <text:p>25,758<text:s/></text:p>
          </table:table-cell>
          <table:table-cell office:value-type="float" office:value="27187" table:style-name="ce6">
            <text:p>27,187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5242" table:style-name="ce6">
            <text:p>15,242<text:s/></text:p>
          </table:table-cell>
          <table:table-cell office:value-type="float" office:value="19029" table:style-name="ce6">
            <text:p>19,029<text:s/></text:p>
          </table:table-cell>
          <table:table-cell office:value-type="float" office:value="30560" table:style-name="ce6">
            <text:p>30,560<text:s/></text:p>
          </table:table-cell>
          <table:table-cell office:value-type="float" office:value="25411" table:style-name="ce6">
            <text:p>25,411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10164" table:style-name="ce6">
            <text:p>10,164<text:s/></text:p>
          </table:table-cell>
          <table:table-cell table:number-columns-repeated="16275"/>
        </table:table-row>
        <table:table-row table:style-name="ro2">
          <table:table-cell office:value-type="date" office:date-value="2019-01-29T00:00:00" table:style-name="ce5">
            <text:p>2019/1/29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43080" table:style-name="ce6">
            <text:p>43,080<text:s/></text:p>
          </table:table-cell>
          <table:table-cell office:value-type="float" office:value="53350" table:style-name="ce6">
            <text:p>53,350<text:s/></text:p>
          </table:table-cell>
          <table:table-cell office:value-type="float" office:value="24748" table:style-name="ce6">
            <text:p>24,748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8073" table:style-name="ce6">
            <text:p>18,073<text:s/></text:p>
          </table:table-cell>
          <table:table-cell office:value-type="float" office:value="17394" table:style-name="ce6">
            <text:p>17,394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33932" table:style-name="ce6">
            <text:p>33,932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22485" table:style-name="ce6">
            <text:p>22,485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35517" table:style-name="ce6">
            <text:p>35,517<text:s/></text:p>
          </table:table-cell>
          <table:table-cell office:value-type="float" office:value="35147" table:style-name="ce6">
            <text:p>35,147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38055" table:style-name="ce6">
            <text:p>38,055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157040" table:style-name="ce6">
            <text:p>157,040<text:s/></text:p>
          </table:table-cell>
          <table:table-cell office:value-type="float" office:value="43876" table:style-name="ce6">
            <text:p>43,876<text:s/></text:p>
          </table:table-cell>
          <table:table-cell office:value-type="float" office:value="25039" table:style-name="ce6">
            <text:p>25,039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7606" table:style-name="ce6">
            <text:p>27,606<text:s/></text:p>
          </table:table-cell>
          <table:table-cell office:value-type="float" office:value="32830" table:style-name="ce6">
            <text:p>32,830<text:s/></text:p>
          </table:table-cell>
          <table:table-cell office:value-type="float" office:value="29704" table:style-name="ce6">
            <text:p>29,704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31933" table:style-name="ce6">
            <text:p>31,933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37374" table:style-name="ce6">
            <text:p>37,374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26650" table:style-name="ce6">
            <text:p>26,650<text:s/></text:p>
          </table:table-cell>
          <table:table-cell office:value-type="float" office:value="33770" table:style-name="ce6">
            <text:p>33,770<text:s/></text:p>
          </table:table-cell>
          <table:table-cell office:value-type="float" office:value="41477" table:style-name="ce6">
            <text:p>41,477<text:s/></text:p>
          </table:table-cell>
          <table:table-cell office:value-type="float" office:value="43597" table:style-name="ce6">
            <text:p>43,597<text:s/></text:p>
          </table:table-cell>
          <table:table-cell office:value-type="float" office:value="27588" table:style-name="ce6">
            <text:p>27,588<text:s/></text:p>
          </table:table-cell>
          <table:table-cell office:value-type="float" office:value="32479" table:style-name="ce6">
            <text:p>32,479<text:s/></text:p>
          </table:table-cell>
          <table:table-cell office:value-type="float" office:value="77915" table:style-name="ce6">
            <text:p>77,915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35812" table:style-name="ce6">
            <text:p>35,812<text:s/></text:p>
          </table:table-cell>
          <table:table-cell office:value-type="float" office:value="40511" table:style-name="ce6">
            <text:p>40,511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66855" table:style-name="ce6">
            <text:p>66,855<text:s/></text:p>
          </table:table-cell>
          <table:table-cell office:value-type="float" office:value="20834" table:style-name="ce6">
            <text:p>20,834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17623" table:style-name="ce6">
            <text:p>17,623<text:s/></text:p>
          </table:table-cell>
          <table:table-cell office:value-type="float" office:value="15149" table:style-name="ce6">
            <text:p>15,149<text:s/></text:p>
          </table:table-cell>
          <table:table-cell office:value-type="float" office:value="34764" table:style-name="ce6">
            <text:p>34,764<text:s/></text:p>
          </table:table-cell>
          <table:table-cell office:value-type="float" office:value="19862" table:style-name="ce6">
            <text:p>19,862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5301" table:style-name="ce6">
            <text:p>15,301<text:s/></text:p>
          </table:table-cell>
          <table:table-cell office:value-type="float" office:value="41494" table:style-name="ce6">
            <text:p>41,494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14420" table:style-name="ce6">
            <text:p>14,420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31035" table:style-name="ce6">
            <text:p>31,035<text:s/></text:p>
          </table:table-cell>
          <table:table-cell office:value-type="float" office:value="26880" table:style-name="ce6">
            <text:p>26,880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9973" table:style-name="ce6">
            <text:p>9,973<text:s/></text:p>
          </table:table-cell>
          <table:table-cell table:number-columns-repeated="16275"/>
        </table:table-row>
        <table:table-row table:style-name="ro2">
          <table:table-cell office:value-type="date" office:date-value="2019-01-30T00:00:00" table:style-name="ce5">
            <text:p>2019/1/30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16908" table:style-name="ce6">
            <text:p>16,908<text:s/></text:p>
          </table:table-cell>
          <table:table-cell office:value-type="float" office:value="43936" table:style-name="ce6">
            <text:p>43,936<text:s/></text:p>
          </table:table-cell>
          <table:table-cell office:value-type="float" office:value="55560" table:style-name="ce6">
            <text:p>55,560<text:s/></text:p>
          </table:table-cell>
          <table:table-cell office:value-type="float" office:value="24315" table:style-name="ce6">
            <text:p>24,315<text:s/></text:p>
          </table:table-cell>
          <table:table-cell office:value-type="float" office:value="15655" table:style-name="ce6">
            <text:p>15,655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36324" table:style-name="ce6">
            <text:p>36,324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28650" table:style-name="ce6">
            <text:p>28,650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36186" table:style-name="ce6">
            <text:p>36,186<text:s/></text:p>
          </table:table-cell>
          <table:table-cell office:value-type="float" office:value="34604" table:style-name="ce6">
            <text:p>34,604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38861" table:style-name="ce6">
            <text:p>38,861<text:s/></text:p>
          </table:table-cell>
          <table:table-cell office:value-type="float" office:value="29297" table:style-name="ce6">
            <text:p>29,297<text:s/></text:p>
          </table:table-cell>
          <table:table-cell office:value-type="float" office:value="28082" table:style-name="ce6">
            <text:p>28,082<text:s/></text:p>
          </table:table-cell>
          <table:table-cell office:value-type="float" office:value="23074" table:style-name="ce6">
            <text:p>23,074<text:s/></text:p>
          </table:table-cell>
          <table:table-cell office:value-type="float" office:value="27022" table:style-name="ce6">
            <text:p>27,022<text:s/></text:p>
          </table:table-cell>
          <table:table-cell office:value-type="float" office:value="157937" table:style-name="ce6">
            <text:p>157,937<text:s/></text:p>
          </table:table-cell>
          <table:table-cell office:value-type="float" office:value="44407" table:style-name="ce6">
            <text:p>44,407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32969" table:style-name="ce6">
            <text:p>32,969<text:s/></text:p>
          </table:table-cell>
          <table:table-cell office:value-type="float" office:value="30484" table:style-name="ce6">
            <text:p>30,484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32746" table:style-name="ce6">
            <text:p>32,746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18430" table:style-name="ce6">
            <text:p>18,430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38333" table:style-name="ce6">
            <text:p>38,333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22844" table:style-name="ce6">
            <text:p>22,844<text:s/></text:p>
          </table:table-cell>
          <table:table-cell office:value-type="float" office:value="26720" table:style-name="ce6">
            <text:p>26,720<text:s/></text:p>
          </table:table-cell>
          <table:table-cell office:value-type="float" office:value="34140" table:style-name="ce6">
            <text:p>34,140<text:s/></text:p>
          </table:table-cell>
          <table:table-cell office:value-type="float" office:value="41950" table:style-name="ce6">
            <text:p>41,950<text:s/></text:p>
          </table:table-cell>
          <table:table-cell office:value-type="float" office:value="44312" table:style-name="ce6">
            <text:p>44,312<text:s/></text:p>
          </table:table-cell>
          <table:table-cell office:value-type="float" office:value="28190" table:style-name="ce6">
            <text:p>28,190<text:s/></text:p>
          </table:table-cell>
          <table:table-cell office:value-type="float" office:value="32597" table:style-name="ce6">
            <text:p>32,597<text:s/></text:p>
          </table:table-cell>
          <table:table-cell office:value-type="float" office:value="78555" table:style-name="ce6">
            <text:p>78,555<text:s/></text:p>
          </table:table-cell>
          <table:table-cell office:value-type="float" office:value="21823" table:style-name="ce6">
            <text:p>21,823<text:s/></text:p>
          </table:table-cell>
          <table:table-cell office:value-type="float" office:value="37093" table:style-name="ce6">
            <text:p>37,093<text:s/></text:p>
          </table:table-cell>
          <table:table-cell office:value-type="float" office:value="40318" table:style-name="ce6">
            <text:p>40,318<text:s/></text:p>
          </table:table-cell>
          <table:table-cell office:value-type="float" office:value="25841" table:style-name="ce6">
            <text:p>25,841<text:s/></text:p>
          </table:table-cell>
          <table:table-cell office:value-type="float" office:value="68597" table:style-name="ce6">
            <text:p>68,597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15300" table:style-name="ce6">
            <text:p>15,300<text:s/></text:p>
          </table:table-cell>
          <table:table-cell office:value-type="float" office:value="18072" table:style-name="ce6">
            <text:p>18,072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34637" table:style-name="ce6">
            <text:p>34,637<text:s/></text:p>
          </table:table-cell>
          <table:table-cell office:value-type="float" office:value="20124" table:style-name="ce6">
            <text:p>20,124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41324" table:style-name="ce6">
            <text:p>41,324<text:s/></text:p>
          </table:table-cell>
          <table:table-cell office:value-type="float" office:value="24275" table:style-name="ce6">
            <text:p>24,275<text:s/></text:p>
          </table:table-cell>
          <table:table-cell office:value-type="float" office:value="25753" table:style-name="ce6">
            <text:p>25,753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10526" table:style-name="ce6">
            <text:p>10,526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18216" table:style-name="ce6">
            <text:p>18,216<text:s/></text:p>
          </table:table-cell>
          <table:table-cell office:value-type="float" office:value="31281" table:style-name="ce6">
            <text:p>31,281<text:s/></text:p>
          </table:table-cell>
          <table:table-cell office:value-type="float" office:value="26714" table:style-name="ce6">
            <text:p>26,714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0265" table:style-name="ce6">
            <text:p>10,265<text:s/></text:p>
          </table:table-cell>
          <table:table-cell table:number-columns-repeated="16275"/>
        </table:table-row>
        <table:table-row table:style-name="ro2">
          <table:table-cell office:value-type="date" office:date-value="2019-01-31T00:00:00" table:style-name="ce5">
            <text:p>2019/1/31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43629" table:style-name="ce6">
            <text:p>43,629<text:s/></text:p>
          </table:table-cell>
          <table:table-cell office:value-type="float" office:value="56879" table:style-name="ce6">
            <text:p>56,879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15144" table:style-name="ce6">
            <text:p>15,144<text:s/></text:p>
          </table:table-cell>
          <table:table-cell office:value-type="float" office:value="12810" table:style-name="ce6">
            <text:p>12,810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17863" table:style-name="ce6">
            <text:p>17,863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8683" table:style-name="ce6">
            <text:p>8,683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32816" table:style-name="ce6">
            <text:p>32,816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22882" table:style-name="ce6">
            <text:p>22,882<text:s/></text:p>
          </table:table-cell>
          <table:table-cell office:value-type="float" office:value="17300" table:style-name="ce6">
            <text:p>17,300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28298" table:style-name="ce6">
            <text:p>28,298<text:s/></text:p>
          </table:table-cell>
          <table:table-cell office:value-type="float" office:value="19783" table:style-name="ce6">
            <text:p>19,783<text:s/></text:p>
          </table:table-cell>
          <table:table-cell office:value-type="float" office:value="35882" table:style-name="ce6">
            <text:p>35,882<text:s/></text:p>
          </table:table-cell>
          <table:table-cell office:value-type="float" office:value="35270" table:style-name="ce6">
            <text:p>35,270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38573" table:style-name="ce6">
            <text:p>38,573<text:s/></text:p>
          </table:table-cell>
          <table:table-cell office:value-type="float" office:value="28879" table:style-name="ce6">
            <text:p>28,879<text:s/></text:p>
          </table:table-cell>
          <table:table-cell office:value-type="float" office:value="27735" table:style-name="ce6">
            <text:p>27,735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155722" table:style-name="ce6">
            <text:p>155,722<text:s/></text:p>
          </table:table-cell>
          <table:table-cell office:value-type="float" office:value="45367" table:style-name="ce6">
            <text:p>45,367<text:s/></text:p>
          </table:table-cell>
          <table:table-cell office:value-type="float" office:value="24959" table:style-name="ce6">
            <text:p>24,959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7815" table:style-name="ce6">
            <text:p>27,815<text:s/></text:p>
          </table:table-cell>
          <table:table-cell office:value-type="float" office:value="32039" table:style-name="ce6">
            <text:p>32,039<text:s/></text:p>
          </table:table-cell>
          <table:table-cell office:value-type="float" office:value="28447" table:style-name="ce6">
            <text:p>28,447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31758" table:style-name="ce6">
            <text:p>31,758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10375" table:style-name="ce6">
            <text:p>10,375<text:s/></text:p>
          </table:table-cell>
          <table:table-cell office:value-type="float" office:value="18634" table:style-name="ce6">
            <text:p>18,634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37311" table:style-name="ce6">
            <text:p>37,311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26385" table:style-name="ce6">
            <text:p>26,385<text:s/></text:p>
          </table:table-cell>
          <table:table-cell office:value-type="float" office:value="34118" table:style-name="ce6">
            <text:p>34,118<text:s/></text:p>
          </table:table-cell>
          <table:table-cell office:value-type="float" office:value="42429" table:style-name="ce6">
            <text:p>42,429<text:s/></text:p>
          </table:table-cell>
          <table:table-cell office:value-type="float" office:value="44181" table:style-name="ce6">
            <text:p>44,181<text:s/></text:p>
          </table:table-cell>
          <table:table-cell office:value-type="float" office:value="28056" table:style-name="ce6">
            <text:p>28,056<text:s/></text:p>
          </table:table-cell>
          <table:table-cell office:value-type="float" office:value="34269" table:style-name="ce6">
            <text:p>34,269<text:s/></text:p>
          </table:table-cell>
          <table:table-cell office:value-type="float" office:value="76930" table:style-name="ce6">
            <text:p>76,930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37207" table:style-name="ce6">
            <text:p>37,207<text:s/></text:p>
          </table:table-cell>
          <table:table-cell office:value-type="float" office:value="41131" table:style-name="ce6">
            <text:p>41,131<text:s/></text:p>
          </table:table-cell>
          <table:table-cell office:value-type="float" office:value="26402" table:style-name="ce6">
            <text:p>26,402<text:s/></text:p>
          </table:table-cell>
          <table:table-cell office:value-type="float" office:value="70024" table:style-name="ce6">
            <text:p>70,024<text:s/></text:p>
          </table:table-cell>
          <table:table-cell office:value-type="float" office:value="21362" table:style-name="ce6">
            <text:p>21,362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34644" table:style-name="ce6">
            <text:p>34,644<text:s/></text:p>
          </table:table-cell>
          <table:table-cell office:value-type="float" office:value="19975" table:style-name="ce6">
            <text:p>19,975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41269" table:style-name="ce6">
            <text:p>41,269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26127" table:style-name="ce6">
            <text:p>26,127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14795" table:style-name="ce6">
            <text:p>14,795<text:s/></text:p>
          </table:table-cell>
          <table:table-cell office:value-type="float" office:value="18163" table:style-name="ce6">
            <text:p>18,163<text:s/></text:p>
          </table:table-cell>
          <table:table-cell office:value-type="float" office:value="30860" table:style-name="ce6">
            <text:p>30,860<text:s/></text:p>
          </table:table-cell>
          <table:table-cell office:value-type="float" office:value="26257" table:style-name="ce6">
            <text:p>26,257<text:s/></text:p>
          </table:table-cell>
          <table:table-cell office:value-type="float" office:value="15023" table:style-name="ce6">
            <text:p>15,023<text:s/></text:p>
          </table:table-cell>
          <table:table-cell office:value-type="float" office:value="12741" table:style-name="ce6">
            <text:p>12,741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3019" table:style-name="ce6">
            <text:p>13,019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0058" table:style-name="ce6">
            <text:p>10,058<text:s/></text:p>
          </table:table-cell>
          <table:table-cell table:number-columns-repeated="16275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09"/>
          <table:table-cell table:style-name="ce8"/>
          <table:table-cell table:number-columns-repeated="16274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274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rtc</meta:initial-creator>
    <dc:creator>trtc</dc:creator>
    <meta:creation-date>2019-02-11T03:13:14Z</meta:creation-date>
    <dc:date>2019-02-11T03:13:58Z</dc:date>
  </office:meta>
</office:document-meta>
</file>